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764in"/>
    </style:style>
    <style:style style:name="co2" style:family="table-column">
      <style:table-column-properties fo:break-before="auto" style:column-width="1.6264in"/>
    </style:style>
    <style:style style:name="co3" style:family="table-column">
      <style:table-column-properties fo:break-before="auto" style:column-width="2.6299in"/>
    </style:style>
    <style:style style:name="co4" style:family="table-column">
      <style:table-column-properties fo:break-before="auto" style:column-width="3.0102in"/>
    </style:style>
    <style:style style:name="co5" style:family="table-column">
      <style:table-column-properties fo:break-before="auto" style:column-width="2.9409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4492in"/>
    </style:style>
    <style:style style:name="co8" style:family="table-column">
      <style:table-column-properties fo:break-before="auto" style:column-width="1.3575in"/>
    </style:style>
    <style:style style:name="co9" style:family="table-column">
      <style:table-column-properties fo:break-before="auto" style:column-width="2.7598in"/>
    </style:style>
    <style:style style:name="co10" style:family="table-column">
      <style:table-column-properties fo:break-before="auto" style:column-width="2.811in"/>
    </style:style>
    <style:style style:name="co11" style:family="table-column">
      <style:table-column-properties fo:break-before="auto" style:column-width="3.3134in"/>
    </style:style>
    <style:style style:name="co12" style:family="table-column">
      <style:table-column-properties fo:break-before="auto" style:column-width="0.2937in"/>
    </style:style>
    <style:style style:name="co13" style:family="table-column">
      <style:table-column-properties fo:break-before="auto" style:column-width="1.5138in"/>
    </style:style>
    <style:style style:name="co14" style:family="table-column">
      <style:table-column-properties fo:break-before="auto" style:column-width="2.2228in"/>
    </style:style>
    <style:style style:name="co15" style:family="table-column">
      <style:table-column-properties fo:break-before="auto" style:column-width="3.4689in"/>
    </style:style>
    <style:style style:name="co16" style:family="table-column">
      <style:table-column-properties fo:break-before="auto" style:column-width="3.1752in"/>
    </style:style>
    <style:style style:name="co17" style:family="table-column">
      <style:table-column-properties fo:break-before="auto" style:column-width="0.8736in"/>
    </style:style>
    <style:style style:name="co18" style:family="table-column">
      <style:table-column-properties fo:break-before="auto" style:column-width="1.5654in"/>
    </style:style>
    <style:style style:name="co19" style:family="table-column">
      <style:table-column-properties fo:break-before="auto" style:column-width="2.2575in"/>
    </style:style>
    <style:style style:name="co20" style:family="table-column">
      <style:table-column-properties fo:break-before="auto" style:column-width="3.4339in"/>
    </style:style>
    <style:style style:name="co21" style:family="table-column">
      <style:table-column-properties fo:break-before="auto" style:column-width="2.8374in"/>
    </style:style>
    <style:style style:name="co22" style:family="table-column">
      <style:table-column-properties fo:break-before="auto" style:column-width="2.6472in"/>
    </style:style>
    <style:style style:name="co23" style:family="table-column">
      <style:table-column-properties fo:break-before="auto" style:column-width="4.55in"/>
    </style:style>
    <style:style style:name="co24" style:family="table-column">
      <style:table-column-properties fo:break-before="auto" style:column-width="4.0055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1.3547in" fo:break-before="auto" style:use-optimal-row-height="true"/>
    </style:style>
    <style:style style:name="ro3" style:family="table-row">
      <style:table-row-properties style:row-height="1.0709in" fo:break-before="auto" style:use-optimal-row-height="false"/>
    </style:style>
    <style:style style:name="ro4" style:family="table-row">
      <style:table-row-properties style:row-height="0.8193in" fo:break-before="auto" style:use-optimal-row-height="true"/>
    </style:style>
    <style:style style:name="ro5" style:family="table-row">
      <style:table-row-properties style:row-height="0.4181in" fo:break-before="auto" style:use-optimal-row-height="true"/>
    </style:style>
    <style:style style:name="ro6" style:family="table-row">
      <style:table-row-properties style:row-height="0.6854in" fo:break-before="auto" style:use-optimal-row-height="true"/>
    </style:style>
    <style:style style:name="ro7" style:family="table-row">
      <style:table-row-properties style:row-height="0.9118in" fo:break-before="auto" style:use-optimal-row-height="false"/>
    </style:style>
    <style:style style:name="ro8" style:family="table-row">
      <style:table-row-properties style:row-height="1.0201in" fo:break-before="auto" style:use-optimal-row-height="false"/>
    </style:style>
    <style:style style:name="ro9" style:family="table-row">
      <style:table-row-properties style:row-height="0.2839in" fo:break-before="auto" style:use-optimal-row-height="true"/>
    </style:style>
    <style:style style:name="ro10" style:family="table-row">
      <style:table-row-properties style:row-height="0.552in" fo:break-before="auto" style:use-optimal-row-height="true"/>
    </style:style>
    <style:style style:name="ro11" style:family="table-row">
      <style:table-row-properties style:row-height="1.489in" fo:break-before="auto" style:use-optimal-row-height="true"/>
    </style:style>
    <style:style style:name="ro12" style:family="table-row">
      <style:table-row-properties style:row-height="0.5437in" fo:break-before="auto" style:use-optimal-row-height="false"/>
    </style:style>
    <style:style style:name="ro13" style:family="table-row">
      <style:table-row-properties style:row-height="0.5854in" fo:break-before="auto" style:use-optimal-row-height="false"/>
    </style:style>
    <style:style style:name="ro14" style:family="table-row">
      <style:table-row-properties style:row-height="1.2299in" fo:break-before="auto" style:use-optimal-row-height="false"/>
    </style:style>
    <style:style style:name="ro15" style:family="table-row">
      <style:table-row-properties style:row-height="1.2217in" fo:break-before="auto" style:use-optimal-row-height="false"/>
    </style:style>
    <style:style style:name="ro16" style:family="table-row">
      <style:table-row-properties style:row-height="1.2126in" fo:break-before="auto" style:use-optimal-row-height="false"/>
    </style:style>
    <style:style style:name="ro17" style:family="table-row">
      <style:table-row-properties style:row-height="1.0791in" fo:break-before="auto" style:use-optimal-row-height="false"/>
    </style:style>
    <style:style style:name="ro18" style:family="table-row">
      <style:table-row-properties style:row-height="1.2634in" fo:break-before="auto" style:use-optimal-row-height="false"/>
    </style:style>
    <style:style style:name="ro19" style:family="table-row">
      <style:table-row-properties style:row-height="1.3382in" fo:break-before="auto" style:use-optimal-row-height="false"/>
    </style:style>
    <style:style style:name="ro20" style:family="table-row">
      <style:table-row-properties style:row-height="1.6311in" fo:break-before="auto" style:use-optimal-row-height="false"/>
    </style:style>
    <style:style style:name="ro21" style:family="table-row">
      <style:table-row-properties style:row-height="1.4972in" fo:break-before="auto" style:use-optimal-row-height="false"/>
    </style:style>
    <style:style style:name="ro22" style:family="table-row">
      <style:table-row-properties style:row-height="2.2165in" fo:break-before="auto" style:use-optimal-row-height="false"/>
    </style:style>
    <style:style style:name="ro23" style:family="table-row">
      <style:table-row-properties style:row-height="0.861in" fo:break-before="auto" style:use-optimal-row-height="false"/>
    </style:style>
    <style:style style:name="ro24" style:family="table-row">
      <style:table-row-properties style:row-height="0.4346in" fo:break-before="auto" style:use-optimal-row-height="false"/>
    </style:style>
    <style:style style:name="ro25" style:family="table-row">
      <style:table-row-properties style:row-height="1.6398in" fo:break-before="auto" style:use-optimal-row-height="false"/>
    </style:style>
    <style:style style:name="ro26" style:family="table-row">
      <style:table-row-properties style:row-height="2.4764in" fo:break-before="auto" style:use-optimal-row-height="false"/>
    </style:style>
    <style:style style:name="ro27" style:family="table-row">
      <style:table-row-properties style:row-height="1.7146in" fo:break-before="auto" style:use-optimal-row-height="false"/>
    </style:style>
    <style:style style:name="ro28" style:family="table-row">
      <style:table-row-properties style:row-height="1.6646in" fo:break-before="auto" style:use-optimal-row-height="false"/>
    </style:style>
    <style:style style:name="ro29" style:family="table-row">
      <style:table-row-properties style:row-height="1.7819in" fo:break-before="auto" style:use-optimal-row-height="false"/>
    </style:style>
    <style:style style:name="ro30" style:family="table-row">
      <style:table-row-properties style:row-height="2.15in" fo:break-before="auto" style:use-optimal-row-height="false"/>
    </style:style>
    <style:style style:name="ro31" style:family="table-row">
      <style:table-row-properties style:row-height="1.9492in" fo:break-before="auto" style:use-optimal-row-height="false"/>
    </style:style>
    <style:style style:name="ro32" style:family="table-row">
      <style:table-row-properties style:row-height="2.0492in" fo:break-before="auto" style:use-optimal-row-height="false"/>
    </style:style>
    <style:style style:name="ro33" style:family="table-row">
      <style:table-row-properties style:row-height="0.6189in" fo:break-before="auto" style:use-optimal-row-height="false"/>
    </style:style>
    <style:style style:name="ro34" style:family="table-row">
      <style:table-row-properties style:row-height="1.7311in" fo:break-before="auto" style:use-optimal-row-height="false"/>
    </style:style>
    <style:style style:name="ro35" style:family="table-row">
      <style:table-row-properties style:row-height="1.6228in" fo:break-before="auto" style:use-optimal-row-height="false"/>
    </style:style>
    <style:style style:name="ro36" style:family="table-row">
      <style:table-row-properties style:row-height="0.5689in" fo:break-before="auto" style:use-optimal-row-height="false"/>
    </style:style>
    <style:style style:name="ro37" style:family="table-row">
      <style:table-row-properties style:row-height="1.5055in" fo:break-before="auto" style:use-optimal-row-height="false"/>
    </style:style>
    <style:style style:name="ro38" style:family="table-row">
      <style:table-row-properties style:row-height="0.7028in" fo:break-before="auto" style:use-optimal-row-height="false"/>
    </style:style>
    <style:style style:name="ro39" style:family="table-row">
      <style:table-row-properties style:row-height="3.6898in" fo:break-before="auto" style:use-optimal-row-height="false"/>
    </style:style>
    <style:style style:name="ro40" style:family="table-row">
      <style:table-row-properties style:row-height="4.3591in" fo:break-before="auto" style:use-optimal-row-height="false"/>
    </style:style>
    <style:style style:name="ro41" style:family="table-row">
      <style:table-row-properties style:row-height="2.6937in" fo:break-before="auto" style:use-optimal-row-height="true"/>
    </style:style>
    <style:style style:name="ro42" style:family="table-row">
      <style:table-row-properties style:row-height="1.5646in" fo:break-before="auto" style:use-optimal-row-height="false"/>
    </style:style>
    <style:style style:name="ro43" style:family="table-row">
      <style:table-row-properties style:row-height="1.5898in" fo:break-before="auto" style:use-optimal-row-height="false"/>
    </style:style>
    <style:style style:name="ro44" style:family="table-row">
      <style:table-row-properties style:row-height="0.1366in" fo:break-before="auto" style:use-optimal-row-height="true"/>
    </style:style>
    <style:style style:name="ro45" style:family="table-row">
      <style:table-row-properties style:row-height="0.15in" fo:break-before="auto" style:use-optimal-row-height="true"/>
    </style:style>
    <style:style style:name="ro46" style:family="table-row">
      <style:table-row-properties style:row-height="1.22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8pt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8pt" fo:font-weight="bold"/>
    </style:style>
    <style:style style:name="ce3" style:family="table-cell" style:parent-style-name="Default" style:data-style-name="N2">
      <style:table-cell-properties fo:background-color="#000080" style:text-align-source="fix" style:repeat-content="false" fo:wrap-option="wrap" fo:border="0.0008in solid #000000" style:vertical-align="top"/>
      <style:paragraph-properties fo:text-align="start" fo:margin-left="0in"/>
      <style:text-properties fo:font-size="8pt" fo:font-weight="bold"/>
    </style:style>
    <style:style style:name="ce4" style:family="table-cell" style:parent-style-name="Default" style:data-style-name="N2">
      <style:table-cell-properties fo:background-color="#ccccff" style:text-align-source="fix" style:repeat-content="false" fo:wrap-option="wrap" fo:border="0.0008in solid #000000" style:vertical-align="top"/>
      <style:paragraph-properties fo:text-align="start"/>
      <style:text-properties fo:font-size="8pt" fo:font-weight="bold"/>
    </style:style>
    <style:style style:name="ce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8pt"/>
    </style:style>
    <style:style style:name="ce6" style:family="table-cell" style:parent-style-name="Default" style:data-style-name="N2">
      <style:table-cell-properties fo:background-color="#ccccff" style:text-align-source="fix" style:repeat-content="false" fo:wrap-option="wrap" fo:border="0.0008in solid #000000" style:vertical-align="top"/>
      <style:paragraph-properties fo:text-align="start"/>
      <style:text-properties fo:font-size="8pt" fo:font-weight="normal"/>
    </style:style>
    <style:style style:name="ce7" style:family="table-cell" style:parent-style-name="Default" style:data-style-name="N2">
      <style:table-cell-properties style:text-align-source="fix" style:repeat-content="false" fo:wrap-option="wrap" style:vertical-align="top"/>
      <style:paragraph-properties fo:text-align="start" fo:margin-left="0in"/>
      <style:text-properties fo:font-size="8pt" fo:font-weight="normal"/>
    </style:style>
    <style:style style:name="ce8" style:family="table-cell" style:parent-style-name="Default" style:data-style-name="N2">
      <style:table-cell-properties style:text-align-source="fix" style:repeat-content="false" fo:wrap-option="wrap" style:vertical-align="top"/>
      <style:paragraph-properties fo:text-align="start"/>
      <style:text-properties fo:font-size="8pt" fo:font-weight="normal"/>
    </style:style>
    <style:style style:name="ce9" style:family="table-cell" style:parent-style-name="Default" style:data-style-name="N2">
      <style:table-cell-properties style:text-align-source="fix" style:repeat-content="false" fo:wrap-option="wrap" style:vertical-align="top"/>
      <style:paragraph-properties fo:text-align="start" fo:margin-left="0in"/>
      <style:text-properties fo:font-size="8pt"/>
    </style:style>
    <style:style style:name="ce10" style:family="table-cell" style:parent-style-name="Default" style:data-style-name="N2">
      <style:table-cell-properties style:text-align-source="fix" style:repeat-content="false" fo:wrap-option="wrap" style:vertical-align="top"/>
      <style:paragraph-properties fo:text-align="start"/>
      <style:text-properties fo:font-size="8pt"/>
    </style:style>
    <style:style style:name="ce11" style:family="table-cell" style:parent-style-name="Default" style:data-style-name="N2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8pt"/>
    </style:style>
    <style:style style:name="ce12" style:family="table-cell" style:parent-style-name="Default" style:data-style-name="N2">
      <style:table-cell-properties fo:background-color="#000080" style:text-align-source="fix" style:repeat-content="false" fo:wrap-option="wrap" style:vertical-align="top"/>
      <style:paragraph-properties fo:text-align="center" fo:margin-left="0in"/>
      <style:text-properties fo:font-size="8pt" fo:font-weight="bold"/>
    </style:style>
    <style:style style:name="ce13" style:family="table-cell" style:parent-style-name="Default" style:data-style-name="N2">
      <style:table-cell-properties fo:background-color="#ccccff" style:text-align-source="fix" style:repeat-content="false" fo:wrap-option="wrap" style:vertical-align="top"/>
      <style:paragraph-properties fo:text-align="start"/>
      <style:text-properties fo:font-size="8pt" fo:font-weight="bold"/>
    </style:style>
    <style:style style:name="ce14" style:family="table-cell" style:parent-style-name="Default" style:data-style-name="N2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8pt" fo:font-weight="normal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8pt" fo:font-weight="normal"/>
    </style:style>
    <style:style style:name="ce16" style:family="table-cell" style:parent-style-name="Default">
      <style:table-cell-properties fo:background-color="#000080" style:text-align-source="fix" style:repeat-content="false" fo:wrap-option="wrap" style:vertical-align="top"/>
      <style:paragraph-properties fo:text-align="center" fo:margin-left="0in"/>
      <style:text-properties fo:font-size="8pt" fo:font-weight="bold"/>
    </style:style>
    <style:style style:name="ce17" style:family="table-cell" style:parent-style-name="Default">
      <style:table-cell-properties fo:background-color="#ccccff" style:text-align-source="fix" style:repeat-content="false" fo:wrap-option="wrap" style:vertical-align="top"/>
      <style:paragraph-properties fo:text-align="start"/>
      <style:text-properties fo:font-size="8pt" fo:font-weight="normal"/>
    </style:style>
    <style:style style:name="ce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8pt" fo:font-weight="normal"/>
    </style:style>
    <style:style style:name="ce19" style:family="table-cell" style:parent-style-name="Default">
      <style:table-cell-properties fo:background-color="#ccccff" style:text-align-source="fix" style:repeat-content="false" fo:wrap-option="wrap" fo:border="0.0008in solid #000000" style:vertical-align="top"/>
      <style:paragraph-properties fo:text-align="start"/>
      <style:text-properties fo:font-size="8pt" fo:font-weight="normal"/>
    </style:style>
    <style:style style:name="ce20" style:family="table-cell" style:parent-style-name="Default">
      <style:text-properties fo:font-size="8pt"/>
    </style:style>
    <style:style style:name="ce21" style:family="table-cell" style:parent-style-name="Default" style:data-style-name="N2">
      <style:table-cell-properties fo:background-color="#000080" style:text-align-source="fix" style:repeat-content="false" fo:wrap-option="wrap" fo:border="0.0008in solid #000000" style:vertical-align="top"/>
      <style:paragraph-properties fo:text-align="center" fo:margin-left="0in"/>
      <style:text-properties fo:font-size="8pt" fo:font-weight="bold"/>
    </style:style>
    <style:style style:name="ce22" style:family="table-cell" style:parent-style-name="Default">
      <style:table-cell-properties fo:background-color="#000080" style:text-align-source="fix" style:repeat-content="false" fo:wrap-option="wrap" fo:border="0.0008in solid #000000" style:vertical-align="top"/>
      <style:paragraph-properties fo:text-align="center" fo:margin-left="0in"/>
      <style:text-properties fo:font-size="8pt" fo:font-weight="bold"/>
    </style:style>
    <style:style style:name="ce23" style:family="table-cell" style:parent-style-name="Default">
      <style:table-cell-properties fo:border="0.0008in solid #000000"/>
    </style:style>
    <style:style style:name="ce2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8pt" fo:font-weight="normal"/>
    </style:style>
    <style:style style:name="ce2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8pt"/>
    </style:style>
    <style:style style:name="ce26" style:family="table-cell" style:parent-style-name="Default">
      <style:table-cell-properties fo:wrap-option="wrap" style:vertical-align="top"/>
      <style:text-properties fo:font-size="8pt"/>
    </style:style>
    <style:style style:name="ce27" style:family="table-cell" style:parent-style-name="Default">
      <style:table-cell-properties fo:background-color="#000080" fo:wrap-option="wrap" style:vertical-align="top"/>
      <style:text-properties fo:font-size="8pt"/>
    </style:style>
    <style:style style:name="ce28" style:family="table-cell" style:parent-style-name="Default">
      <style:table-cell-properties fo:background-color="#ccccff" fo:wrap-option="wrap" style:vertical-align="top"/>
      <style:text-properties fo:font-size="8pt" fo:font-weight="bold"/>
    </style:style>
    <style:style style:name="ce29" style:family="table-cell" style:parent-style-name="Default">
      <style:table-cell-properties fo:wrap-option="wrap" fo:border="0.0008in solid #000000" style:vertical-align="top"/>
      <style:text-properties fo:font-size="8pt"/>
    </style:style>
    <style:style style:name="ce30" style:family="table-cell" style:parent-style-name="Default">
      <style:table-cell-properties fo:background-color="#ccccff" fo:wrap-option="wrap" style:vertical-align="top"/>
      <style:text-properties fo:font-size="8pt"/>
    </style:style>
    <style:style style:name="ce31" style:family="table-cell" style:parent-style-name="Default">
      <style:table-cell-properties fo:wrap-option="wrap" style:vertical-align="top"/>
      <style:text-properties fo:color="#5c5c5c" style:font-name="Courier New" fo:font-size="8pt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32" style:family="table-cell" style:parent-style-name="Default">
      <style:table-cell-properties fo:wrap-option="wrap" style:vertical-align="top"/>
      <style:text-properties fo:color="#ff0000" fo:font-size="8pt"/>
    </style:style>
    <style:style style:name="gr1" style:family="graphic">
      <style:graphic-properties draw:marker-start="Arrowheads_20_1" draw:marker-start-width="0.0787in" draw:marker-start-center="false" draw:fill="solid" draw:fill-color="#ffffc0" fo:min-height="1.238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min-height="0.248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P3" style:family="paragraph">
      <style:paragraph-properties fo:text-align="start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fo:color="#5c5c5c" style:font-name="Courier New" fo:font-size="8pt" style:font-name-asian="Courier New" style:font-name-complex="Courier New" style:font-size-complex="5.69999980926514pt"/>
    </style:style>
  </office:automatic-styles>
  <office:body>
    <office:spreadsheet>
      <table:table table:name="Deployment Folder Structur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48" table:default-cell-style-name="ce1"/>
        <table:table-row table:style-name="ro1">
          <table:table-cell table:number-columns-repeated="253"/>
        </table:table-row>
        <table:table-row table:style-name="ro1">
          <table:table-cell table:style-name="ce2" office:value-type="string" table:number-columns-spanned="5" table:number-rows-spanned="1">
            <text:p>Mashup Server Test Cases – Deployment Folder Structure</text:p>
          </table:table-cell>
          <table:covered-table-cell table:number-columns-repeated="4" table:style-name="Default"/>
          <table:table-cell table:number-columns-repeated="248"/>
        </table:table-row>
        <table:table-row table:style-name="ro1" table:number-rows-repeated="2">
          <table:table-cell table:number-columns-repeated="253"/>
        </table:table-row>
        <table:table-row table:style-name="ro1">
          <table:table-cell table:style-name="ce3" office:value-type="string">
            <text:p>#</text:p>
          </table:table-cell>
          <table:table-cell table:style-name="ce3" office:value-type="string">
            <text:p>Test scenario</text:p>
          </table:table-cell>
          <table:table-cell table:style-name="ce3" office:value-type="string">
            <text:p>Test Procedure</text:p>
          </table:table-cell>
          <table:table-cell table:style-name="ce3" office:value-type="string">
            <text:p>Service script</text:p>
          </table:table-cell>
          <table:table-cell table:style-name="ce3" office:value-type="string">
            <text:p>Expected Results</text:p>
          </table:table-cell>
          <table:table-cell table:style-name="ce7" table:number-columns-repeated="247"/>
          <table:table-cell table:style-name="ce9"/>
        </table:table-row>
        <table:table-row table:style-name="ro1">
          <table:table-cell table:style-name="ce4" office:value-type="string" table:number-columns-spanned="3" table:number-rows-spanned="1">
            <text:p>1.0 <text:s/>Automatically Generated Resources</text:p>
          </table:table-cell>
          <table:covered-table-cell table:number-columns-repeated="2" table:style-name="ce6"/>
          <table:table-cell table:style-name="ce6" table:number-columns-repeated="2"/>
          <table:table-cell table:style-name="ce8" table:number-columns-repeated="247"/>
          <table:table-cell table:style-name="ce10"/>
        </table:table-row>
        <table:table-row table:style-name="ro2">
          <table:table-cell table:style-name="ce5" office:value-type="float" office:value="1.01">
            <text:p>1.01</text:p>
          </table:table-cell>
          <table:table-cell table:style-name="ce5" office:value-type="string">
            <text:p>Checking the file structure of the scripts folder.</text:p>
          </table:table-cell>
          <table:table-cell table:style-name="ce5" office:value-type="string">
            <text:p>- Go to &lt;MASHUP_HOME&gt;\scripts folder. </text:p>
          </table:table-cell>
          <table:table-cell table:style-name="ce5" office:value-type="string">
            <text:p>N/A</text:p>
          </table:table-cell>
          <table:table-cell table:style-name="ce5" office:value-type="string">
            <text:p>- The scripts folder should have the javascript service. (.js file).</text:p>
            <text:p>- Automatically generated resources folder associated with the service should be available. The naming convention should be [service name].resources.</text:p>
            <text:p>- A directory for resources to be exposed on the web at the URL should be available in <text:s/>/scripts/[serviceName].resources/www.</text:p>
            <text:p>- Default UI for a service should be available at /scripts/[serviceName].resources/www/index.htm </text:p>
          </table:table-cell>
          <table:table-cell table:number-columns-repeated="248"/>
        </table:table-row>
        <table:table-row table:style-name="ro1">
          <table:table-cell table:style-name="ce5" office:value-type="float" office:value="1.02" table:number-columns-spanned="1" table:number-rows-spanned="3">
            <text:p>1.02</text:p>
          </table:table-cell>
          <table:table-cell table:style-name="ce5" office:value-type="string" table:number-columns-spanned="1" table:number-rows-spanned="3">
            <text:p>Accessing a plain service. </text:p>
          </table:table-cell>
          <table:table-cell table:style-name="ce5" office:value-type="string">
            <text:p>-Create a service using the given.</text:p>
          </table:table-cell>
          <table:table-cell table:style-name="ce5" office:value-type="string" table:number-columns-spanned="1" table:number-rows-spanned="3">
            <text:p>this.serviceName = "firstService";</text:p>
            <text:p>this.documentation = "This is my first service";</text:p>
            <text:p/>
            <text:p>getString.inputTypes = "string";</text:p>
            <text:p>getString.outputType = "any";</text:p>
            <text:p>function getString(param){</text:p>
            <text:p><text:s text:c="8"/>return (param);</text:p>
            <text:p>}</text:p>
          </table:table-cell>
          <table:table-cell table:style-name="ce5" office:value-type="string" table:number-columns-spanned="1" table:number-rows-spanned="3">
            <text:p>- A ".resources" folder will be created. The service will be accessible from <text:a xlink:href="http://localhost:9762/services/firstService?tryit">http://localhost:9762/services/firstService?tryit</text:a></text:p>
          </table:table-cell>
          <table:table-cell table:number-columns-repeated="248"/>
        </table:table-row>
        <table:table-row table:style-name="ro1">
          <table:covered-table-cell table:number-columns-repeated="2" table:style-name="ce5"/>
          <table:table-cell table:style-name="ce5" office:value-type="string">
            <text:p>-Save the file as 'FirstService' </text:p>
          </table:table-cell>
          <table:covered-table-cell table:number-columns-repeated="2" table:style-name="ce5"/>
          <table:table-cell table:number-columns-repeated="248"/>
        </table:table-row>
        <table:table-row table:style-name="ro3">
          <table:covered-table-cell table:number-columns-repeated="2" table:style-name="ce5"/>
          <table:table-cell table:style-name="ce5" office:value-type="string">
            <text:p>-Access <text:a xlink:href="http://localhost:7762/services/firstService?tryit">http://localhost:7762/services/firstService?tryit</text:a></text:p>
          </table:table-cell>
          <table:covered-table-cell table:number-columns-repeated="2" table:style-name="ce5"/>
          <table:table-cell table:number-columns-repeated="248"/>
        </table:table-row>
        <table:table-row table:style-name="ro4">
          <table:table-cell table:style-name="ce5" office:value-type="float" office:value="1.03">
            <text:p>1.03</text:p>
          </table:table-cell>
          <table:table-cell table:style-name="ce5" office:value-type="string">
            <text:p>Accessing auxiliary files (custom UI) from /services/[serviceName]/index.htm. </text:p>
          </table:table-cell>
          <table:table-cell table:style-name="ce5" office:value-type="string">
            <text:p>- Place a simple .html file to access the default UI. Name it as index.html and place in the /scripts/[serviceName].resources/www/ folder.</text:p>
            <text:p/>
            <text:p>- Access default UI via <text:a xlink:href="http://localhost:7762/services/firstService/index.html">http://localhost:7762/services/firstService/index.html</text:a></text:p>
          </table:table-cell>
          <table:table-cell table:style-name="ce5" office:value-type="string">
            <text:p>N/A</text:p>
          </table:table-cell>
          <table:table-cell table:style-name="ce5" office:value-type="string">
            <text:p>- The default auxiliary page (index.html) should be accessed.</text:p>
          </table:table-cell>
          <table:table-cell table:number-columns-repeated="248"/>
        </table:table-row>
        <table:table-row table:style-name="ro5">
          <table:table-cell table:style-name="ce5" office:value-type="float" office:value="1.04">
            <text:p>1.04</text:p>
          </table:table-cell>
          <table:table-cell table:style-name="ce5" office:value-type="string">
            <text:p>Accessing the auxiliary files (custom UI) via</text:p>
            <text:p>/services/[serviceName] / </text:p>
          </table:table-cell>
          <table:table-cell table:style-name="ce5" office:value-type="string">
            <text:p>-Access default UI via <text:a xlink:href="http://localhost:7762/services/firstService">http://localhost:7762/services/firstService</text:a></text:p>
          </table:table-cell>
          <table:table-cell table:style-name="ce5" office:value-type="string">
            <text:p>N/A</text:p>
          </table:table-cell>
          <table:table-cell table:style-name="ce5" office:value-type="string">
            <text:p>- The default auxiliary page (index.html) should be accessed.</text:p>
          </table:table-cell>
          <table:table-cell table:number-columns-repeated="248"/>
        </table:table-row>
        <table:table-row table:style-name="ro5">
          <table:table-cell table:style-name="ce5" office:value-type="float" office:value="1.05">
            <text:p>1.05</text:p>
          </table:table-cell>
          <table:table-cell table:style-name="ce5" office:value-type="string">
            <text:p>Deploy and access an empty service. </text:p>
          </table:table-cell>
          <table:table-cell table:style-name="ce5" office:value-type="string">
            <text:p>-Create an empty .js file and place it in the scripts folder.</text:p>
            <text:p>-Access http://localhost:7762/services/empty?tryit </text:p>
          </table:table-cell>
          <table:table-cell table:style-name="ce5" office:value-type="string">
            <text:p>N/A</text:p>
          </table:table-cell>
          <table:table-cell table:style-name="ce5" office:value-type="string">
            <text:p/>
            <text:p>- The tryit page should appear.</text:p>
          </table:table-cell>
          <table:table-cell table:number-columns-repeated="248"/>
        </table:table-row>
        <table:table-row table:style-name="ro6">
          <table:table-cell table:style-name="ce5" office:value-type="float" office:value="1.06">
            <text:p>1.06</text:p>
          </table:table-cell>
          <table:table-cell table:style-name="ce5" office:value-type="string">
            <text:p>Access the service via REST mode without input patameters. </text:p>
          </table:table-cell>
          <table:table-cell table:style-name="ce5" office:value-type="string">
            <text:p>- Access version service via http://localhost:7762/services/version/getVersion </text:p>
          </table:table-cell>
          <table:table-cell table:style-name="ce5" office:value-type="string">
            <text:p>N/A</text:p>
          </table:table-cell>
          <table:table-cell table:style-name="ce5" office:value-type="string">
            <text:p>- The response should be returned as below; </text:p>
            <text:p/>
            <text:p>&lt;ws:getVersionResponse&gt;</text:p>
            <text:p><text:s text:c="3"/>&lt;ws:return&gt;0.1.2007-06-20T03:07:00&lt;/ws:return&gt;</text:p>
            <text:p>&lt;/ws:getVersionResponse&gt;</text:p>
          </table:table-cell>
          <table:table-cell table:number-columns-repeated="248"/>
        </table:table-row>
        <table:table-row table:style-name="ro1">
          <table:table-cell table:style-name="ce5" office:value-type="float" office:value="1.07" table:number-columns-spanned="1" table:number-rows-spanned="3">
            <text:p>1.07</text:p>
          </table:table-cell>
          <table:table-cell table:style-name="ce5" office:value-type="string" table:number-columns-spanned="1" table:number-rows-spanned="3">
            <text:p>Access the service via REST mode with input patameters</text:p>
          </table:table-cell>
          <table:table-cell table:style-name="ce5" office:value-type="string">
            <text:p>-Create a service using the code below; </text:p>
          </table:table-cell>
          <table:table-cell table:style-name="ce5" office:value-type="string" table:number-columns-spanned="1" table:number-rows-spanned="3">
            <text:p>testFunc.documentation = "testFunction just to test";</text:p>
            <text:p>testFunc.inputTypes="string";</text:p>
            <text:p>testFunc.outputType="anytype";</text:p>
            <text:p/>
            <text:p>function testFunc(param){</text:p>
            <text:p><text:s/>return param;}</text:p>
          </table:table-cell>
          <table:table-cell table:style-name="ce5" office:value-type="string" table:number-columns-spanned="1" table:number-rows-spanned="3">
            <text:p>- The response should be returned as below; <text:s/></text:p>
            <text:p/>
            <text:p>&lt;ws:testFuncResponse&gt;</text:p>
            <text:p><text:s text:c="4"/>&lt;ws:return&gt;</text:p>
            <text:p><text:s text:c="8"/>&lt;return&gt;new&lt;/return&gt;</text:p>
            <text:p><text:s text:c="4"/>&lt;/ws:return&gt;</text:p>
            <text:p><text:s/>&lt;/ws:testFuncResponse&gt;</text:p>
          </table:table-cell>
          <table:table-cell table:number-columns-repeated="248"/>
        </table:table-row>
        <table:table-row table:style-name="ro1">
          <table:covered-table-cell table:number-columns-repeated="2" table:style-name="ce5"/>
          <table:table-cell table:style-name="ce5" office:value-type="string">
            <text:p>-Save it as test.js </text:p>
          </table:table-cell>
          <table:covered-table-cell table:number-columns-repeated="2" table:style-name="ce5"/>
          <table:table-cell table:number-columns-repeated="248"/>
        </table:table-row>
        <table:table-row table:style-name="ro7">
          <table:covered-table-cell table:number-columns-repeated="2" table:style-name="ce5"/>
          <table:table-cell table:style-name="ce5" office:value-type="string">
            <text:p>-Access http://localhost:7762/services/test/testFunc?param=new </text:p>
          </table:table-cell>
          <table:covered-table-cell table:number-columns-repeated="2" table:style-name="ce5"/>
          <table:table-cell table:number-columns-repeated="248"/>
        </table:table-row>
        <table:table-row table:style-name="ro1" table:number-rows-repeated="65518">
          <table:table-cell table:number-columns-repeated="253"/>
        </table:table-row>
        <table:table-row table:style-name="ro1">
          <table:table-cell table:number-columns-repeated="253"/>
        </table:table-row>
      </table:table>
      <table:table table:name="Automatically Generated Resources" table:style-name="ta1" table:print="false"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6" table:number-columns-repeated="3" table:default-cell-style-name="Default"/>
        <table:table-column table:style-name="co6" table:number-columns-repeated="248" table:default-cell-style-name="ce10"/>
        <table:table-row table:style-name="ro1">
          <table:table-cell table:number-columns-repeated="256"/>
        </table:table-row>
        <table:table-row table:style-name="ro1">
          <table:table-cell table:style-name="ce2" office:value-type="string" table:number-columns-spanned="5" table:number-rows-spanned="1">
            <text:p>Mashup Server Test Cases – Automatically Generated Resources</text:p>
          </table:table-cell>
          <table:covered-table-cell table:number-columns-repeated="4" table:style-name="Default"/>
          <table:table-cell table:number-columns-repeated="251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3" office:value-type="string">
            <text:p>#</text:p>
          </table:table-cell>
          <table:table-cell table:style-name="ce3" office:value-type="string">
            <text:p>Test scenario</text:p>
          </table:table-cell>
          <table:table-cell table:style-name="ce3" office:value-type="string">
            <text:p>Test Procedure</text:p>
          </table:table-cell>
          <table:table-cell table:style-name="ce3" office:value-type="string">
            <text:p>Service script</text:p>
          </table:table-cell>
          <table:table-cell table:style-name="ce3" office:value-type="string">
            <text:p>Expected Results</text:p>
          </table:table-cell>
          <table:table-cell table:number-columns-repeated="3"/>
          <table:table-cell table:style-name="ce7" table:number-columns-repeated="247"/>
          <table:table-cell table:style-name="ce9"/>
        </table:table-row>
        <table:table-row table:style-name="ro1">
          <table:table-cell table:style-name="ce4" office:value-type="string" table:number-columns-spanned="3" table:number-rows-spanned="1">
            <text:p>1.0 <text:s/>Automatically Generated Resources</text:p>
          </table:table-cell>
          <table:covered-table-cell table:number-columns-repeated="2" table:style-name="ce6"/>
          <table:table-cell table:style-name="ce6" table:number-columns-repeated="2"/>
          <table:table-cell table:number-columns-repeated="3"/>
          <table:table-cell table:style-name="ce8" table:number-columns-repeated="247"/>
          <table:table-cell/>
        </table:table-row>
        <table:table-row-group>
          <table:table-row table:style-name="ro1">
            <table:table-cell table:style-name="ce11" office:value-type="float" office:value="1.01" table:number-columns-spanned="1" table:number-rows-spanned="2">
              <text:p>1.01</text:p>
            </table:table-cell>
            <table:table-cell table:style-name="ce11" office:value-type="string" table:number-columns-spanned="1" table:number-rows-spanned="2">
              <text:p>Accessing the service with ?tryit.</text:p>
            </table:table-cell>
            <table:table-cell table:style-name="ce11" office:value-type="string">
              <text:p>-Create a service using the code below. </text:p>
            </table:table-cell>
            <table:table-cell table:style-name="ce11" office:value-type="string" table:number-columns-spanned="1" table:number-rows-spanned="2">
              <text:p>this.serviceName = "firstService";</text:p>
              <text:p>this.documentation = "This is my first service";</text:p>
              <text:p/>
              <text:p>getString.inputTypes = "string";</text:p>
              <text:p>getString.outputType = "any";</text:p>
              <text:p>function getString(param){</text:p>
              <text:p><text:s text:c="8"/>return (param);</text:p>
              <text:p>}</text:p>
            </table:table-cell>
            <table:table-cell table:style-name="ce11" office:value-type="string" table:number-columns-spanned="1" table:number-rows-spanned="2">
              <text:p>- Service will be accessible from http://localhost:9762/services/firstService?tryit</text:p>
              <text:p>- The page should have an option to select the endpoint type and to enter the endpoint address.</text:p>
              <text:p>- The page should operate according to the js function in the service. (Should return the input string in this case.)</text:p>
            </table:table-cell>
            <table:table-cell table:number-columns-repeated="251"/>
          </table:table-row>
          <table:table-row table:style-name="ro8">
            <table:covered-table-cell table:number-columns-repeated="2" table:style-name="ce11"/>
            <table:table-cell table:style-name="ce11" office:value-type="string">
              <text:p>-Save the file as 'FirstService' and access <text:a xlink:href="http://localhost:9762/services/firstService?tryit">http://localhost:9762/services/firstService?tryit</text:a></text:p>
            </table:table-cell>
            <table:covered-table-cell table:number-columns-repeated="2" table:style-name="ce11"/>
            <table:table-cell table:number-columns-repeated="251"/>
          </table:table-row>
          <table:table-row table:style-name="ro9">
            <table:table-cell table:style-name="ce11" office:value-type="float" office:value="1.02">
              <text:p>1.02</text:p>
            </table:table-cell>
            <table:table-cell table:style-name="ce11" office:value-type="string">
              <text:p>Accessing the WSDL of the service. </text:p>
            </table:table-cell>
            <table:table-cell table:style-name="ce11" office:value-type="string">
              <text:p>Access ?WSDL of the above service (firstService) </text:p>
            </table:table-cell>
            <table:table-cell table:style-name="ce11" office:value-type="string">
              <text:p>N/A</text:p>
            </table:table-cell>
            <table:table-cell table:style-name="ce11" office:value-type="string">
              <text:p>The wsdl will be generated from <text:a xlink:href="http://localhost:9762/services/firstService?wsdl">http://localhost:9762/services/firstService?wsdl</text:a></text:p>
            </table:table-cell>
            <table:table-cell table:number-columns-repeated="251"/>
          </table:table-row>
          <table:table-row table:style-name="ro9">
            <table:table-cell table:style-name="ce11" office:value-type="float" office:value="1.03">
              <text:p>1.03</text:p>
            </table:table-cell>
            <table:table-cell table:style-name="ce11" office:value-type="string">
              <text:p>Accessing the XSD of the service.</text:p>
            </table:table-cell>
            <table:table-cell table:style-name="ce11" office:value-type="string">
              <text:p>Access ?XSD of the above service (firstService)</text:p>
            </table:table-cell>
            <table:table-cell table:style-name="ce11" office:value-type="string">
              <text:p>N/A</text:p>
            </table:table-cell>
            <table:table-cell table:style-name="ce11" office:value-type="string">
              <text:p>The schema will be generated from http://localhost:9762/services/firstService?xsd </text:p>
            </table:table-cell>
            <table:table-cell table:number-columns-repeated="251"/>
          </table:table-row>
          <table:table-row table:style-name="ro9">
            <table:table-cell table:style-name="ce11" office:value-type="float" office:value="1.04">
              <text:p>1.04</text:p>
            </table:table-cell>
            <table:table-cell table:style-name="ce11" office:value-type="string">
              <text:p>Accessing the client stub.</text:p>
            </table:table-cell>
            <table:table-cell table:style-name="ce11" office:value-type="string">
              <text:p>Access ?stub of the above service (firstService)</text:p>
            </table:table-cell>
            <table:table-cell table:style-name="ce11" office:value-type="string">
              <text:p>N/A</text:p>
            </table:table-cell>
            <table:table-cell table:style-name="ce11" office:value-type="string">
              <text:p>The stub will be generated from http://localhost:9762/services/firstService?stub </text:p>
            </table:table-cell>
            <table:table-cell table:number-columns-repeated="251"/>
          </table:table-row>
          <table:table-row table:style-name="ro9">
            <table:table-cell table:style-name="ce11" office:value-type="float" office:value="1.05">
              <text:p>1.05</text:p>
            </table:table-cell>
            <table:table-cell table:style-name="ce11" office:value-type="string">
              <text:p>Accessing the source. </text:p>
            </table:table-cell>
            <table:table-cell table:style-name="ce11" office:value-type="string">
              <text:p>Access ?source of the above service <text:s/>(firstService) </text:p>
            </table:table-cell>
            <table:table-cell table:style-name="ce11" office:value-type="string">
              <text:p>N/A</text:p>
            </table:table-cell>
            <table:table-cell table:style-name="ce11" office:value-type="string">
              <text:p>The source will be generated from <text:a xlink:href="http://localhost:9762/services/firstService?source">http://localhost:9762/services/firstService?source</text:a></text:p>
            </table:table-cell>
            <table:table-cell table:number-columns-repeated="251"/>
          </table:table-row>
          <table:table-row table:style-name="ro9">
            <table:table-cell table:style-name="ce11" office:value-type="float" office:value="1.06">
              <text:p>1.06</text:p>
            </table:table-cell>
            <table:table-cell table:style-name="ce11" office:value-type="string">
              <text:p>Accessing the documentation. </text:p>
            </table:table-cell>
            <table:table-cell table:style-name="ce11" office:value-type="string">
              <text:p>Access the ?doc of the service. </text:p>
            </table:table-cell>
            <table:table-cell table:style-name="ce11" office:value-type="string">
              <text:p>N/A</text:p>
            </table:table-cell>
            <table:table-cell table:style-name="ce11" office:value-type="string">
              <text:p>The documentation will be generated from <text:a xlink:href="http://localhost:9762/services/firstService?doc">http://localhost:9762/services/firstService?doc</text:a></text:p>
            </table:table-cell>
            <table:table-cell table:number-columns-repeated="251"/>
          </table:table-row>
          <table:table-row table:style-name="ro5">
            <table:table-cell table:style-name="ce11" office:value-type="float" office:value="1.07">
              <text:p>1.07</text:p>
            </table:table-cell>
            <table:table-cell table:style-name="ce11" office:value-type="string">
              <text:p/>
              <text:p>Accessing a WSDL2 of the service.</text:p>
            </table:table-cell>
            <table:table-cell table:style-name="ce11" office:value-type="string">
              <text:p>- Place the WSDL2.0 file in resource folder.</text:p>
              <text:p>- Access ?WSDL2 </text:p>
            </table:table-cell>
            <table:table-cell table:style-name="ce11" office:value-type="string">
              <text:p>N/A</text:p>
            </table:table-cell>
            <table:table-cell table:style-name="ce11" office:value-type="string">
              <text:p>- ?wsdl2 should return the copied file instead of the automatically generated one. </text:p>
            </table:table-cell>
            <table:table-cell table:number-columns-repeated="251"/>
          </table:table-row>
          <table:table-row table:style-name="ro5">
            <table:table-cell table:style-name="ce11" office:value-type="float" office:value="1.08">
              <text:p>1.08</text:p>
            </table:table-cell>
            <table:table-cell table:style-name="ce11" office:value-type="string">
              <text:p>Accessing WSDL when a WSDL2 file is available in the resource folder. </text:p>
            </table:table-cell>
            <table:table-cell table:style-name="ce11" office:value-type="string">
              <text:p>- Place the WSDL2.0 file in resource folder.</text:p>
              <text:p>- Access ?WSDL2 </text:p>
            </table:table-cell>
            <table:table-cell table:style-name="ce11" office:value-type="string">
              <text:p>N/A</text:p>
            </table:table-cell>
            <table:table-cell table:style-name="ce11" office:value-type="string">
              <text:p>- ?wsdl should return an error message stating that a custom WSDL 2.0 document is in use and thus WSDL 1.1 isn't currently available.</text:p>
            </table:table-cell>
            <table:table-cell table:number-columns-repeated="251"/>
          </table:table-row>
          <table:table-row table:style-name="ro10">
            <table:table-cell table:style-name="ce11" office:value-type="float" office:value="1.09">
              <text:p>1.09</text:p>
            </table:table-cell>
            <table:table-cell table:style-name="ce11" office:value-type="string">
              <text:p/>
              <text:p>Accessing stub when a WSDL2 file is available in the resource folder.</text:p>
            </table:table-cell>
            <table:table-cell table:style-name="ce11" office:value-type="string">
              <text:p>- Place the WSDL2.0 file in resource folder.</text:p>
              <text:p>- Access ?stub </text:p>
            </table:table-cell>
            <table:table-cell table:style-name="ce11" office:value-type="string">
              <text:p>N/A</text:p>
            </table:table-cell>
            <table:table-cell table:style-name="ce11" office:value-type="string">
              <text:p>- ?stub should use the user-generated WSDL??? (Is it the WSDL2 that was placed in resources??)</text:p>
            </table:table-cell>
            <table:table-cell table:number-columns-repeated="251"/>
          </table:table-row>
        </table:table-row-group>
        <table:table-row table:style-name="ro1">
          <table:table-cell table:number-columns-repeated="256"/>
        </table:table-row>
        <table:table-row table:style-name="ro1">
          <table:table-cell table:style-name="ce4" office:value-type="string" table:number-columns-spanned="3" table:number-rows-spanned="1">
            <text:p>2.0 <text:s/>Automatic generation of WSDL</text:p>
          </table:table-cell>
          <table:covered-table-cell table:number-columns-repeated="2" table:style-name="ce6"/>
          <table:table-cell table:style-name="ce6" table:number-columns-repeated="2"/>
          <table:table-cell table:number-columns-repeated="3"/>
          <table:table-cell table:style-name="ce8" table:number-columns-repeated="247"/>
          <table:table-cell/>
        </table:table-row>
        <table:table-row-group>
          <table:table-row table:style-name="ro5">
            <table:table-cell table:style-name="ce11" office:value-type="float" office:value="2.01">
              <text:p>2.01</text:p>
            </table:table-cell>
            <table:table-cell table:style-name="ce11" office:value-type="string">
              <text:p>Generating the wsdl document of the deployed service. </text:p>
            </table:table-cell>
            <table:table-cell table:style-name="ce11" office:value-type="string">
              <text:p>-Deploy the service</text:p>
              <text:p>-Access ?wsdl </text:p>
            </table:table-cell>
            <table:table-cell table:style-name="ce5" office:value-type="string">
              <text:p>N/A</text:p>
            </table:table-cell>
            <table:table-cell table:style-name="ce11" office:value-type="string">
              <text:p>The correct WSDL document should be generated. </text:p>
            </table:table-cell>
            <table:table-cell table:number-columns-repeated="251"/>
          </table:table-row>
          <table:table-row table:style-name="ro11">
            <table:table-cell table:style-name="ce11" office:value-type="float" office:value="2.02">
              <text:p>2.02</text:p>
            </table:table-cell>
            <table:table-cell table:style-name="ce11" office:value-type="string">
              <text:p>Checking the main sections of the generated WSDL. </text:p>
            </table:table-cell>
            <table:table-cell table:style-name="ce11" office:value-type="string">
              <text:p>-Deploy the service.</text:p>
              <text:p>-Acess ?wsdl</text:p>
              <text:p>-Check the abstract part and the binding level details of the WSDL. </text:p>
            </table:table-cell>
            <table:table-cell table:style-name="ce5" office:value-type="string">
              <text:p>N/A</text:p>
            </table:table-cell>
            <table:table-cell table:style-name="ce11" office:value-type="string">
              <text:p/>
              <text:p>-Acess ?wsdl</text:p>
              <text:p>-Check the abstract part and the binding level details of the WSDL.</text:p>
              <text:p><text:tab/>The abstract part of the WSDL should contain the operations given in the .js.</text:p>
              <text:p>The binding-level details are defaulted to a useful baseline, and configurable on a per-endpoint basis using the UI, which will provide a number of options for generic bindings, and eventually allow one to point to a custom binding written in WSDL (can we get away with supporting WSDL 2 only?). ???</text:p>
            </table:table-cell>
            <table:table-cell table:number-columns-repeated="251"/>
          </table:table-row>
        </table:table-row-group>
        <table:table-row table:style-name="ro1" table:number-rows-repeated="6551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binding_Annodations" table:style-name="ta1" table:print="false">
        <office:forms form:automatic-focus="false" form:apply-design-mode="false"/>
        <table:table-column table:style-name="co12" table:default-cell-style-name="ce8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6" table:number-columns-repeated="246" table:default-cell-style-name="ce15"/>
        <table:table-row table:style-name="ro1">
          <table:table-cell table:number-columns-repeated="252"/>
        </table:table-row>
        <table:table-row table:style-name="ro1">
          <table:table-cell table:style-name="ce2" office:value-type="string" table:number-columns-spanned="5" table:number-rows-spanned="1">
            <text:p>Mashup Server Test Cases – Data-binding and Annotations</text:p>
          </table:table-cell>
          <table:covered-table-cell table:number-columns-repeated="4" table:style-name="Default"/>
          <table:table-cell table:number-columns-repeated="247"/>
        </table:table-row>
        <table:table-row table:style-name="ro1" table:number-rows-repeated="2">
          <table:table-cell table:number-columns-repeated="252"/>
        </table:table-row>
        <table:table-row table:style-name="ro1">
          <table:table-cell table:style-name="ce12" office:value-type="string">
            <text:p>#</text:p>
          </table:table-cell>
          <table:table-cell table:style-name="ce16" office:value-type="string">
            <text:p>Test scenario</text:p>
          </table:table-cell>
          <table:table-cell table:style-name="ce16" office:value-type="string">
            <text:p>Test Procedure</text:p>
          </table:table-cell>
          <table:table-cell table:style-name="ce16" office:value-type="string">
            <text:p>Service script</text:p>
          </table:table-cell>
          <table:table-cell table:style-name="ce16" office:value-type="string">
            <text:p>Expected Results</text:p>
          </table:table-cell>
          <table:table-cell table:style-name="ce16" office:value-type="string" table:number-columns-spanned="2" table:number-rows-spanned="1">
            <text:p>Actual Results</text:p>
          </table:table-cell>
          <table:covered-table-cell/>
          <table:table-cell table:number-columns-repeated="245"/>
        </table:table-row>
        <table:table-row table:style-name="ro9">
          <table:table-cell table:style-name="ce12"/>
          <table:table-cell table:style-name="ce16" table:number-columns-repeated="4"/>
          <table:table-cell table:style-name="ce16" office:value-type="string">
            <text:p>Nightly 30/06</text:p>
          </table:table-cell>
          <table:table-cell table:style-name="ce16" office:value-type="string">
            <text:p>1.5 Alpha <text:s/>(06/07 nightly)</text:p>
          </table:table-cell>
          <table:table-cell table:number-columns-repeated="245"/>
        </table:table-row>
        <table:table-row table:style-name="ro1">
          <table:table-cell table:style-name="ce13" office:value-type="string" table:number-columns-spanned="2" table:number-rows-spanned="1">
            <text:p>1.0 <text:s/>.visible</text:p>
          </table:table-cell>
          <table:covered-table-cell table:style-name="ce17"/>
          <table:table-cell table:style-name="ce17" table:number-columns-repeated="5"/>
          <table:table-cell table:number-columns-repeated="245"/>
        </table:table-row>
        <table:table-row-group>
          <table:table-row table:style-name="ro1">
            <table:table-cell table:style-name="ce14" office:value-type="float" office:value="1.01" table:number-columns-spanned="1" table:number-rows-spanned="2">
              <text:p>1.01</text:p>
            </table:table-cell>
            <table:table-cell table:style-name="ce18" office:value-type="string" table:number-columns-spanned="1" table:number-rows-spanned="2">
              <text:p>Test for defaults when .visible is not set in the service script (WSDL1.1). </text:p>
            </table:table-cell>
            <table:table-cell table:style-name="ce18" office:value-type="string">
              <text:p>-Create a service using the source given.</text:p>
            </table:table-cell>
            <table:table-cell table:style-name="ce18" office:value-type="string" table:number-columns-spanned="1" table:number-rows-spanned="2">
              <text:p>this.documentation = "This is to test .visible annotation" ;</text:p>
              <text:p/>
              <text:p>function helloVisible(param) {</text:p>
              <text:p>return (param);</text:p>
              <text:p>}</text:p>
            </table:table-cell>
            <table:table-cell table:style-name="ce18" office:value-type="string" table:number-columns-spanned="1" table:number-rows-spanned="2">
              <text:p>The .wsdl document should show the helloVisible operation in its abstract section as by default .visible is set to true. </text:p>
            </table:table-cell>
            <table:table-cell table:number-columns-repeated="247"/>
          </table:table-row>
          <table:table-row table:style-name="ro12">
            <table:covered-table-cell table:style-name="ce14" office:value-type="float" office:value="2">
              <text:p>2.00</text:p>
            </table:covered-table-cell>
            <table:covered-table-cell table:style-name="ce18"/>
            <table:table-cell table:style-name="ce18" office:value-type="string">
              <text:p>-Access ?wsdl of the service</text:p>
            </table:table-cell>
            <table:covered-table-cell table:style-name="ce18" office:value-type="string">
              <text:p>this.documentation = "This is to test .visible annotation" ;</text:p>
              <text:p/>
              <text:p>function helloVisible(param) {</text:p>
              <text:p>return (param);</text:p>
              <text:p>}</text:p>
            </table:covered-table-cell>
            <table:covered-table-cell table:style-name="ce18"/>
            <table:table-cell table:number-columns-repeated="2" office:value-type="string">
              <text:p>PASS</text:p>
            </table:table-cell>
            <table:table-cell table:number-columns-repeated="245"/>
          </table:table-row>
          <table:table-row table:style-name="ro1">
            <table:table-cell table:style-name="ce14" office:value-type="float" office:value="1.02" table:number-columns-spanned="1" table:number-rows-spanned="2">
              <text:p>1.02</text:p>
            </table:table-cell>
            <table:table-cell table:style-name="ce18" office:value-type="string" table:number-columns-spanned="1" table:number-rows-spanned="2">
              <text:p>Test for defaults when .visible is not set in the service script (WSDL2).</text:p>
            </table:table-cell>
            <table:table-cell table:style-name="ce18" office:value-type="string">
              <text:p>-Create a service using the source given.</text:p>
            </table:table-cell>
            <table:table-cell table:style-name="ce18" office:value-type="string" table:number-columns-spanned="1" table:number-rows-spanned="2">
              <text:p>this.documentation = "This is to test .visible annotation" ;</text:p>
              <text:p/>
              <text:p>function helloVisible(param) {</text:p>
              <text:p>return (param);</text:p>
              <text:p>}</text:p>
            </table:table-cell>
            <table:table-cell table:style-name="ce18" office:value-type="string" table:number-columns-spanned="1" table:number-rows-spanned="2">
              <text:p>The .wsdl2 document should show the helloVisible operation in its abstract section as by default .visible is set to true. </text:p>
            </table:table-cell>
            <table:table-cell table:number-columns-repeated="247"/>
          </table:table-row>
          <table:table-row table:style-name="ro13">
            <table:covered-table-cell table:style-name="ce14"/>
            <table:covered-table-cell table:style-name="ce18"/>
            <table:table-cell table:style-name="ce18" office:value-type="string">
              <text:p>-Access ?wsdl2 of the service </text:p>
            </table:table-cell>
            <table:covered-table-cell table:number-columns-repeated="2" table:style-name="ce18"/>
            <table:table-cell table:number-columns-repeated="2" office:value-type="string">
              <text:p>PASS</text:p>
            </table:table-cell>
            <table:table-cell table:number-columns-repeated="245"/>
          </table:table-row>
          <table:table-row table:style-name="ro9">
            <table:table-cell table:style-name="ce14" office:value-type="float" office:value="1.03" table:number-columns-spanned="1" table:number-rows-spanned="2">
              <text:p>1.03</text:p>
            </table:table-cell>
            <table:table-cell table:style-name="ce18" office:value-type="string" table:number-columns-spanned="1" table:number-rows-spanned="2">
              <text:p>Test when .visible is set to true in the service script. </text:p>
            </table:table-cell>
            <table:table-cell table:style-name="ce18" office:value-type="string">
              <text:p>-Use the source used above and update it as below. </text:p>
            </table:table-cell>
            <table:table-cell table:style-name="ce18" office:value-type="string" table:number-columns-spanned="1" table:number-rows-spanned="2">
              <text:p>this.documentation = "This is to test .visible annotation" ;</text:p>
              <text:p/>
              <text:p>helloNotVisible.visible = true;</text:p>
              <text:p>function helloNotVisible(param) {</text:p>
              <text:p>return (param);</text:p>
              <text:p>}</text:p>
              <text:p/>
              <text:p>function helloVisible(param) {</text:p>
              <text:p>return (param);</text:p>
              <text:p>}</text:p>
            </table:table-cell>
            <table:table-cell table:style-name="ce18" office:value-type="string" table:number-columns-spanned="1" table:number-rows-spanned="2">
              <text:p>The .wsdl document should show the helloNotVisible operation in its abstract section.</text:p>
              <text:p>In fact, the helloVisible operation should also be visible as in default state .visible is set to true. </text:p>
            </table:table-cell>
            <table:table-cell table:number-columns-repeated="247"/>
          </table:table-row>
          <table:table-row table:style-name="ro13">
            <table:covered-table-cell table:style-name="ce14"/>
            <table:covered-table-cell table:style-name="ce18"/>
            <table:table-cell table:style-name="ce18" office:value-type="string">
              <text:p>-Deploy the service and access WSDL2 of the service.</text:p>
            </table:table-cell>
            <table:covered-table-cell table:number-columns-repeated="2" table:style-name="ce18"/>
            <table:table-cell table:number-columns-repeated="2" office:value-type="string">
              <text:p>PASS</text:p>
            </table:table-cell>
            <table:table-cell table:number-columns-repeated="245"/>
          </table:table-row>
          <table:table-row table:style-name="ro1">
            <table:table-cell table:style-name="ce14" office:value-type="float" office:value="1.04" table:number-columns-spanned="1" table:number-rows-spanned="2">
              <text:p>1.04</text:p>
            </table:table-cell>
            <table:table-cell table:style-name="ce18" office:value-type="string" table:number-columns-spanned="1" table:number-rows-spanned="2">
              <text:p>Test when .visible is set to false in the service script.</text:p>
            </table:table-cell>
            <table:table-cell table:style-name="ce18" office:value-type="string">
              <text:p>-Update the above service as below; </text:p>
            </table:table-cell>
            <table:table-cell table:style-name="ce18" office:value-type="string" table:number-columns-spanned="1" table:number-rows-spanned="2">
              <text:p>this.documentation = "This is to test .visible annotation" ;</text:p>
              <text:p/>
              <text:p>helloNotVisible.visible = false;</text:p>
              <text:p>function helloNotVisible(param) {</text:p>
              <text:p>return (param);</text:p>
              <text:p>}</text:p>
              <text:p/>
              <text:p>function helloVisible(param) {</text:p>
              <text:p>return (param);</text:p>
              <text:p>}</text:p>
            </table:table-cell>
            <table:table-cell table:style-name="ce18" office:value-type="string" table:number-columns-spanned="1" table:number-rows-spanned="2">
              <text:p>The .wsdl document should NOT show the helloNotVisible in its abstract section.</text:p>
            </table:table-cell>
            <table:table-cell table:number-columns-repeated="247"/>
          </table:table-row>
          <table:table-row table:style-name="ro14">
            <table:covered-table-cell table:style-name="ce14"/>
            <table:covered-table-cell table:style-name="ce18"/>
            <table:table-cell table:style-name="ce18" office:value-type="string">
              <text:p>-Deploy the service and access WSDL2 of the service. </text:p>
            </table:table-cell>
            <table:covered-table-cell table:number-columns-repeated="2" table:style-name="ce18"/>
            <table:table-cell table:number-columns-repeated="2" office:value-type="string">
              <text:p>PASS</text:p>
            </table:table-cell>
            <table:table-cell table:number-columns-repeated="245"/>
          </table:table-row>
          <table:table-row table:style-name="ro9">
            <table:table-cell table:style-name="ce14" office:value-type="float" office:value="1.05" table:number-columns-spanned="1" table:number-rows-spanned="2">
              <text:p>1.05</text:p>
            </table:table-cell>
            <table:table-cell table:style-name="ce18" office:value-type="string">
              <text:p>Test when .visible is set to 0 in the service script.</text:p>
            </table:table-cell>
            <table:table-cell table:style-name="ce18" office:value-type="string">
              <text:p>-Update the above service as below; </text:p>
            </table:table-cell>
            <table:table-cell table:style-name="ce18" office:value-type="string" table:number-columns-spanned="1" table:number-rows-spanned="2">
              <text:p>this.documentation = "This is to test .visible annotation" ;</text:p>
              <text:p/>
              <text:p>helloNotVisible.visible = 0;</text:p>
              <text:p>function helloNotVisible(param) {</text:p>
              <text:p>return (param);</text:p>
              <text:p>}</text:p>
              <text:p/>
              <text:p>function helloVisible(param) {</text:p>
              <text:p>return (param);</text:p>
              <text:p>}</text:p>
            </table:table-cell>
            <table:table-cell table:style-name="ce18" office:value-type="string" table:number-columns-spanned="1" table:number-rows-spanned="2">
              <text:p>The .wsdl document should NOT show the helloNotVisible in its abstract section.</text:p>
            </table:table-cell>
            <table:table-cell table:number-columns-repeated="247"/>
          </table:table-row>
          <table:table-row table:style-name="ro15">
            <table:covered-table-cell table:style-name="ce14"/>
            <table:table-cell table:style-name="ce18"/>
            <table:table-cell table:style-name="ce18" office:value-type="string">
              <text:p>-Deploy the service and access WSDL2 of the service. </text:p>
            </table:table-cell>
            <table:covered-table-cell table:number-columns-repeated="2" table:style-name="ce18"/>
            <table:table-cell table:number-columns-repeated="2" office:value-type="string">
              <text:p>PASS</text:p>
            </table:table-cell>
            <table:table-cell table:number-columns-repeated="245"/>
          </table:table-row>
          <table:table-row table:style-name="ro1">
            <table:table-cell table:style-name="ce14" office:value-type="float" office:value="1.06" table:number-columns-spanned="1" table:number-rows-spanned="2">
              <text:p>1.06</text:p>
            </table:table-cell>
            <table:table-cell table:style-name="ce18" office:value-type="string" table:number-columns-spanned="1" table:number-rows-spanned="2">
              <text:p>Test when .visible is set to NaN in the service script.</text:p>
            </table:table-cell>
            <table:table-cell table:style-name="ce18" office:value-type="string">
              <text:p>-Update the above service as below; </text:p>
            </table:table-cell>
            <table:table-cell table:style-name="ce18" office:value-type="string" table:number-columns-spanned="1" table:number-rows-spanned="2">
              <text:p>this.documentation = "This is to test .visible annotation" ;</text:p>
              <text:p/>
              <text:p>helloNotVisible.visible = NaN;</text:p>
              <text:p>function helloNotVisible(param) {</text:p>
              <text:p>return (param);</text:p>
              <text:p>}</text:p>
              <text:p/>
              <text:p>function helloVisible(param) {</text:p>
              <text:p>return (param);</text:p>
              <text:p>}</text:p>
            </table:table-cell>
            <table:table-cell table:style-name="ce18" office:value-type="string" table:number-columns-spanned="1" table:number-rows-spanned="2">
              <text:p>The .wsdl document should NOT show the helloNotVisible in its abstract section.</text:p>
            </table:table-cell>
            <table:table-cell table:number-columns-repeated="247"/>
          </table:table-row>
          <table:table-row table:style-name="ro16">
            <table:covered-table-cell table:style-name="ce14"/>
            <table:covered-table-cell table:style-name="ce18"/>
            <table:table-cell table:style-name="ce18" office:value-type="string">
              <text:p>-Deploy the service and access WSDL2 of the service. </text:p>
            </table:table-cell>
            <table:covered-table-cell table:number-columns-repeated="2" table:style-name="ce18"/>
            <table:table-cell table:number-columns-repeated="2" office:value-type="string">
              <text:p>PASS</text:p>
            </table:table-cell>
            <table:table-cell table:number-columns-repeated="245"/>
          </table:table-row>
        </table:table-row-group>
        <table:table-row table:style-name="ro1">
          <table:table-cell table:style-name="ce14"/>
          <table:table-cell table:style-name="ce18" table:number-columns-repeated="4"/>
          <table:table-cell table:number-columns-repeated="247"/>
        </table:table-row>
        <table:table-row table:style-name="ro1">
          <table:table-cell table:style-name="ce13" office:value-type="string" table:number-columns-spanned="2" table:number-rows-spanned="1">
            <text:p>2.0 <text:s/>.operationName</text:p>
          </table:table-cell>
          <table:covered-table-cell table:style-name="ce17"/>
          <table:table-cell table:style-name="ce17" table:number-columns-repeated="3"/>
          <table:table-cell table:number-columns-repeated="247"/>
        </table:table-row>
        <table:table-row-group>
          <table:table-row table:style-name="ro1">
            <table:table-cell table:style-name="ce14" office:value-type="float" office:value="2.01" table:number-columns-spanned="1" table:number-rows-spanned="3">
              <text:p>2.01</text:p>
            </table:table-cell>
            <table:table-cell table:style-name="ce18" office:value-type="string" table:number-columns-spanned="1" table:number-rows-spanned="3">
              <text:p>Test when .operationName is not set in the service script. </text:p>
            </table:table-cell>
            <table:table-cell table:style-name="ce18" office:value-type="string">
              <text:p>-Create a service using the source below; </text:p>
            </table:table-cell>
            <table:table-cell table:style-name="ce18" office:value-type="string" table:number-columns-spanned="1" table:number-rows-spanned="3">
              <text:p>this.serviceName = "versionSimple";</text:p>
              <text:p>this.documentation = "Mashup Server version service";</text:p>
              <text:p/>
              <text:p>getVersion.documentation = "Returns the Mashup Server version ";</text:p>
              <text:p/>
              <text:p>getVersion.inputTypes = {};</text:p>
              <text:p>getVersion.outputType = "any";</text:p>
              <text:p>function getVersion(){</text:p>
              <text:p><text:s text:c="8"/>return ("The version of the Mashup Server is SNAPSHOT");</text:p>
              <text:p>}</text:p>
            </table:table-cell>
            <table:table-cell table:style-name="ce18" office:value-type="string" table:number-columns-spanned="1" table:number-rows-spanned="3">
              <text:p>-In WSDL2 the operation name attribute should hold the function name.</text:p>
              <text:p>-In ?tryit the <text:s/>operation name should show the function name. </text:p>
            </table:table-cell>
            <table:table-cell table:number-columns-repeated="247"/>
          </table:table-row>
          <table:table-row table:style-name="ro1">
            <table:covered-table-cell table:style-name="ce14"/>
            <table:covered-table-cell table:style-name="ce18"/>
            <table:table-cell table:style-name="ce18" office:value-type="string">
              <text:p>-Access ?wsdl2 of the service </text:p>
            </table:table-cell>
            <table:covered-table-cell table:number-columns-repeated="2" table:style-name="ce18"/>
            <table:table-cell table:number-columns-repeated="247"/>
          </table:table-row>
          <table:table-row table:style-name="ro17">
            <table:covered-table-cell table:style-name="ce14"/>
            <table:covered-table-cell table:style-name="ce18"/>
            <table:table-cell table:style-name="ce18" office:value-type="string">
              <text:p>-Access ?tryit</text:p>
            </table:table-cell>
            <table:covered-table-cell table:number-columns-repeated="2" table:style-name="ce18"/>
            <table:table-cell table:number-columns-repeated="2" office:value-type="string">
              <text:p>PASS</text:p>
            </table:table-cell>
            <table:table-cell table:number-columns-repeated="245"/>
          </table:table-row>
          <table:table-row table:style-name="ro9">
            <table:table-cell table:style-name="ce14" office:value-type="float" office:value="2.02" table:number-columns-spanned="1" table:number-rows-spanned="3">
              <text:p>2.02</text:p>
            </table:table-cell>
            <table:table-cell table:style-name="ce18" office:value-type="string" table:number-columns-spanned="1" table:number-rows-spanned="3">
              <text:p>Test when .operationName is set <text:s/>a value. </text:p>
            </table:table-cell>
            <table:table-cell table:style-name="ce18" office:value-type="string">
              <text:p>-Change the above deployed service and set the .operationName </text:p>
            </table:table-cell>
            <table:table-cell table:style-name="ce18" office:value-type="string" table:number-columns-spanned="1" table:number-rows-spanned="3">
              <text:p>this.serviceName = "versionSimple";</text:p>
              <text:p>this.documentation = "Mashup Server version service";</text:p>
              <text:p/>
              <text:p>getVersion.documentation = "Returns the version of the Mashup Server";</text:p>
              <text:p>getVersion.operationName = "GETVERSION";</text:p>
              <text:p/>
              <text:p>getVersion.inputTypes = {};</text:p>
              <text:p>getVersion.outputType = "any";</text:p>
              <text:p>function getVersion(){</text:p>
              <text:p><text:s text:c="8"/>return ("The version of the Mashup Server is SNAPSHOT");</text:p>
              <text:p>}</text:p>
            </table:table-cell>
            <table:table-cell table:style-name="ce18" office:value-type="string" table:number-columns-spanned="1" table:number-rows-spanned="3">
              <text:p>-In WSDL2 the operation name attribute should hold value defined in .operationName.</text:p>
              <text:p>-In ?tryit the <text:s/>operation name should show the value defined in .operationName.</text:p>
            </table:table-cell>
            <table:table-cell table:number-columns-repeated="247"/>
          </table:table-row>
          <table:table-row table:style-name="ro1">
            <table:covered-table-cell table:style-name="ce14"/>
            <table:covered-table-cell table:style-name="ce18"/>
            <table:table-cell table:style-name="ce18" office:value-type="string">
              <text:p>-Access ?wsdl2 of the service </text:p>
            </table:table-cell>
            <table:covered-table-cell table:number-columns-repeated="2" table:style-name="ce18"/>
            <table:table-cell table:number-columns-repeated="247"/>
          </table:table-row>
          <table:table-row table:style-name="ro18">
            <table:covered-table-cell table:style-name="ce14"/>
            <table:covered-table-cell table:style-name="ce18"/>
            <table:table-cell table:style-name="ce18" office:value-type="string">
              <text:p>-Access ?tryit</text:p>
            </table:table-cell>
            <table:covered-table-cell table:number-columns-repeated="2" table:style-name="ce18"/>
            <table:table-cell office:value-type="string">
              <office:annotation draw:style-name="gr2" draw:text-style-name="P2" svg:width="1.1402in" svg:height="0.3272in" svg:x="11.7409in" svg:y="9.4039in" draw:caption-point-x="-11.7409in" draw:caption-point-y="-9.4039in">
                <dc:date>2008-07-01T00:00:00</dc:date>
                <text:p text:style-name="P3"><text:span text:style-name="T2">getVersion.outputType = "any";</text:span></text:p>
              </office:annotation>
              <text:p>PASS</text:p>
            </table:table-cell>
            <table:table-cell office:value-type="string">
              <text:p>PASS</text:p>
            </table:table-cell>
            <table:table-cell table:number-columns-repeated="245"/>
          </table:table-row>
          <table:table-row table:style-name="ro9">
            <table:table-cell table:style-name="ce14" office:value-type="float" office:value="2.03" table:number-columns-spanned="1" table:number-rows-spanned="2">
              <text:p>2.03</text:p>
            </table:table-cell>
            <table:table-cell table:style-name="ce18" office:value-type="string" table:number-columns-spanned="1" table:number-rows-spanned="2">
              <text:p>Test when the value for .operationName has a space in it.</text:p>
            </table:table-cell>
            <table:table-cell table:style-name="ce18" office:value-type="string">
              <text:p>-Update the service used in above test case 2. </text:p>
            </table:table-cell>
            <table:table-cell table:style-name="ce18" office:value-type="string" table:number-columns-spanned="1" table:number-rows-spanned="2">
              <text:p>this.serviceName = "version";</text:p>
              <text:p>this.documentation = "Mashup Server version service";</text:p>
              <text:p>getVersion.documentation = "Returns the Mashup Server version";</text:p>
              <text:p>getVersion.operationName = "GET VERSION";</text:p>
              <text:p/>
              <text:p>getVersion.inputTypes = {};</text:p>
              <text:p>getVersion.outputType = "any";</text:p>
              <text:p>function getVersion(){</text:p>
              <text:p><text:s text:c="9"/>return ("The version of the Mashup Server is SNAPSHOT"); }</text:p>
            </table:table-cell>
            <table:table-cell table:style-name="ce18" office:value-type="string" table:number-columns-spanned="1" table:number-rows-spanned="2">
              <text:p>An error indicating the incorrect syntax in the operationName should be returned when deploying the service. </text:p>
            </table:table-cell>
            <table:table-cell table:number-columns-repeated="247"/>
          </table:table-row>
          <table:table-row table:style-name="ro19">
            <table:covered-table-cell table:style-name="ce14"/>
            <table:covered-table-cell table:style-name="ce18"/>
            <table:table-cell table:style-name="ce18" office:value-type="string">
              <text:p>-Deploy the service.</text:p>
            </table:table-cell>
            <table:covered-table-cell table:number-columns-repeated="2" table:style-name="ce18"/>
            <table:table-cell office:value-type="string">
              <office:annotation draw:style-name="gr2" draw:text-style-name="P2" svg:width="1.1402in" svg:height="0.3272in" svg:x="11.7409in" svg:y="10.9457in" draw:caption-point-x="-11.7409in" draw:caption-point-y="-10.9457in">
                <dc:date>2008-07-01T00:00:00</dc:date>
                <text:p text:style-name="P3"><text:span text:style-name="T2">getVersion.outputType = "any";</text:span></text:p>
              </office:annotation>
              <text:p>PASS</text:p>
            </table:table-cell>
            <table:table-cell office:value-type="string">
              <text:p>PASS</text:p>
            </table:table-cell>
            <table:table-cell table:number-columns-repeated="245"/>
          </table:table-row>
          <table:table-row table:style-name="ro9">
            <table:table-cell table:style-name="ce14" office:value-type="float" office:value="2.04" table:number-columns-spanned="1" table:number-rows-spanned="2">
              <text:p>2.04</text:p>
            </table:table-cell>
            <table:table-cell table:style-name="ce18" office:value-type="string" table:number-columns-spanned="1" table:number-rows-spanned="2">
              <text:p/>
              <text:p>Test when the value for .operationName has a numbers in it</text:p>
            </table:table-cell>
            <table:table-cell table:style-name="ce18" office:value-type="string">
              <text:p>-Update the service used in above test case 2. </text:p>
            </table:table-cell>
            <table:table-cell table:style-name="ce18" office:value-type="string" table:number-columns-spanned="1" table:number-rows-spanned="2">
              <text:p>this.serviceName = "versionSimple";</text:p>
              <text:p>this.documentation = "Mashup Server version service";</text:p>
              <text:p/>
              <text:p>getVersion.documentation = "Returns the Mashup Server version";</text:p>
              <text:p>getVersion.operationName = "12GETVERSION";</text:p>
              <text:p/>
              <text:p>getVersion.inputTypes = {};</text:p>
              <text:p>getVersion.outputType = "any";</text:p>
              <text:p>function getVersion(){</text:p>
              <text:p><text:s text:c="8"/>return ("The version of the Mashup Server is SNAPSHOT");</text:p>
              <text:p>} </text:p>
            </table:table-cell>
            <table:table-cell table:style-name="ce18" office:value-type="string" table:number-columns-spanned="1" table:number-rows-spanned="2">
              <text:p>An error indicating the incorrect syntax in the operationName should be returned when deploying the service. </text:p>
            </table:table-cell>
            <table:table-cell table:number-columns-repeated="247"/>
          </table:table-row>
          <table:table-row table:style-name="ro20">
            <table:covered-table-cell table:style-name="ce14"/>
            <table:covered-table-cell table:style-name="ce18"/>
            <table:table-cell table:style-name="ce18" office:value-type="string">
              <text:p>-Deploy the service.</text:p>
            </table:table-cell>
            <table:covered-table-cell table:number-columns-repeated="2" table:style-name="ce18"/>
            <table:table-cell office:value-type="string">
              <office:annotation draw:style-name="gr2" draw:text-style-name="P2" svg:width="1.1402in" svg:height="0.3272in" svg:x="11.7409in" svg:y="12.5618in" draw:caption-point-x="-11.7409in" draw:caption-point-y="-12.5618in">
                <dc:date>2008-07-01T00:00:00</dc:date>
                <text:p text:style-name="P3"><text:span text:style-name="T2">getVersion.outputType = "any";</text:span></text:p>
              </office:annotation>
              <text:p>PASS</text:p>
            </table:table-cell>
            <table:table-cell office:value-type="string">
              <text:p>PASS</text:p>
            </table:table-cell>
            <table:table-cell table:number-columns-repeated="245"/>
          </table:table-row>
          <table:table-row table:style-name="ro9">
            <table:table-cell table:style-name="ce14" office:value-type="float" office:value="2.05" table:number-columns-spanned="1" table:number-rows-spanned="2">
              <text:p>2.05</text:p>
            </table:table-cell>
            <table:table-cell table:style-name="ce18" office:value-type="string" table:number-columns-spanned="1" table:number-rows-spanned="2">
              <text:p>Test when the value for .operationName has a special chars in it</text:p>
            </table:table-cell>
            <table:table-cell table:style-name="ce18" office:value-type="string">
              <text:p>-Update the service used in above test case 2. </text:p>
            </table:table-cell>
            <table:table-cell table:style-name="ce18" office:value-type="string" table:number-columns-spanned="1" table:number-rows-spanned="2">
              <text:p>this.serviceName = "versionSimple";</text:p>
              <text:p>this.documentation = "Mashup Server version service";</text:p>
              <text:p/>
              <text:p>getVersion.documentation = "Returns the Mashup Server version";</text:p>
              <text:p>getVersion.operationName = "12GETVERSION";</text:p>
              <text:p/>
              <text:p>getVersion.inputTypes = {};</text:p>
              <text:p>getVersion.outputType = "any";</text:p>
              <text:p>function getVersion(){</text:p>
              <text:p><text:s text:c="8"/>return ("The version of the Mashup Server is SNAPSHOT");</text:p>
              <text:p>} </text:p>
            </table:table-cell>
            <table:table-cell table:style-name="ce18" office:value-type="string" table:number-columns-spanned="1" table:number-rows-spanned="2">
              <text:p>An error indicating the incorrect syntax in the operationName should be returned when deploying the service. </text:p>
            </table:table-cell>
            <table:table-cell table:number-columns-repeated="247"/>
          </table:table-row>
          <table:table-row table:style-name="ro21">
            <table:covered-table-cell table:style-name="ce14"/>
            <table:covered-table-cell table:style-name="ce18"/>
            <table:table-cell table:style-name="ce18" office:value-type="string">
              <text:p>-Deploy the service.</text:p>
            </table:table-cell>
            <table:covered-table-cell table:number-columns-repeated="2" table:style-name="ce18"/>
            <table:table-cell table:number-columns-repeated="2" office:value-type="string">
              <text:p>PASS</text:p>
            </table:table-cell>
            <table:table-cell table:number-columns-repeated="245"/>
          </table:table-row>
          <table:table-row table:style-name="ro9">
            <table:table-cell table:style-name="ce14" office:value-type="float" office:value="2.06" table:number-columns-spanned="1" table:number-rows-spanned="2">
              <text:p>2.06</text:p>
            </table:table-cell>
            <table:table-cell table:style-name="ce18" office:value-type="string" table:number-columns-spanned="1" table:number-rows-spanned="2">
              <text:p>Test when two .operationName's given to the same function.</text:p>
            </table:table-cell>
            <table:table-cell table:style-name="ce18" office:value-type="string">
              <text:p>-Update the service used in above test case 2. </text:p>
            </table:table-cell>
            <table:table-cell table:style-name="ce18" office:value-type="string" table:number-columns-spanned="1" table:number-rows-spanned="2">
              <text:p>this.serviceName = "versionSimple";</text:p>
              <text:p>this.documentation = "Mashup Server version service";</text:p>
              <text:p/>
              <text:p>getVersion.documentation = "Returns the Mashup Server version";</text:p>
              <text:p>getVersion.operationName = "GETVERSION";</text:p>
              <text:p>getVersion.operationName = "GET_VERSION";</text:p>
              <text:p/>
              <text:p>getVersion.inputTypes = {};</text:p>
              <text:p>getVersion.outputType = "anyType";</text:p>
              <text:p>function getVersion(){</text:p>
              <text:p><text:s text:c="8"/>return ("The version of the Mashup Server is SNAPSHOT");</text:p>
              <text:p>}</text:p>
            </table:table-cell>
            <table:table-cell table:style-name="ce18" office:value-type="string" table:number-columns-spanned="1" table:number-rows-spanned="2">
              <text:p>The service should be successfully deployed.</text:p>
              <text:p>?wsdl and ?tryit should show the .operationName that was given secondly.</text:p>
            </table:table-cell>
            <table:table-cell table:number-columns-repeated="2" office:value-type="string">
              <text:p>PASS</text:p>
            </table:table-cell>
            <table:table-cell table:number-columns-repeated="245"/>
          </table:table-row>
          <table:table-row table:style-name="ro9">
            <table:covered-table-cell table:style-name="ce14"/>
            <table:covered-table-cell table:style-name="ce18"/>
            <table:table-cell table:style-name="ce18" office:value-type="string">
              <text:p>-Deploy the service. Check the ?wsdl2 and ?tryit </text:p>
            </table:table-cell>
            <table:covered-table-cell table:number-columns-repeated="2" table:style-name="ce18"/>
            <table:table-cell table:number-columns-repeated="247"/>
          </table:table-row>
        </table:table-row-group>
        <table:table-row table:style-name="ro1">
          <table:table-cell table:style-name="ce14"/>
          <table:table-cell table:style-name="ce18" table:number-columns-repeated="4"/>
          <table:table-cell table:number-columns-repeated="247"/>
        </table:table-row>
        <table:table-row table:style-name="ro1">
          <table:table-cell table:style-name="ce4" office:value-type="string" table:number-columns-spanned="2" table:number-rows-spanned="1">
            <text:p>3.0 <text:s/>.inputTypes, .outputType</text:p>
          </table:table-cell>
          <table:covered-table-cell table:style-name="ce19"/>
          <table:table-cell table:style-name="ce19" table:number-columns-repeated="3"/>
          <table:table-cell table:number-columns-repeated="247"/>
        </table:table-row>
        <table:table-row-group>
          <table:table-row table:style-name="ro1">
            <table:table-cell table:style-name="ce14" office:value-type="float" office:value="3.01" table:number-columns-spanned="1" table:number-rows-spanned="2">
              <text:p>3.01</text:p>
            </table:table-cell>
            <table:table-cell table:style-name="ce18" office:value-type="string" table:number-columns-spanned="1" table:number-rows-spanned="2">
              <text:p>Check the input and output types in ?wsdl</text:p>
            </table:table-cell>
            <table:table-cell table:style-name="ce18" office:value-type="string">
              <text:p>-Create a service using the source given.</text:p>
            </table:table-cell>
            <table:table-cell table:style-name="ce18" office:value-type="string" table:number-columns-spanned="1" table:number-rows-spanned="2">
              <text:p>complexInput.inputTypes = {</text:p>
              <text:p><text:s text:c="4"/>"complexInput1" : "string",</text:p>
              <text:p><text:s text:c="4"/>"complexInput2" : "number",</text:p>
              <text:p><text:s text:c="4"/>"complexInput3" : "date",</text:p>
              <text:p><text:s text:c="4"/>"complexInput4" : "any"</text:p>
              <text:p>};</text:p>
              <text:p>complexInput.outputType = "string";</text:p>
              <text:p>function complexInput(complexInput1, complexInput2, complexInput3, complexInput4) {</text:p>
              <text:p><text:s text:c="4"/>return "complexInput1=" + complexInput1 +</text:p>
              <text:p><text:s text:c="12"/>" complexInput2=" + complexInput2 +</text:p>
              <text:p><text:s text:c="11"/>" complexInput3=" + complexInput3 +</text:p>
              <text:p><text:s text:c="11"/>" complexInput4= " + complexInput4</text:p>
              <text:p>};</text:p>
            </table:table-cell>
            <table:table-cell table:style-name="ce18" office:value-type="string" table:number-columns-spanned="1" table:number-rows-spanned="2">
              <text:p>The parameter names paired with the schema types will appear in the WSDL.</text:p>
              <text:p/>
              <text:p>&lt;xs:complexType name="complexInputType"&gt;</text:p>
              <text:p><text:tab/>&lt;xs:sequence&gt;</text:p>
              <text:p>&lt;xs:element name="complexInput1" type="xs:string"/&gt;</text:p>
              <text:p>&lt;xs:element name="complexInput2" type="xs:double"/&gt;</text:p>
              <text:p>&lt;xs:element name="complexInput3" type="xs:dateTime"/&gt;</text:p>
              <text:p>&lt;xs:element name="complexInput4" type="xs:anyType"/&gt;</text:p>
              <text:p>&lt;/xs:sequence&gt;</text:p>
              <text:p>&lt;/xs:complexType&gt;</text:p>
              <text:p>&lt;xs:element name="complexInput" type="ws:complexInputType"/&gt;</text:p>
              <text:p><text:tab/>&lt;xs:complexType name="complexInputResponseType"&gt;</text:p>
              <text:p><text:tab/>&lt;xs:sequence&gt;</text:p>
              <text:p>&lt;xs:element name="return" type="xs:string"/&gt;</text:p>
              <text:p>&lt;/xs:sequence&gt;</text:p>
              <text:p>&lt;/xs:complexType&gt;</text:p>
            </table:table-cell>
            <table:table-cell table:number-columns-repeated="247"/>
          </table:table-row>
          <table:table-row table:style-name="ro22">
            <table:covered-table-cell table:style-name="ce14"/>
            <table:covered-table-cell table:style-name="ce18"/>
            <table:table-cell table:style-name="ce18" office:value-type="string">
              <text:p>NOTE: Use 2007-08-27T10:20:30.040Z format for date. </text:p>
            </table:table-cell>
            <table:covered-table-cell table:number-columns-repeated="2" table:style-name="ce18"/>
            <table:table-cell table:number-columns-repeated="2" office:value-type="string">
              <text:p>PASS</text:p>
            </table:table-cell>
            <table:table-cell table:number-columns-repeated="245"/>
          </table:table-row>
          <table:table-row table:style-name="ro9">
            <table:table-cell table:style-name="ce14" office:value-type="float" office:value="3.02" table:number-columns-spanned="1" table:number-rows-spanned="2">
              <text:p>3.02</text:p>
            </table:table-cell>
            <table:table-cell table:style-name="ce18" office:value-type="string" table:number-columns-spanned="1" table:number-rows-spanned="2">
              <text:p>Check the input and output types in ?tryit</text:p>
            </table:table-cell>
            <table:table-cell table:style-name="ce18" office:value-type="string">
              <text:p>-Use the service used in the test case 1 above. </text:p>
            </table:table-cell>
            <table:table-cell table:style-name="ce18" office:value-type="string" table:number-columns-spanned="1" table:number-rows-spanned="2">
              <text:p>Use the above</text:p>
            </table:table-cell>
            <table:table-cell table:style-name="ce18" office:value-type="string" table:number-columns-spanned="1" table:number-rows-spanned="2">
              <text:p>-?tryit should accept\reject following data types for each field.</text:p>
              <text:p>complexInput1 -Accepts any string, special character, number, space</text:p>
              <text:p>complexInput2 -Accepts any number. Rejects char, special character, space</text:p>
              <text:p>complexInput3 -Accepts data in 2007-08-27T10:20:30.040Z format. Rejects char, special character, space, number complexInput4-Accepts space and any value.</text:p>
            </table:table-cell>
            <table:table-cell table:number-columns-repeated="2" office:value-type="string">
              <text:p>PASS</text:p>
            </table:table-cell>
            <table:table-cell table:number-columns-repeated="245"/>
          </table:table-row>
          <table:table-row table:style-name="ro23">
            <table:covered-table-cell table:style-name="ce14"/>
            <table:covered-table-cell table:style-name="ce18"/>
            <table:table-cell table:style-name="ce18" office:value-type="string">
              <text:p>-Access the ?tryit page. </text:p>
            </table:table-cell>
            <table:covered-table-cell table:number-columns-repeated="2" table:style-name="ce18"/>
            <table:table-cell table:number-columns-repeated="247"/>
          </table:table-row>
          <table:table-row table:style-name="ro10">
            <table:table-cell table:style-name="ce14" office:value-type="float" office:value="3.03">
              <text:p>3.03</text:p>
            </table:table-cell>
            <table:table-cell table:style-name="ce18" office:value-type="string">
              <text:p>Check the results when there are .inputTypes defined but function is not passing any parameter.</text:p>
            </table:table-cell>
            <table:table-cell table:style-name="ce18" office:value-type="string">
              <text:p>-Create a service using the source given.</text:p>
            </table:table-cell>
            <table:table-cell table:style-name="ce18" office:value-type="string">
              <text:p>getVersion.inputTypes = { "first" : "string" }; </text:p>
              <text:p>getVersion.outputType = "any";</text:p>
              <text:p>function getVersion() {</text:p>
              <text:p>return first;}</text:p>
            </table:table-cell>
            <table:table-cell table:style-name="ce18" office:value-type="string">
              <text:p>An error indicating the missing parameters should return when deploying the service.</text:p>
            </table:table-cell>
            <table:table-cell table:number-columns-repeated="2" office:value-type="string">
              <text:p>PASS</text:p>
            </table:table-cell>
            <table:table-cell table:number-columns-repeated="245"/>
          </table:table-row>
          <table:table-row table:style-name="ro1">
            <table:table-cell table:style-name="ce14" office:value-type="float" office:value="3.04" table:number-columns-spanned="1" table:number-rows-spanned="2">
              <text:p>3.04</text:p>
            </table:table-cell>
            <table:table-cell table:style-name="ce18" office:value-type="string" table:number-columns-spanned="1" table:number-rows-spanned="2">
              <text:p>Check results when there's no inputs. </text:p>
            </table:table-cell>
            <table:table-cell table:style-name="ce18" office:value-type="string">
              <text:p>-Create a service using the source given.</text:p>
            </table:table-cell>
            <table:table-cell table:style-name="ce18" office:value-type="string" table:number-columns-spanned="1" table:number-rows-spanned="2">
              <text:p>NoInput.inputTypes = "";</text:p>
              <text:p>NoInput.outputType = "string";</text:p>
              <text:p>function NoInput() {</text:p>
              <text:p><text:s/>return "test"}</text:p>
            </table:table-cell>
            <table:table-cell table:style-name="ce18" office:value-type="string" table:number-columns-spanned="1" table:number-rows-spanned="2">
              <text:p>- The service should be deployed without any errors.</text:p>
              <text:p>- The ?tryit should return "test" when the 'NoInput' button is clicked.</text:p>
            </table:table-cell>
            <table:table-cell table:number-columns-repeated="247"/>
          </table:table-row>
          <table:table-row table:style-name="ro24">
            <table:covered-table-cell table:style-name="ce14"/>
            <table:covered-table-cell table:style-name="ce18"/>
            <table:table-cell table:style-name="ce18" office:value-type="string">
              <text:p>- Deploy it and check the ?tryit</text:p>
            </table:table-cell>
            <table:covered-table-cell table:number-columns-repeated="2" table:style-name="ce18"/>
            <table:table-cell table:number-columns-repeated="2" office:value-type="string">
              <text:p>PASS</text:p>
            </table:table-cell>
            <table:table-cell table:number-columns-repeated="245"/>
          </table:table-row>
          <table:table-row table:style-name="ro1">
            <table:table-cell table:style-name="ce14" office:value-type="float" office:value="3.05" table:number-columns-spanned="1" table:number-rows-spanned="2">
              <text:p>3.05</text:p>
            </table:table-cell>
            <table:table-cell table:style-name="ce18" office:value-type="string" table:number-columns-spanned="1" table:number-rows-spanned="2">
              <text:p>Check the serialization when declared as "string" </text:p>
            </table:table-cell>
            <table:table-cell table:style-name="ce18" office:value-type="string">
              <text:p>-Create a service using the source given.</text:p>
            </table:table-cell>
            <table:table-cell table:style-name="ce18" office:value-type="string" table:number-columns-spanned="1" table:number-rows-spanned="2">
              <text:p>testString.inputTypes = "string";</text:p>
              <text:p>testString.outputType = "string";</text:p>
              <text:p>function testString(param) {</text:p>
              <text:p><text:s text:c="5"/>return param;</text:p>
              <text:p>}</text:p>
            </table:table-cell>
            <table:table-cell table:style-name="ce18" office:value-type="string" table:number-columns-spanned="1" table:number-rows-spanned="2">
              <text:p>The ?wsdl2 should display data types as below; </text:p>
              <text:p/>
              <text:p>&lt;xs:complexType name="testStringType"&gt;</text:p>
              <text:p><text:s/>&lt;xs:sequence&gt;</text:p>
              <text:p><text:s/>&lt;xs:element name="param" type="xs:string" /&gt;</text:p>
              <text:p><text:s/>&lt;/xs:sequence&gt;</text:p>
              <text:p><text:s/>&lt;/xs:complexType&gt;</text:p>
              <text:p><text:s/>&lt;xs:element name="testString" type="ws:testStringType" /&gt;</text:p>
              <text:p><text:s/>&lt;xs:complexType name="testStringResponseType"&gt;</text:p>
              <text:p><text:s/>&lt;xs:sequence&gt;</text:p>
              <text:p><text:s/>&lt;xs:element name="return" type="xs:string" /&gt;</text:p>
              <text:p><text:s/>&lt;/xs:sequence&gt;</text:p>
              <text:p><text:s/>&lt;/xs:complexType&gt;</text:p>
            </table:table-cell>
            <table:table-cell table:number-columns-repeated="247"/>
          </table:table-row>
          <table:table-row table:style-name="ro25">
            <table:covered-table-cell table:style-name="ce14"/>
            <table:covered-table-cell table:style-name="ce18"/>
            <table:table-cell table:style-name="ce18" office:value-type="string">
              <text:p>- Deploy it and check ?wsdl2 </text:p>
            </table:table-cell>
            <table:covered-table-cell table:number-columns-repeated="2" table:style-name="ce18"/>
            <table:table-cell table:number-columns-repeated="2" office:value-type="string">
              <text:p>PASS</text:p>
            </table:table-cell>
            <table:table-cell table:number-columns-repeated="245"/>
          </table:table-row>
          <table:table-row table:style-name="ro1">
            <table:table-cell table:style-name="ce14" office:value-type="float" office:value="3.06" table:number-columns-spanned="1" table:number-rows-spanned="2">
              <text:p>3.06</text:p>
            </table:table-cell>
            <table:table-cell table:style-name="ce18" office:value-type="string" table:number-columns-spanned="1" table:number-rows-spanned="2">
              <text:p>Check the serialization when declared as "number"</text:p>
            </table:table-cell>
            <table:table-cell table:style-name="ce18" office:value-type="string">
              <text:p>-Create a service using the source given.</text:p>
            </table:table-cell>
            <table:table-cell table:style-name="ce18" office:value-type="string" table:number-columns-spanned="1" table:number-rows-spanned="2">
              <text:p>testNumber.inputTypes = "number";</text:p>
              <text:p>testNumber.outputType = "number";</text:p>
              <text:p>function testNumber(param) {</text:p>
              <text:p><text:s text:c="4"/>return param;</text:p>
              <text:p><text:s/>}</text:p>
            </table:table-cell>
            <table:table-cell table:style-name="ce18" office:value-type="string" table:number-columns-spanned="1" table:number-rows-spanned="2">
              <text:p>The ?wsdl2 should display data types as below; </text:p>
              <text:p/>
              <text:p>&lt;xs:schema attributeFormDefault="unqualified" elementFormDefault="unqualified"</text:p>
              <text:p>targetNamespace="http://services.mashup.wso2.org/testcase?xsd"&gt;</text:p>
              <text:p>&lt;xs:complexType name="testNumberType"&gt;</text:p>
              <text:p>&lt;xs:sequence&gt;</text:p>
              <text:p>&lt;xs:element name="param" type="xs:double"/&gt;</text:p>
              <text:p>&lt;/xs:sequence&gt;</text:p>
              <text:p>&lt;/xs:complexType&gt;</text:p>
              <text:p>&lt;xs:element name="testNumber" type="ws:testNumberType"/&gt;</text:p>
              <text:p>&lt;xs:complexType name="testNumberResponseType"&gt;</text:p>
              <text:p>&lt;xs:sequence&gt;</text:p>
              <text:p>&lt;xs:element name="return" type="xs:double"/&gt;</text:p>
              <text:p>&lt;/xs:sequence&gt;</text:p>
              <text:p>&lt;/xs:complexType&gt;</text:p>
              <text:p>&lt;xs:element name="testNumberResponse" type="ws:testNumberResponseType"/&gt;</text:p>
              <text:p>&lt;/xs:schema&gt;</text:p>
            </table:table-cell>
            <table:table-cell table:number-columns-repeated="247"/>
          </table:table-row>
          <table:table-row table:style-name="ro26">
            <table:covered-table-cell table:style-name="ce14"/>
            <table:covered-table-cell table:style-name="ce18"/>
            <table:table-cell table:style-name="ce18" office:value-type="string">
              <text:p>- Deploy it and check ?wsdl2 </text:p>
            </table:table-cell>
            <table:covered-table-cell table:number-columns-repeated="2" table:style-name="ce18"/>
            <table:table-cell table:number-columns-repeated="2" office:value-type="string">
              <text:p>PASS</text:p>
            </table:table-cell>
            <table:table-cell table:number-columns-repeated="245"/>
          </table:table-row>
          <table:table-row table:style-name="ro1">
            <table:table-cell table:style-name="ce14" office:value-type="float" office:value="3.07" table:number-columns-spanned="1" table:number-rows-spanned="2">
              <text:p>3.07</text:p>
            </table:table-cell>
            <table:table-cell table:style-name="ce18" office:value-type="string" table:number-columns-spanned="1" table:number-rows-spanned="2">
              <text:p>Check the serialization when declared as "boolean"</text:p>
            </table:table-cell>
            <table:table-cell table:style-name="ce18" office:value-type="string">
              <text:p>-Create a service using the source given.</text:p>
            </table:table-cell>
            <table:table-cell table:style-name="ce18" office:value-type="string" table:number-columns-spanned="1" table:number-rows-spanned="2">
              <text:p>testBoolean.inputTypes = "Boolean";</text:p>
              <text:p>testBoolean.outputType = "Boolean";</text:p>
              <text:p>function testBoolean(param) {</text:p>
              <text:p><text:s text:c="6"/>return param;</text:p>
              <text:p><text:s/>}</text:p>
            </table:table-cell>
            <table:table-cell table:style-name="ce18" office:value-type="string" table:number-columns-spanned="1" table:number-rows-spanned="2">
              <text:p>The ?wsdl2 should display data types as below; </text:p>
              <text:p/>
              <text:p>&lt;xs:complexType name="testBooleanType"&gt;</text:p>
              <text:p>&lt;xs:sequence&gt;</text:p>
              <text:p>&lt;xs:element name="param" type="xs:boolean" /&gt;</text:p>
              <text:p>&lt;/xs:sequence&gt;</text:p>
              <text:p>&lt;/xs:complexType&gt;</text:p>
              <text:p>&lt;xs:element name="testBoolean" type="ws:testBooleanType" /&gt;</text:p>
              <text:p>&lt;xs:complexType name="testBooleanResponseType"&gt;</text:p>
              <text:p>&lt;xs:sequence&gt;</text:p>
              <text:p>&lt;xs:element name="return" type="xs:boolean" /&gt;</text:p>
              <text:p>&lt;/xs:sequence&gt;</text:p>
              <text:p>&lt;/xs:complexType&gt;</text:p>
            </table:table-cell>
            <table:table-cell table:number-columns-repeated="247"/>
          </table:table-row>
          <table:table-row table:style-name="ro27">
            <table:covered-table-cell table:style-name="ce14"/>
            <table:covered-table-cell table:style-name="ce18"/>
            <table:table-cell table:style-name="ce18" office:value-type="string">
              <text:p>- Deploy it and check ?wsdl2 </text:p>
            </table:table-cell>
            <table:covered-table-cell table:number-columns-repeated="2" table:style-name="ce18"/>
            <table:table-cell table:number-columns-repeated="2" office:value-type="string">
              <text:p>PASS</text:p>
            </table:table-cell>
            <table:table-cell table:number-columns-repeated="245"/>
          </table:table-row>
          <table:table-row table:style-name="ro1">
            <table:table-cell table:style-name="ce14" office:value-type="float" office:value="3.08" table:number-columns-spanned="1" table:number-rows-spanned="2">
              <text:p>3.08</text:p>
            </table:table-cell>
            <table:table-cell table:style-name="ce18" office:value-type="string" table:number-columns-spanned="1" table:number-rows-spanned="2">
              <text:p>Check the serialization when declared as "date"</text:p>
            </table:table-cell>
            <table:table-cell table:style-name="ce18" office:value-type="string">
              <text:p>-Create a service using the source given.</text:p>
            </table:table-cell>
            <table:table-cell table:style-name="ce18" office:value-type="string" table:number-columns-spanned="1" table:number-rows-spanned="2">
              <text:p>testDate.inputTypes = "date";</text:p>
              <text:p>testDate.outputType = "date";</text:p>
              <text:p>function testDate(param) {</text:p>
              <text:p><text:s text:c="4"/>return param;</text:p>
              <text:p>}</text:p>
            </table:table-cell>
            <table:table-cell table:style-name="ce18" office:value-type="string" table:number-columns-spanned="1" table:number-rows-spanned="2">
              <text:p>The ?wsdl2 should display data types as below; </text:p>
              <text:p/>
              <text:p>&lt;xs:complexType name="testDateType"&gt;</text:p>
              <text:p>&lt;xs:sequence&gt;</text:p>
              <text:p>&lt;xs:element name="param" type="xs:dateTime" /&gt;</text:p>
              <text:p>&lt;/xs:sequence&gt;</text:p>
              <text:p>&lt;/xs:complexType&gt;</text:p>
              <text:p>&lt;xs:element name="testDate" type="ws:testDateType" /&gt;</text:p>
              <text:p>&lt;xs:complexType name="testDateResponseType"&gt;</text:p>
              <text:p>&lt;xs:sequence&gt;</text:p>
              <text:p>&lt;xs:element name="return" type="xs:dateTime" /&gt;</text:p>
              <text:p>&lt;/xs:sequence&gt;</text:p>
              <text:p>&lt;/xs:complexType&gt;</text:p>
            </table:table-cell>
            <table:table-cell table:number-columns-repeated="247"/>
          </table:table-row>
          <table:table-row table:style-name="ro28">
            <table:covered-table-cell table:style-name="ce14"/>
            <table:covered-table-cell table:style-name="ce18"/>
            <table:table-cell table:style-name="ce18" office:value-type="string">
              <text:p>- Deploy it and check ?wsdl2 </text:p>
            </table:table-cell>
            <table:covered-table-cell table:number-columns-repeated="2" table:style-name="ce18"/>
            <table:table-cell table:number-columns-repeated="2" office:value-type="string">
              <text:p>PASS</text:p>
            </table:table-cell>
            <table:table-cell table:number-columns-repeated="245"/>
          </table:table-row>
          <table:table-row table:style-name="ro1">
            <table:table-cell table:style-name="ce14" office:value-type="float" office:value="3.09" table:number-columns-spanned="1" table:number-rows-spanned="2">
              <text:p>3.09</text:p>
            </table:table-cell>
            <table:table-cell table:style-name="ce18" office:value-type="string" table:number-columns-spanned="1" table:number-rows-spanned="2">
              <text:p>Check the serialization when declared as "array"</text:p>
            </table:table-cell>
            <table:table-cell table:style-name="ce18" office:value-type="string">
              <text:p>-Create a service using the source given.</text:p>
            </table:table-cell>
            <table:table-cell table:style-name="ce18" office:value-type="string" table:number-columns-spanned="1" table:number-rows-spanned="2">
              <text:p>testArray.inputTypes = "array";</text:p>
              <text:p>testArray.outputType = "array";</text:p>
              <text:p>function testArray(param) {</text:p>
              <text:p><text:s text:c="4"/>return param;</text:p>
              <text:p>}</text:p>
            </table:table-cell>
            <table:table-cell table:style-name="ce18" office:value-type="string" table:number-columns-spanned="1" table:number-rows-spanned="2">
              <text:p>The ?wsdl2 should display data types as below; </text:p>
              <text:p/>
              <text:p>&lt;xs:sequence&gt;</text:p>
              <text:p>&lt;xs:element maxOccurs="unbounded" minOccurs="0" name="param" type="xs:anyType" /&gt;</text:p>
              <text:p>&lt;/xs:sequence&gt;</text:p>
              <text:p>&lt;/xs:complexType&gt;</text:p>
              <text:p>&lt;xs:element name="testArray" type="ws:testArrayType" /&gt;</text:p>
              <text:p>&lt;xs:complexType name="testArrayResponseType"&gt;</text:p>
              <text:p>&lt;xs:sequence&gt;</text:p>
              <text:p>&lt;xs:element maxOccurs="unbounded" minOccurs="0" name="return" type="xs:anyType" /&gt;</text:p>
              <text:p>&lt;/xs:sequence&gt;</text:p>
              <text:p>&lt;/xs:complexType&gt;</text:p>
            </table:table-cell>
            <table:table-cell table:number-columns-repeated="247"/>
          </table:table-row>
          <table:table-row table:style-name="ro29">
            <table:covered-table-cell table:style-name="ce14"/>
            <table:covered-table-cell table:style-name="ce18"/>
            <table:table-cell table:style-name="ce18" office:value-type="string">
              <text:p>- Deploy it and check ?wsdl2 </text:p>
            </table:table-cell>
            <table:covered-table-cell table:number-columns-repeated="2" table:style-name="ce18"/>
            <table:table-cell table:number-columns-repeated="2" office:value-type="string">
              <text:p>PASS</text:p>
            </table:table-cell>
            <table:table-cell table:number-columns-repeated="245"/>
          </table:table-row>
          <table:table-row table:style-name="ro1">
            <table:table-cell table:style-name="ce14" office:value-type="float" office:value="3.1" table:number-columns-spanned="1" table:number-rows-spanned="2">
              <text:p>3.10</text:p>
            </table:table-cell>
            <table:table-cell table:style-name="ce18" office:value-type="string" table:number-columns-spanned="1" table:number-rows-spanned="2">
              <text:p>Check the serialization when declared as "object"</text:p>
            </table:table-cell>
            <table:table-cell table:style-name="ce18" office:value-type="string">
              <text:p>-Create a service using the source given.</text:p>
            </table:table-cell>
            <table:table-cell table:style-name="ce18" office:value-type="string" table:number-columns-spanned="1" table:number-rows-spanned="2">
              <text:p>testObject.inputTypes = "Object";</text:p>
              <text:p>testObject.outputType = "Object";</text:p>
              <text:p>function testObject(param) {</text:p>
              <text:p><text:s text:c="4"/>return param;</text:p>
              <text:p>}</text:p>
            </table:table-cell>
            <table:table-cell table:style-name="ce18" office:value-type="string" table:number-columns-spanned="1" table:number-rows-spanned="2">
              <text:p>The ?wsdl2 should display data types as below; </text:p>
              <text:p/>
              <text:p>&lt;xs:complexType name="testObjectType"&gt;</text:p>
              <text:p>&lt;xs:sequence&gt;</text:p>
              <text:p>&lt;xs:element maxOccurs="unbounded" minOccurs="0" name="param" type="xs:anyType" /&gt;</text:p>
              <text:p>&lt;/xs:sequence&gt;</text:p>
              <text:p>&lt;/xs:complexType&gt;</text:p>
              <text:p>&lt;xs:element name="testObject" type="ws:testObjectType" /&gt;</text:p>
              <text:p>&lt;xs:complexType name="testObjectResponseType"&gt;</text:p>
              <text:p>&lt;xs:sequence&gt;</text:p>
              <text:p>&lt;xs:element maxOccurs="unbounded" minOccurs="0" name="return" type="xs:anyType" /&gt;</text:p>
              <text:p>&lt;/xs:sequence&gt;</text:p>
              <text:p>&lt;/xs:complexType&gt;</text:p>
            </table:table-cell>
            <table:table-cell office:value-type="string" table:number-columns-spanned="1" table:number-rows-spanned="2">
              <text:p>PASS</text:p>
            </table:table-cell>
            <table:table-cell office:value-type="string" table:number-columns-spanned="1" table:number-rows-spanned="2">
              <text:p>PASS</text:p>
            </table:table-cell>
            <table:table-cell table:number-columns-spanned="1" table:number-rows-spanned="2"/>
            <table:table-cell table:number-columns-spanned="1" table:number-rows-spanned="2"/>
            <table:table-cell table:number-columns-spanned="1" table:number-rows-spanned="2"/>
            <table:table-cell table:number-columns-spanned="1" table:number-rows-spanned="2"/>
            <table:table-cell table:number-columns-spanned="1" table:number-rows-spanned="2"/>
            <table:table-cell table:number-columns-spanned="1" table:number-rows-spanned="2"/>
            <table:table-cell table:number-columns-spanned="1" table:number-rows-spanned="2"/>
            <table:table-cell table:number-columns-spanned="1" table:number-rows-spanned="2"/>
            <table:table-cell table:number-columns-spanned="1" table:number-rows-spanned="2"/>
            <table:table-cell table:number-columns-spanned="1" table:number-rows-spanned="2"/>
            <table:table-cell table:number-columns-spanned="1" table:number-rows-spanned="2"/>
            <table:table-cell table:number-columns-spanned="1" table:number-rows-spanned="2"/>
            <table:table-cell table:number-columns-spanned="1" table:number-rows-spanned="2"/>
            <table:table-cell table:number-columns-spanned="1" table:number-rows-spanned="2"/>
            <table:table-cell table:number-columns-spanned="1" table:number-rows-spanned="2"/>
            <table:table-cell table:number-columns-spanned="1" table:number-rows-spanned="2"/>
            <table:table-cell table:number-columns-spanned="1" table:number-rows-spanned="2"/>
            <table:table-cell table:number-columns-repeated="228"/>
          </table:table-row>
          <table:table-row table:style-name="ro30">
            <table:covered-table-cell table:style-name="ce14"/>
            <table:covered-table-cell table:style-name="ce18"/>
            <table:table-cell table:style-name="ce18" office:value-type="string">
              <text:p>- Deploy it and check ?wsdl2 </text:p>
            </table:table-cell>
            <table:covered-table-cell table:number-columns-repeated="2" table:style-name="ce18"/>
            <table:covered-table-cell/>
            <table:covered-table-cell table:number-columns-repeated="18" table:style-name="Default"/>
            <table:table-cell table:number-columns-repeated="228"/>
          </table:table-row>
          <table:table-row table:style-name="ro1">
            <table:table-cell table:style-name="ce14" office:value-type="float" office:value="3.11" table:number-columns-spanned="1" table:number-rows-spanned="2">
              <text:p>3.11</text:p>
            </table:table-cell>
            <table:table-cell table:style-name="ce18" office:value-type="string" table:number-columns-spanned="1" table:number-rows-spanned="2">
              <text:p>Check the serialization when declared as "Xml"</text:p>
            </table:table-cell>
            <table:table-cell table:style-name="ce18" office:value-type="string">
              <text:p>-Create a service using the source given.</text:p>
            </table:table-cell>
            <table:table-cell table:style-name="ce18" office:value-type="string" table:number-columns-spanned="1" table:number-rows-spanned="2">
              <text:p>testXml.inputTypes = "Xml";</text:p>
              <text:p>testXml.outputType = "Xml";</text:p>
              <text:p>function testXml(param) {</text:p>
              <text:p><text:s text:c="4"/>return param;</text:p>
              <text:p>}</text:p>
            </table:table-cell>
            <table:table-cell table:style-name="ce18" office:value-type="string" table:number-columns-spanned="1" table:number-rows-spanned="2">
              <text:p>The ?wsdl2 should display data types as below; </text:p>
              <text:p/>
              <text:p>&lt;xs:complexType name="testXmlType"&gt;</text:p>
              <text:p>&lt;xs:sequence&gt;</text:p>
              <text:p>&lt;xs:element name="param" type="xs:anyType" /&gt;</text:p>
              <text:p>&lt;/xs:sequence&gt;</text:p>
              <text:p>&lt;/xs:complexType&gt;</text:p>
              <text:p>&lt;xs:element name="testXml" type="ws:testXmlType" /&gt;</text:p>
              <text:p>&lt;xs:complexType name="testXmlResponseType"&gt;</text:p>
              <text:p>&lt;xs:sequence&gt;</text:p>
              <text:p>&lt;xs:element name="return" type="xs:anyType" /&gt;</text:p>
              <text:p>&lt;/xs:sequence&gt;</text:p>
              <text:p>&lt;/xs:complexType&gt;</text:p>
            </table:table-cell>
            <table:table-cell table:number-columns-repeated="247"/>
          </table:table-row>
          <table:table-row table:style-name="ro31">
            <table:covered-table-cell table:style-name="ce14"/>
            <table:covered-table-cell table:style-name="ce18"/>
            <table:table-cell table:style-name="ce18" office:value-type="string">
              <text:p>- Deploy it and check ?wsdl2 </text:p>
            </table:table-cell>
            <table:covered-table-cell table:number-columns-repeated="2" table:style-name="ce18"/>
            <table:table-cell table:number-columns-repeated="2" office:value-type="string">
              <text:p>PASS</text:p>
            </table:table-cell>
            <table:table-cell table:number-columns-repeated="245"/>
          </table:table-row>
          <table:table-row table:style-name="ro1">
            <table:table-cell table:style-name="ce14" office:value-type="float" office:value="3.12" table:number-columns-spanned="1" table:number-rows-spanned="2">
              <text:p>3.12</text:p>
            </table:table-cell>
            <table:table-cell table:style-name="ce18" office:value-type="string" table:number-columns-spanned="1" table:number-rows-spanned="2">
              <text:p>Check the serialization when declared as "xs:string"</text:p>
            </table:table-cell>
            <table:table-cell table:style-name="ce18" office:value-type="string">
              <text:p>-Create a service using the source given.</text:p>
            </table:table-cell>
            <table:table-cell table:style-name="ce18" office:value-type="string" table:number-columns-spanned="1" table:number-rows-spanned="2">
              <text:p>xsString.inputTypes = "xs:string";</text:p>
              <text:p><text:s/>xsString.outputType = "xs:string";</text:p>
              <text:p><text:s/>function xsString(param) {</text:p>
              <text:p><text:s text:c="2"/>return param;</text:p>
              <text:p><text:s/>}</text:p>
            </table:table-cell>
            <table:table-cell table:style-name="ce18" office:value-type="string" table:number-columns-spanned="1" table:number-rows-spanned="2">
              <text:p>The ?wsdl2 should display data types as below; </text:p>
              <text:p/>
              <text:p>&lt;xs:complexType name="xsStringType"&gt;</text:p>
              <text:p>&lt;xs:sequence&gt;</text:p>
              <text:p>&lt;xs:element name="param" type="xs:string"/&gt;</text:p>
              <text:p>&lt;/xs:sequence&gt;</text:p>
              <text:p>&lt;/xs:complexType&gt;</text:p>
              <text:p>&lt;xs:element name="xsString" type="ws:xsStringType"/&gt;</text:p>
              <text:p>&lt;xs:complexType name="xsStringResponseType"&gt;</text:p>
              <text:p>&lt;xs:sequence&gt;</text:p>
              <text:p>&lt;xs:element name="return" type="xs:string"/&gt;</text:p>
              <text:p>&lt;/xs:sequence&gt;</text:p>
              <text:p>&lt;/xs:complexType&gt;</text:p>
            </table:table-cell>
            <table:table-cell table:number-columns-repeated="247"/>
          </table:table-row>
          <table:table-row table:style-name="ro31">
            <table:covered-table-cell table:style-name="ce14"/>
            <table:covered-table-cell table:style-name="ce18"/>
            <table:table-cell table:style-name="ce18" office:value-type="string">
              <text:p>- Deploy it and check ?wsdl2 </text:p>
            </table:table-cell>
            <table:covered-table-cell table:number-columns-repeated="2" table:style-name="ce18"/>
            <table:table-cell table:number-columns-repeated="2" office:value-type="string">
              <text:p>PASS</text:p>
            </table:table-cell>
            <table:table-cell table:number-columns-repeated="245"/>
          </table:table-row>
          <table:table-row table:style-name="ro1">
            <table:table-cell table:style-name="ce14" office:value-type="float" office:value="3.13" table:number-columns-spanned="1" table:number-rows-spanned="2">
              <text:p>3.13</text:p>
            </table:table-cell>
            <table:table-cell table:style-name="ce18" office:value-type="string" table:number-columns-spanned="1" table:number-rows-spanned="2">
              <text:p>Check the serialization when declared as "xs:int"</text:p>
            </table:table-cell>
            <table:table-cell table:style-name="ce18" office:value-type="string">
              <text:p>-Create a service using the source given.</text:p>
            </table:table-cell>
            <table:table-cell table:style-name="ce18" office:value-type="string" table:number-columns-spanned="1" table:number-rows-spanned="2">
              <text:p>xsInt.inputTypes = "xs:int";</text:p>
              <text:p><text:s/>xsInt.outputType = "xs:int";</text:p>
              <text:p><text:s/>function xsInt(param) {</text:p>
              <text:p><text:s text:c="2"/>return param;</text:p>
              <text:p><text:s/>}</text:p>
            </table:table-cell>
            <table:table-cell table:style-name="ce18" office:value-type="string" table:number-columns-spanned="1" table:number-rows-spanned="2">
              <text:p>The ?wsdl2 should display data types as below; </text:p>
              <text:p/>
              <text:p>&lt;xs:complexType name="xsIntType"&gt;</text:p>
              <text:p>&lt;xs:sequence&gt;</text:p>
              <text:p>&lt;xs:element name="param" type="xs:int"/&gt;</text:p>
              <text:p>&lt;/xs:sequence&gt;</text:p>
              <text:p>&lt;/xs:complexType&gt;</text:p>
              <text:p>&lt;xs:element name="xsInt" type="ws:xsIntType"/&gt;</text:p>
              <text:p>&lt;xs:complexType name="xsIntResponseType"&gt;</text:p>
              <text:p>&lt;xs:sequence&gt;</text:p>
              <text:p>&lt;xs:element name="return" type="xs:int"/&gt;</text:p>
              <text:p>&lt;/xs:sequence&gt;</text:p>
              <text:p>&lt;/xs:complexType&gt;</text:p>
            </table:table-cell>
            <table:table-cell table:number-columns-repeated="247"/>
          </table:table-row>
          <table:table-row table:style-name="ro31">
            <table:covered-table-cell table:style-name="ce14"/>
            <table:covered-table-cell table:style-name="ce18"/>
            <table:table-cell table:style-name="ce18" office:value-type="string">
              <text:p>- Deploy it and check ?wsdl2 </text:p>
            </table:table-cell>
            <table:covered-table-cell table:number-columns-repeated="2" table:style-name="ce18"/>
            <table:table-cell table:number-columns-repeated="2" office:value-type="string">
              <text:p>PASS</text:p>
            </table:table-cell>
            <table:table-cell table:number-columns-repeated="245"/>
          </table:table-row>
          <table:table-row table:style-name="ro1">
            <table:table-cell table:style-name="ce14" office:value-type="float" office:value="3.14" table:number-columns-spanned="1" table:number-rows-spanned="2">
              <text:p>3.14</text:p>
            </table:table-cell>
            <table:table-cell table:style-name="ce18" office:value-type="string" table:number-columns-spanned="1" table:number-rows-spanned="2">
              <text:p>Check the serialization when declared as "xs:float"</text:p>
            </table:table-cell>
            <table:table-cell table:style-name="ce18" office:value-type="string">
              <text:p>-Create a service using the source given.</text:p>
            </table:table-cell>
            <table:table-cell table:style-name="ce18" office:value-type="string" table:number-columns-spanned="1" table:number-rows-spanned="2">
              <text:p>xsfloat.inputTypes = "xs:float";</text:p>
              <text:p>xsfloat.outputType = "xs:float";</text:p>
              <text:p>function xsfloat(param) {</text:p>
              <text:p><text:s text:c="2"/>return param;</text:p>
              <text:p><text:s/>}</text:p>
            </table:table-cell>
            <table:table-cell table:style-name="ce18" office:value-type="string" table:number-columns-spanned="1" table:number-rows-spanned="2">
              <text:p>The ?wsdl2 should display data types as below; </text:p>
              <text:p/>
              <text:p>&lt;xs:complexType name="xsfloatType"&gt;</text:p>
              <text:p>&lt;xs:sequence&gt;</text:p>
              <text:p>&lt;xs:element name="param" type="xs:float"/&gt;</text:p>
              <text:p>&lt;/xs:sequence&gt;</text:p>
              <text:p>&lt;/xs:complexType&gt;</text:p>
              <text:p>&lt;xs:element name="xsfloat" type="ws:xsfloatType"/&gt;</text:p>
              <text:p>&lt;xs:complexType name="xsfloatResponseType"&gt;</text:p>
              <text:p>&lt;xs:sequence&gt;</text:p>
              <text:p>&lt;xs:element name="return" type="xs:float"/&gt;</text:p>
              <text:p>&lt;/xs:sequence&gt;</text:p>
              <text:p>&lt;/xs:complexType&gt;</text:p>
            </table:table-cell>
            <table:table-cell table:style-name="ce20" office:value-type="string" table:number-columns-spanned="1" table:number-rows-spanned="2">
              <text:p>PASS</text:p>
            </table:table-cell>
            <table:table-cell table:style-name="ce20" office:value-type="string" table:number-columns-spanned="1" table:number-rows-spanned="2">
              <text:p>PASS</text:p>
            </table:table-cell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number-columns-repeated="229"/>
          </table:table-row>
          <table:table-row table:style-name="ro31">
            <table:covered-table-cell table:style-name="ce14"/>
            <table:covered-table-cell table:style-name="ce18"/>
            <table:table-cell table:style-name="ce18" office:value-type="string">
              <text:p>- Deploy it and check ?wsdl2 </text:p>
            </table:table-cell>
            <table:covered-table-cell table:number-columns-repeated="2" table:style-name="ce18"/>
            <table:covered-table-cell table:number-columns-repeated="18" table:style-name="Default"/>
            <table:table-cell table:number-columns-repeated="229"/>
          </table:table-row>
          <table:table-row table:style-name="ro1">
            <table:table-cell table:style-name="ce14" office:value-type="float" office:value="3.15" table:number-columns-spanned="1" table:number-rows-spanned="2">
              <text:p>3.15</text:p>
            </table:table-cell>
            <table:table-cell table:style-name="ce18" office:value-type="string" table:number-columns-spanned="1" table:number-rows-spanned="2">
              <text:p>Check the serialization when declared as "xs:normalizedString"</text:p>
            </table:table-cell>
            <table:table-cell table:style-name="ce18" office:value-type="string">
              <text:p>-Create a service using the source given.</text:p>
            </table:table-cell>
            <table:table-cell table:style-name="ce18" office:value-type="string" table:number-columns-spanned="1" table:number-rows-spanned="2">
              <text:p>xsNormalizedString.inputTypes = "xs:normalizedString";</text:p>
              <text:p><text:s/>xsNormalizedString.outputType = "xs:normalizedString";</text:p>
              <text:p><text:s/>function xsNormalizedString(param) {</text:p>
              <text:p><text:s text:c="2"/>return param;</text:p>
              <text:p><text:s/>}</text:p>
            </table:table-cell>
            <table:table-cell table:style-name="ce18" office:value-type="string" table:number-columns-spanned="1" table:number-rows-spanned="2">
              <text:p>The ?wsdl2 should display data types as below; </text:p>
              <text:p/>
              <text:p>&lt;xs:complexType name="xsNormalizedStringType"&gt;</text:p>
              <text:p>&lt;xs:sequence&gt;</text:p>
              <text:p>&lt;xs:element name="param" type="xs:normalizedString"/&gt;</text:p>
              <text:p>&lt;/xs:sequence&gt;</text:p>
              <text:p>&lt;/xs:complexType&gt;</text:p>
              <text:p>&lt;xs:element name="xsNormalizedString" type="ws:xsNormalizedStringType"/&gt;</text:p>
              <text:p>&lt;xs:complexType name="xsNormalizedStringResponseType"&gt;</text:p>
              <text:p>&lt;xs:sequence&gt;</text:p>
              <text:p>&lt;xs:element name="return" type="xs:normalizedString"/&gt;</text:p>
              <text:p>&lt;/xs:sequence&gt;</text:p>
              <text:p>&lt;/xs:complexType&gt;</text:p>
            </table:table-cell>
            <table:table-cell table:style-name="ce20" office:value-type="string" table:number-columns-spanned="1" table:number-rows-spanned="2">
              <text:p>PASS</text:p>
            </table:table-cell>
            <table:table-cell table:style-name="ce20" office:value-type="string" table:number-columns-spanned="1" table:number-rows-spanned="2">
              <text:p>PASS</text:p>
            </table:table-cell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number-columns-repeated="224"/>
          </table:table-row>
          <table:table-row table:style-name="ro31">
            <table:covered-table-cell table:style-name="ce14"/>
            <table:covered-table-cell table:style-name="ce18"/>
            <table:table-cell table:style-name="ce18" office:value-type="string">
              <text:p>- Deploy it and check ?wsdl2 </text:p>
            </table:table-cell>
            <table:covered-table-cell table:number-columns-repeated="2" table:style-name="ce18"/>
            <table:covered-table-cell table:number-columns-repeated="23" table:style-name="Default"/>
            <table:table-cell table:number-columns-repeated="224"/>
          </table:table-row>
          <table:table-row table:style-name="ro1">
            <table:table-cell table:style-name="ce14" office:value-type="float" office:value="3.16" table:number-columns-spanned="1" table:number-rows-spanned="2">
              <text:p>3.16</text:p>
            </table:table-cell>
            <table:table-cell table:style-name="ce18" office:value-type="string" table:number-columns-spanned="1" table:number-rows-spanned="2">
              <text:p>Check the serialization when declared as "xs:Name"</text:p>
            </table:table-cell>
            <table:table-cell table:style-name="ce18" office:value-type="string">
              <text:p>-Create a service using the source given.</text:p>
            </table:table-cell>
            <table:table-cell table:style-name="ce18" office:value-type="string" table:number-columns-spanned="1" table:number-rows-spanned="2">
              <text:p>xsName.inputTypes = "xs:Name";</text:p>
              <text:p><text:s/>xsName.outputType = "xs:Name";</text:p>
              <text:p><text:s/>function xsName(param) {</text:p>
              <text:p><text:s text:c="2"/>return param;</text:p>
              <text:p><text:s/>}</text:p>
            </table:table-cell>
            <table:table-cell table:style-name="ce18" office:value-type="string" table:number-columns-spanned="1" table:number-rows-spanned="2">
              <text:p>The ?wsdl2 should display data types as below; </text:p>
              <text:p/>
              <text:p>&lt;xs:complexType name="xsNameType"&gt;</text:p>
              <text:p>&lt;xs:sequence&gt;</text:p>
              <text:p>&lt;xs:element name="param" type="xs:Name"/&gt;</text:p>
              <text:p>&lt;/xs:sequence&gt;</text:p>
              <text:p>&lt;/xs:complexType&gt;</text:p>
              <text:p>&lt;xs:element name="xsName" type="ws:xsNameType"/&gt;</text:p>
              <text:p>&lt;xs:complexType name="xsNameResponseType"&gt;</text:p>
              <text:p>&lt;xs:sequence&gt;</text:p>
              <text:p>&lt;xs:element name="return" type="xs:Name"/&gt;</text:p>
              <text:p>&lt;/xs:sequence&gt;</text:p>
              <text:p>&lt;/xs:complexType&gt;</text:p>
            </table:table-cell>
            <table:table-cell table:style-name="ce20" office:value-type="string" table:number-columns-spanned="1" table:number-rows-spanned="2">
              <text:p>PASS</text:p>
            </table:table-cell>
            <table:table-cell table:style-name="ce20" office:value-type="string" table:number-columns-spanned="1" table:number-rows-spanned="2">
              <text:p>PASS</text:p>
            </table:table-cell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number-columns-repeated="208"/>
          </table:table-row>
          <table:table-row table:style-name="ro31">
            <table:covered-table-cell table:style-name="ce14"/>
            <table:covered-table-cell table:style-name="ce18"/>
            <table:table-cell table:style-name="ce18" office:value-type="string">
              <text:p>- Deploy it and check ?wsdl2 </text:p>
            </table:table-cell>
            <table:covered-table-cell table:number-columns-repeated="2" table:style-name="ce18"/>
            <table:covered-table-cell table:number-columns-repeated="39" table:style-name="Default"/>
            <table:table-cell table:number-columns-repeated="208"/>
          </table:table-row>
          <table:table-row table:style-name="ro1">
            <table:table-cell table:style-name="ce14" office:value-type="float" office:value="3.17" table:number-columns-spanned="1" table:number-rows-spanned="2">
              <text:p>3.17</text:p>
            </table:table-cell>
            <table:table-cell table:style-name="ce18" office:value-type="string" table:number-columns-spanned="1" table:number-rows-spanned="2">
              <text:p>Check the serialization when declared as "xs:token"</text:p>
            </table:table-cell>
            <table:table-cell table:style-name="ce18" office:value-type="string">
              <text:p>-Create a service using the source given.</text:p>
            </table:table-cell>
            <table:table-cell table:style-name="ce18" office:value-type="string" table:number-columns-spanned="1" table:number-rows-spanned="2">
              <text:p>xsToken.inputTypes = "xs:token";</text:p>
              <text:p><text:s/>xsToken.outputType = "xs:token";</text:p>
              <text:p><text:s/>function xsToken(param) {</text:p>
              <text:p><text:s text:c="2"/>return param;</text:p>
              <text:p><text:s/>}</text:p>
            </table:table-cell>
            <table:table-cell table:style-name="ce18" office:value-type="string" table:number-columns-spanned="1" table:number-rows-spanned="2">
              <text:p>The ?wsdl2 should display data types as below; </text:p>
              <text:p/>
              <text:p>&lt;xs:complexType name="xsTokenType"&gt;</text:p>
              <text:p>&lt;xs:sequence&gt;</text:p>
              <text:p>&lt;xs:element name="param" type="xs:token"/&gt;</text:p>
              <text:p>&lt;/xs:sequence&gt;</text:p>
              <text:p>&lt;/xs:complexType&gt;</text:p>
              <text:p>&lt;xs:element name="xsToken" type="ws:xsTokenType"/&gt;</text:p>
              <text:p>&lt;xs:complexType name="xsTokenResponseType"&gt;</text:p>
              <text:p>&lt;xs:sequence&gt;</text:p>
              <text:p>&lt;xs:element name="return" type="xs:token"/&gt;</text:p>
              <text:p>&lt;/xs:sequence&gt;</text:p>
              <text:p>&lt;/xs:complexType&gt;</text:p>
            </table:table-cell>
            <table:table-cell table:style-name="ce20" office:value-type="string" table:number-columns-spanned="1" table:number-rows-spanned="2">
              <text:p>PASS</text:p>
            </table:table-cell>
            <table:table-cell table:style-name="ce20" office:value-type="string" table:number-columns-spanned="1" table:number-rows-spanned="2">
              <text:p>PASS</text:p>
            </table:table-cell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number-columns-repeated="218"/>
          </table:table-row>
          <table:table-row table:style-name="ro31">
            <table:covered-table-cell table:style-name="ce14"/>
            <table:covered-table-cell table:style-name="ce18"/>
            <table:table-cell table:style-name="ce18" office:value-type="string">
              <text:p>- Deploy it and check ?wsdl2 </text:p>
            </table:table-cell>
            <table:covered-table-cell table:number-columns-repeated="2" table:style-name="ce18"/>
            <table:covered-table-cell table:number-columns-repeated="29" table:style-name="Default"/>
            <table:table-cell table:number-columns-repeated="218"/>
          </table:table-row>
          <table:table-row table:style-name="ro1">
            <table:table-cell table:style-name="ce14" office:value-type="float" office:value="3.18" table:number-columns-spanned="1" table:number-rows-spanned="2">
              <text:p>3.18</text:p>
            </table:table-cell>
            <table:table-cell table:style-name="ce18" office:value-type="string" table:number-columns-spanned="1" table:number-rows-spanned="2">
              <text:p/>
              <text:p>Check when .outputTypes="" ;</text:p>
            </table:table-cell>
            <table:table-cell table:style-name="ce18" office:value-type="string">
              <text:p>-Create a service using the source given.</text:p>
            </table:table-cell>
            <table:table-cell table:style-name="ce18" office:value-type="string" table:number-columns-spanned="1" table:number-rows-spanned="2">
              <text:p>this.serviceName="testtet";</text:p>
              <text:p>complexInput1.inputTypes = {</text:p>
              <text:p><text:s text:c="3"/><text:tab/>"Input1" : "string"</text:p>
              <text:p>};</text:p>
              <text:p/>
              <text:p>complexInput1.outputType = "";</text:p>
              <text:p>function complexInput1(Input1) {</text:p>
              <text:p/>
              <text:p>}</text:p>
            </table:table-cell>
            <table:table-cell table:style-name="ce18" office:value-type="string" table:number-columns-spanned="1" table:number-rows-spanned="2">
              <text:p>The ?wsdl2 should display data types as below. There shouldn't be an output type captured. </text:p>
              <text:p/>
              <text:p>&lt;xs:complexType name="complexInput1Type"&gt;</text:p>
              <text:p>&lt;xs:sequence&gt;</text:p>
              <text:p>&lt;xs:element name="Input1" type="xs:string"/&gt;</text:p>
              <text:p>&lt;/xs:sequence&gt;</text:p>
              <text:p>&lt;/xs:complexType&gt;</text:p>
              <text:p>&lt;xs:element name="complexInput1" type="ws:complexInput1Type"/&gt;</text:p>
            </table:table-cell>
            <table:table-cell table:style-name="ce20" office:value-type="string" table:number-columns-spanned="1" table:number-rows-spanned="2">
              <text:p>PASS</text:p>
            </table:table-cell>
            <table:table-cell table:style-name="ce20" office:value-type="string" table:number-columns-spanned="1" table:number-rows-spanned="2">
              <text:p>PASS</text:p>
            </table:table-cell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number-columns-repeated="222"/>
          </table:table-row>
          <table:table-row table:style-name="ro31">
            <table:covered-table-cell table:style-name="ce14"/>
            <table:covered-table-cell table:style-name="ce18"/>
            <table:table-cell table:style-name="ce18" office:value-type="string">
              <text:p>- Deploy it and check ?wsdl2 </text:p>
            </table:table-cell>
            <table:covered-table-cell table:number-columns-repeated="2" table:style-name="ce18"/>
            <table:covered-table-cell table:number-columns-repeated="25" table:style-name="Default"/>
            <table:table-cell table:number-columns-repeated="222"/>
          </table:table-row>
          <table:table-row table:style-name="ro1">
            <table:table-cell table:style-name="ce14" office:value-type="float" office:value="3.19" table:number-columns-spanned="1" table:number-rows-spanned="2">
              <text:p>3.19</text:p>
            </table:table-cell>
            <table:table-cell table:style-name="ce18" office:value-type="string" table:number-columns-spanned="1" table:number-rows-spanned="2">
              <text:p/>
              <text:p>Check when .outputTypes={} ;</text:p>
            </table:table-cell>
            <table:table-cell table:style-name="ce18" office:value-type="string">
              <text:p>-Create a service using the source given.</text:p>
            </table:table-cell>
            <table:table-cell table:style-name="ce18" office:value-type="string" table:number-columns-spanned="1" table:number-rows-spanned="2">
              <text:p>this.serviceName="testtet";</text:p>
              <text:p>complexInput1.inputTypes = {</text:p>
              <text:p><text:s text:c="3"/><text:tab/>"Input1" : "string"</text:p>
              <text:p>};</text:p>
              <text:p/>
              <text:p>complexInput1.outputType = {};</text:p>
              <text:p>function complexInput1(Input1) {</text:p>
              <text:p/>
              <text:p>}</text:p>
            </table:table-cell>
            <table:table-cell table:style-name="ce18" office:value-type="string" table:number-columns-spanned="1" table:number-rows-spanned="2">
              <text:p>The ?wsdl2 should display data types as below. There shouldn't be an output type captured. </text:p>
              <text:p/>
              <text:p>&lt;xs:complexType name="complexInput1Type"&gt;</text:p>
              <text:p>&lt;xs:sequence&gt;</text:p>
              <text:p>&lt;xs:element name="Input1" type="xs:string"/&gt;</text:p>
              <text:p>&lt;/xs:sequence&gt;</text:p>
              <text:p>&lt;/xs:complexType&gt;</text:p>
              <text:p>&lt;xs:element name="complexInput1" type="ws:complexInput1Type"/&gt;</text:p>
            </table:table-cell>
            <table:table-cell table:style-name="ce20" office:value-type="string" table:number-columns-spanned="1" table:number-rows-spanned="2">
              <text:p>PASS</text:p>
            </table:table-cell>
            <table:table-cell table:style-name="ce20" office:value-type="string" table:number-columns-spanned="1" table:number-rows-spanned="2">
              <text:p>PASS</text:p>
            </table:table-cell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number-columns-repeated="225"/>
          </table:table-row>
          <table:table-row table:style-name="ro31">
            <table:covered-table-cell table:style-name="ce14"/>
            <table:covered-table-cell table:style-name="ce18"/>
            <table:table-cell table:style-name="ce18" office:value-type="string">
              <text:p>- Deploy it and check ?wsdl2 </text:p>
            </table:table-cell>
            <table:covered-table-cell table:number-columns-repeated="2" table:style-name="ce18"/>
            <table:covered-table-cell table:number-columns-repeated="22" table:style-name="Default"/>
            <table:table-cell table:number-columns-repeated="225"/>
          </table:table-row>
          <table:table-row table:style-name="ro1">
            <table:table-cell table:style-name="ce14" office:value-type="float" office:value="3.2" table:number-columns-spanned="1" table:number-rows-spanned="2">
              <text:p>3.20</text:p>
            </table:table-cell>
            <table:table-cell table:style-name="ce18" office:value-type="string" table:number-columns-spanned="1" table:number-rows-spanned="2">
              <text:p/>
              <text:p>Check when .outputTypes='none' ;</text:p>
            </table:table-cell>
            <table:table-cell table:style-name="ce18" office:value-type="string">
              <text:p>-Create a service using the source given.</text:p>
            </table:table-cell>
            <table:table-cell table:style-name="ce18" office:value-type="string" table:number-columns-spanned="1" table:number-rows-spanned="2">
              <text:p>this.serviceName="testtet";</text:p>
              <text:p>complexInput1.inputTypes = {</text:p>
              <text:p><text:s text:c="3"/><text:tab/>"Input1" : "string"</text:p>
              <text:p>};</text:p>
              <text:p/>
              <text:p>complexInput1.outputType = 'none';</text:p>
              <text:p>function complexInput1(Input1) {</text:p>
              <text:p/>
              <text:p>}</text:p>
            </table:table-cell>
            <table:table-cell table:style-name="ce18" office:value-type="string" table:number-columns-spanned="1" table:number-rows-spanned="2">
              <text:p>The ?wsdl2 should display data types as below. There shouldn't be an output type captured. </text:p>
              <text:p/>
              <text:p>&lt;xs:complexType name="complexInput1Type"&gt;</text:p>
              <text:p>&lt;xs:sequence&gt;</text:p>
              <text:p>&lt;xs:element name="Input1" type="xs:string"/&gt;</text:p>
              <text:p>&lt;/xs:sequence&gt;</text:p>
              <text:p>&lt;/xs:complexType&gt;</text:p>
              <text:p>&lt;xs:element name="complexInput1" type="ws:complexInput1Type"/&gt;</text:p>
            </table:table-cell>
            <table:table-cell table:style-name="ce20" office:value-type="string" table:number-columns-spanned="1" table:number-rows-spanned="2">
              <text:p>PASS</text:p>
            </table:table-cell>
            <table:table-cell table:style-name="ce20" office:value-type="string" table:number-columns-spanned="1" table:number-rows-spanned="2">
              <text:p>PASS</text:p>
            </table:table-cell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number-columns-repeated="218"/>
          </table:table-row>
          <table:table-row table:style-name="ro31">
            <table:covered-table-cell table:style-name="ce14"/>
            <table:covered-table-cell table:style-name="ce18"/>
            <table:table-cell table:style-name="ce18" office:value-type="string">
              <text:p>- Deploy it and check ?wsdl2 </text:p>
            </table:table-cell>
            <table:covered-table-cell table:number-columns-repeated="2" table:style-name="ce18"/>
            <table:covered-table-cell table:number-columns-repeated="29" table:style-name="Default"/>
            <table:table-cell table:number-columns-repeated="218"/>
          </table:table-row>
          <table:table-row table:style-name="ro1">
            <table:table-cell table:style-name="ce14" office:value-type="float" office:value="3.21" table:number-columns-spanned="1" table:number-rows-spanned="2">
              <text:p>3.21</text:p>
            </table:table-cell>
            <table:table-cell table:style-name="ce18" office:value-type="string" table:number-columns-spanned="1" table:number-rows-spanned="2">
              <text:p>Check when there are no annotations but have multiple input parameters </text:p>
            </table:table-cell>
            <table:table-cell table:style-name="ce18" office:value-type="string">
              <text:p>-Create a service using the source given.</text:p>
            </table:table-cell>
            <table:table-cell table:style-name="ce18" office:value-type="string" table:number-columns-spanned="1" table:number-rows-spanned="2">
              <text:p>getManyText.outputType = "string";</text:p>
              <text:p>function getManyText(test, test1){</text:p>
              <text:p><text:s text:c="8"/>return ("text1 is " + test + " text2 is " + test1);</text:p>
              <text:p>}</text:p>
            </table:table-cell>
            <table:table-cell table:style-name="ce18" office:value-type="string" table:number-columns-spanned="1" table:number-rows-spanned="2">
              <text:p>-The ?wsdl2 should display the data types as shown below.</text:p>
              <text:p/>
              <text:p>&lt;xs:complexType name="getManyTextType"&gt;</text:p>
              <text:p>&lt;xs:sequence&gt;</text:p>
              <text:p>&lt;xs:element name="test" type="xs:anyType"/&gt;</text:p>
              <text:p>&lt;xs:element name="test1" type="xs:anyType"/&gt;</text:p>
              <text:p>&lt;/xs:sequence&gt;</text:p>
              <text:p>&lt;/xs:complexType&gt;</text:p>
              <text:p>&lt;xs:element name="getManyText" type="ws:getManyTextType"/&gt;</text:p>
              <text:p>&lt;xs:complexType name="getManyTextResponseType"&gt;</text:p>
              <text:p>&lt;xs:sequence&gt;</text:p>
              <text:p>&lt;xs:element name="return" type="xs:string"/&gt;</text:p>
              <text:p>&lt;/xs:sequence&gt;</text:p>
              <text:p>&lt;/xs:complexType&gt;</text:p>
              <text:p/>
              <text:p>-?tryit should show two input boxes for the 2 parameters (test, test1) </text:p>
            </table:table-cell>
            <table:table-cell table:style-name="ce20" office:value-type="string" table:number-columns-spanned="1" table:number-rows-spanned="2">
              <text:p>PASS</text:p>
            </table:table-cell>
            <table:table-cell table:style-name="ce20" office:value-type="string" table:number-columns-spanned="1" table:number-rows-spanned="2">
              <text:p>PASS</text:p>
            </table:table-cell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number-columns-repeated="228"/>
          </table:table-row>
          <table:table-row table:style-name="ro32">
            <table:covered-table-cell table:style-name="ce14"/>
            <table:covered-table-cell table:style-name="ce18"/>
            <table:table-cell table:style-name="ce18" office:value-type="string">
              <text:p>- Deploy it and check ?wsdl2 </text:p>
            </table:table-cell>
            <table:covered-table-cell table:number-columns-repeated="2" table:style-name="ce18"/>
            <table:covered-table-cell table:number-columns-repeated="19" table:style-name="Default"/>
            <table:table-cell table:number-columns-repeated="228"/>
          </table:table-row>
          <table:table-row table:style-name="ro1">
            <table:table-cell table:style-name="ce14" office:value-type="float" office:value="3.22" table:number-columns-spanned="1" table:number-rows-spanned="2">
              <text:p>3.22</text:p>
            </table:table-cell>
            <table:table-cell table:style-name="ce18" office:value-type="string" table:number-columns-spanned="1" table:number-rows-spanned="2">
              <text:p>Check when inpuyTypes="#raw" and the function has input parameters which are not defined.</text:p>
            </table:table-cell>
            <table:table-cell table:style-name="ce18" office:value-type="string">
              <text:p>-Create a service using the source given.</text:p>
            </table:table-cell>
            <table:table-cell table:style-name="ce18" office:value-type="string" table:number-columns-spanned="1" table:number-rows-spanned="2">
              <text:p>getManyText.inputTypes="#raw";</text:p>
              <text:p>getManyText.outputType = "string";</text:p>
              <text:p>function getManyText(test, test1){</text:p>
              <text:p><text:s text:c="8"/>return ("text1 is " + test + " text2 is " + test1);</text:p>
              <text:p>}</text:p>
            </table:table-cell>
            <table:table-cell table:style-name="ce18" office:value-type="string" table:number-columns-spanned="1" table:number-rows-spanned="2">
              <text:p>-The wsdl2 should be as below;</text:p>
              <text:p>-?tryit should show a single input box. </text:p>
            </table:table-cell>
            <table:table-cell table:style-name="ce20" office:value-type="string" table:number-columns-spanned="1" table:number-rows-spanned="2">
              <text:p>PASS</text:p>
            </table:table-cell>
            <table:table-cell table:style-name="ce20" office:value-type="string" table:number-columns-spanned="1" table:number-rows-spanned="2">
              <text:p>PASS</text:p>
            </table:table-cell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number-columns-repeated="226"/>
          </table:table-row>
          <table:table-row table:style-name="ro33">
            <table:covered-table-cell table:style-name="ce14"/>
            <table:covered-table-cell table:style-name="ce18" office:value-type="string">
              <text:p>Check when inpuyTypes="#raw" and the function has input parameters which are not defined.</text:p>
            </table:covered-table-cell>
            <table:table-cell table:style-name="ce18" office:value-type="string">
              <text:p>- Deploy it and check ?wsdl2 </text:p>
            </table:table-cell>
            <table:covered-table-cell table:number-columns-repeated="2" table:style-name="ce18"/>
            <table:covered-table-cell table:number-columns-repeated="21" table:style-name="Default"/>
            <table:table-cell table:number-columns-repeated="226"/>
          </table:table-row>
          <table:table-row table:style-name="ro33">
            <table:table-cell table:style-name="ce14" office:value-type="float" office:value="3.23" table:number-columns-spanned="1" table:number-rows-spanned="2">
              <text:p>3.23</text:p>
            </table:table-cell>
            <table:table-cell table:style-name="ce18" office:value-type="string" table:number-columns-spanned="1" table:number-rows-spanned="2">
              <text:p>Test xs:dateTime binding</text:p>
            </table:table-cell>
            <table:table-cell table:style-name="ce18" office:value-type="string">
              <text:p>-Create a service using the source given.</text:p>
            </table:table-cell>
            <table:table-cell table:style-name="ce18" office:value-type="string" table:number-columns-spanned="1" table:number-rows-spanned="2">
              <text:p>readDate.inputTypes = { "instant" : "xs:dateTime" };</text:p>
              <text:p>function readDate(instant) {</text:p>
              <text:p><text:s text:c="4"/>print(typeof(instant));</text:p>
              <text:p><text:s text:c="4"/>return (instant);</text:p>
              <text:p>}</text:p>
            </table:table-cell>
            <table:table-cell table:style-name="ce18" office:value-type="string" table:number-columns-spanned="1" table:number-rows-spanned="2">
              <text:p>The ?tryit should return dateTime which was given as input, when a correct input is given. It should return an error for incorrect input.</text:p>
              <text:p/>
              <text:p>In the console it should print the variable type as 'object'.</text:p>
              <text:p/>
              <text:p>The wsdl2 should be as below;</text:p>
              <text:p>&lt;xs:sequence&gt;</text:p>
              <text:p>&lt;xs:element name="instant" type="xs:dateTime" /&gt;</text:p>
              <text:p>&lt;/xs:sequence&gt;</text:p>
              <text:p>&lt;/xs:complexType&gt;</text:p>
              <text:p>&lt;xs:element name="readDate" type="ws:readDateType" /&gt;</text:p>
              <text:p>&lt;xs:complexType name="readDateResponseType"&gt;</text:p>
              <text:p>&lt;xs:sequence&gt;</text:p>
              <text:p>&lt;xs:element name="return" type="xs:anyType" /&gt;</text:p>
              <text:p>&lt;/xs:sequence&gt;</text:p>
              <text:p>&lt;/xs:complexType&gt;</text:p>
            </table:table-cell>
            <table:table-cell table:style-name="ce20" office:value-type="string" table:number-columns-spanned="1" table:number-rows-spanned="2">
              <text:p>PASS</text:p>
            </table:table-cell>
            <table:table-cell table:style-name="ce20" office:value-type="string" table:number-columns-spanned="1" table:number-rows-spanned="2">
              <text:p>PASS</text:p>
            </table:table-cell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number-columns-repeated="223"/>
          </table:table-row>
          <table:table-row table:style-name="ro34">
            <table:covered-table-cell table:style-name="ce14" office:value-type="float" office:value="4.23">
              <text:p>4.23</text:p>
            </table:covered-table-cell>
            <table:covered-table-cell table:style-name="ce18" office:value-type="string">
              <text:p>Test xs:dateTime binding</text:p>
            </table:covered-table-cell>
            <table:table-cell table:style-name="ce18" office:value-type="string">
              <text:p>h</text:p>
            </table:table-cell>
            <table:covered-table-cell table:number-columns-repeated="2" table:style-name="ce18"/>
            <table:covered-table-cell table:number-columns-repeated="24" table:style-name="Default"/>
            <table:table-cell table:number-columns-repeated="223"/>
          </table:table-row>
          <table:table-row table:style-name="ro33">
            <table:table-cell table:style-name="ce14" office:value-type="float" office:value="3.24" table:number-columns-spanned="1" table:number-rows-spanned="2">
              <text:p>3.24</text:p>
            </table:table-cell>
            <table:table-cell table:style-name="ce18" office:value-type="string" table:number-columns-spanned="1" table:number-rows-spanned="2">
              <text:p>Test xs:date binding</text:p>
            </table:table-cell>
            <table:table-cell table:style-name="ce18" office:value-type="string">
              <office:annotation draw:style-name="gr1" draw:text-style-name="P2" svg:width="3.8173in" svg:height="1.3169in" svg:x="4.6909in" svg:y="43.4091in" draw:caption-point-x="-4.6909in" draw:caption-point-y="-43.4091in">
                <dc:date>2007-10-19T00:00:00</dc:date>
                <text:p text:style-name="P1"><text:span text:style-name="T1">When you have 'typeof' it returns the <text:s/>variable type.</text:span></text:p>
                <text:p text:style-name="P1"><text:span text:style-name="T1">e.g</text:span></text:p>
                <text:p text:style-name="P1"><text:span text:style-name="T1">DateTime is identified as 'object'</text:span></text:p>
                <text:p text:style-name="P1"><text:span text:style-name="T1">string is identified as 'object'</text:span></text:p>
              </office:annotation>
              <text:p>-Create a service using the source given.</text:p>
            </table:table-cell>
            <table:table-cell table:style-name="ce18" office:value-type="string" table:number-columns-spanned="1" table:number-rows-spanned="2">
              <text:p>photoForDate.inputTypes = {"requestedDate" : "xs:date"};</text:p>
              <text:p>photoForDate.outputType = "xml";</text:p>
              <text:p>function photoForDate(requestedDate) {</text:p>
              <text:p><text:tab/>print(requestedDate);</text:p>
              <text:p><text:tab/>print(typeof(requestedDate));</text:p>
              <text:p><text:tab/>return &lt;success/&gt;;</text:p>
              <text:p>}</text:p>
            </table:table-cell>
            <table:table-cell table:style-name="ce18" office:value-type="string" table:number-columns-spanned="1" table:number-rows-spanned="2">
              <text:p>The ?tryit should return 'success' when a correct input is given. It should return an error for incorrect input.</text:p>
              <text:p/>
              <text:p>In the console it should print the variable type as 'object'.</text:p>
              <text:p/>
              <text:p>The wsdl2 should be as below;</text:p>
              <text:p/>
            </table:table-cell>
            <table:table-cell table:style-name="ce20" office:value-type="string" table:number-columns-spanned="1" table:number-rows-spanned="2">
              <text:p>PASS</text:p>
            </table:table-cell>
            <table:table-cell table:style-name="ce20" office:value-type="string" table:number-columns-spanned="1" table:number-rows-spanned="2">
              <text:p>PASS</text:p>
            </table:table-cell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number-columns-repeated="216"/>
          </table:table-row>
          <table:table-row table:style-name="ro35">
            <table:covered-table-cell table:style-name="ce14"/>
            <table:covered-table-cell table:style-name="Default"/>
            <table:table-cell table:style-name="ce18" office:value-type="string">
              <text:p>- Invoke it using a valid xs:dateTime value of "2002-10-10".</text:p>
            </table:table-cell>
            <table:covered-table-cell table:number-columns-repeated="2" table:style-name="ce18"/>
            <table:covered-table-cell table:number-columns-repeated="31" table:style-name="Default"/>
            <table:table-cell table:number-columns-repeated="216"/>
          </table:table-row>
        </table:table-row-group>
        <table:table-row table:style-name="ro1">
          <table:table-cell table:style-name="ce14"/>
          <table:table-cell table:style-name="ce18" table:number-columns-repeated="4"/>
          <table:table-cell table:number-columns-repeated="247"/>
        </table:table-row>
        <table:table-row table:style-name="ro1">
          <table:table-cell table:style-name="ce4" office:value-type="string" table:number-columns-spanned="2" table:number-rows-spanned="1">
            <text:p>4.0 <text:s/>.safe</text:p>
          </table:table-cell>
          <table:covered-table-cell table:style-name="ce19"/>
          <table:table-cell table:style-name="ce19" table:number-columns-repeated="3"/>
          <table:table-cell table:number-columns-repeated="247"/>
        </table:table-row>
        <table:table-row-group>
          <table:table-row table:style-name="ro1">
            <table:table-cell table:style-name="ce14" office:value-type="float" office:value="4.01" table:number-columns-spanned="1" table:number-rows-spanned="2">
              <text:p>4.01</text:p>
            </table:table-cell>
            <table:table-cell table:style-name="ce18" office:value-type="string" table:number-columns-spanned="1" table:number-rows-spanned="2">
              <text:p>Check the WSDL2 when .safe annotation is set to true.</text:p>
            </table:table-cell>
            <table:table-cell table:style-name="ce18" office:value-type="string">
              <text:p>-Create a service using the source given; </text:p>
            </table:table-cell>
            <table:table-cell table:style-name="ce18" office:value-type="string" table:number-columns-spanned="1" table:number-rows-spanned="2">
              <text:p>this.documentation = "This is to test .safe annotation" ;</text:p>
              <text:p>helloSafe.safe = true;</text:p>
              <text:p><text:s/>function helloSafe(param) {</text:p>
              <text:p><text:s/><text:tab/>return (param);</text:p>
              <text:p><text:s/>}</text:p>
            </table:table-cell>
            <table:table-cell table:style-name="ce18" office:value-type="string" table:number-columns-spanned="1" table:number-rows-spanned="2">
              <text:p>The .safe annotation should appear in the WSDL2.</text:p>
              <text:p/>
              <text:p>&lt;wsdl2:operation name="helloSafe" pattern="http://www.w3.org/ns/wsdl/in-out" wsdlx:safe="true"&gt;</text:p>
              <text:p>&lt;wsdl2:input element="ws:helloSafe" wsaw:Action="urn:helloSafe" /&gt;</text:p>
              <text:p>&lt;wsdl2:output element="ws:helloSafeResponse" wsaw:Action="urn:helloSafeResponse" /&gt;</text:p>
              <text:p>&lt;/wsdl2:operation&gt;</text:p>
            </table:table-cell>
            <table:table-cell table:style-name="ce20" office:value-type="string" table:number-columns-spanned="1" table:number-rows-spanned="2">
              <text:p>PASS</text:p>
            </table:table-cell>
            <table:table-cell table:style-name="ce20" office:value-type="string" table:number-columns-spanned="1" table:number-rows-spanned="2">
              <text:p>PASS</text:p>
            </table:table-cell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number-columns-repeated="211"/>
          </table:table-row>
          <table:table-row table:style-name="ro8">
            <table:covered-table-cell table:style-name="ce14"/>
            <table:covered-table-cell table:style-name="ce18"/>
            <table:table-cell table:style-name="ce18" office:value-type="string">
              <text:p>- Access the wsdl2 of the service. </text:p>
            </table:table-cell>
            <table:covered-table-cell table:number-columns-repeated="2" table:style-name="ce18"/>
            <table:covered-table-cell table:number-columns-repeated="36" table:style-name="Default"/>
            <table:table-cell table:number-columns-repeated="211"/>
          </table:table-row>
          <table:table-row table:style-name="ro9">
            <table:table-cell table:style-name="ce14" office:value-type="float" office:value="4.02" table:number-columns-spanned="1" table:number-rows-spanned="2">
              <text:p>4.02</text:p>
            </table:table-cell>
            <table:table-cell table:style-name="ce18" office:value-type="string" table:number-columns-spanned="1" table:number-rows-spanned="2">
              <text:p>Check the deployment when the .safe annotation is set to an incorrect <text:s/>value. </text:p>
            </table:table-cell>
            <table:table-cell table:style-name="ce18" office:value-type="string">
              <text:p>-Update the service used above to reflect below; </text:p>
            </table:table-cell>
            <table:table-cell table:style-name="ce18" office:value-type="string" table:number-columns-spanned="1" table:number-rows-spanned="2">
              <text:p>this.documentation = "This is to test .safe annotation" ;</text:p>
              <text:p/>
              <text:p>helloSafe.safe = truee;</text:p>
              <text:p><text:s/>function helloSafe(param) {</text:p>
              <text:p><text:s/><text:tab/>return (param);</text:p>
              <text:p><text:s/>}</text:p>
            </table:table-cell>
            <table:table-cell table:style-name="ce18" office:value-type="string" table:number-columns-spanned="1" table:number-rows-spanned="2">
              <text:p>The startup console should give an error pointing the line which contain ".safe =truee;". </text:p>
            </table:table-cell>
            <table:table-cell table:style-name="ce20" office:value-type="string" table:number-columns-spanned="1" table:number-rows-spanned="2">
              <text:p>PASS</text:p>
            </table:table-cell>
            <table:table-cell table:style-name="ce20" office:value-type="string" table:number-columns-spanned="1" table:number-rows-spanned="2">
              <text:p>PASS</text:p>
            </table:table-cell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number-columns-repeated="206"/>
          </table:table-row>
          <table:table-row table:style-name="ro9">
            <table:covered-table-cell table:style-name="ce14"/>
            <table:covered-table-cell table:style-name="ce18"/>
            <table:table-cell table:style-name="ce18" office:value-type="string">
              <text:p>-Save the changes and check the Startup console.</text:p>
            </table:table-cell>
            <table:covered-table-cell table:number-columns-repeated="2" table:style-name="ce18"/>
            <table:covered-table-cell table:number-columns-repeated="41" table:style-name="Default"/>
            <table:table-cell table:number-columns-repeated="206"/>
          </table:table-row>
        </table:table-row-group>
        <table:table-row table:style-name="ro1">
          <table:table-cell table:style-name="ce14"/>
          <table:table-cell table:style-name="ce18" table:number-columns-repeated="4"/>
          <table:table-cell table:number-columns-repeated="247"/>
        </table:table-row>
        <table:table-row table:style-name="ro1">
          <table:table-cell table:style-name="ce4" office:value-type="string" table:number-columns-spanned="2" table:number-rows-spanned="1">
            <text:p>5.0 <text:s/>.documentation</text:p>
          </table:table-cell>
          <table:covered-table-cell table:style-name="ce19"/>
          <table:table-cell table:style-name="ce19" table:number-columns-repeated="3"/>
          <table:table-cell table:number-columns-repeated="247"/>
        </table:table-row>
        <table:table-row-group>
          <table:table-row table:style-name="ro1">
            <table:table-cell table:style-name="ce14" office:value-type="float" office:value="5.01" table:number-columns-spanned="1" table:number-rows-spanned="2">
              <text:p>5.01</text:p>
            </table:table-cell>
            <table:table-cell table:style-name="ce18" office:value-type="string" table:number-columns-spanned="1" table:number-rows-spanned="2">
              <text:p>Checking the documentation at function level.</text:p>
            </table:table-cell>
            <table:table-cell table:style-name="ce18" office:value-type="string">
              <text:p>-Create a service using the source given; </text:p>
            </table:table-cell>
            <table:table-cell table:style-name="ce18" office:value-type="string" table:number-columns-spanned="1" table:number-rows-spanned="2">
              <text:p>this.documentation = "Mashup Server version service";</text:p>
              <text:p>helloSafe.safe = true;</text:p>
              <text:p><text:s/>function helloSafe(param) {</text:p>
              <text:p><text:s/><text:tab/>return (param);</text:p>
              <text:p><text:s/>}</text:p>
            </table:table-cell>
            <table:table-cell table:style-name="ce18" office:value-type="string" table:number-columns-spanned="1" table:number-rows-spanned="2">
              <text:p>Should appear in WSDL as below;</text:p>
              <text:p/>
              <text:p>&lt;wsdl:documentation&gt;Mashup Server version service&lt;/wsdl:documentation&gt;</text:p>
            </table:table-cell>
            <table:table-cell table:style-name="ce20" office:value-type="string" table:number-columns-spanned="1" table:number-rows-spanned="2">
              <text:p>PASS</text:p>
            </table:table-cell>
            <table:table-cell table:style-name="ce20" office:value-type="string" table:number-columns-spanned="1" table:number-rows-spanned="2">
              <text:p>PASS</text:p>
            </table:table-cell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number-columns-repeated="216"/>
          </table:table-row>
          <table:table-row table:style-name="ro36">
            <table:covered-table-cell table:style-name="ce14"/>
            <table:covered-table-cell table:style-name="ce18"/>
            <table:table-cell table:style-name="ce18" office:value-type="string">
              <text:p>-Deploy it and check the wsdl2</text:p>
            </table:table-cell>
            <table:covered-table-cell table:number-columns-repeated="2" table:style-name="ce18"/>
            <table:covered-table-cell table:number-columns-repeated="31" table:style-name="Default"/>
            <table:table-cell table:number-columns-repeated="216"/>
          </table:table-row>
          <table:table-row table:style-name="ro1">
            <table:table-cell table:style-name="ce14" office:value-type="float" office:value="5.02" table:number-columns-spanned="1" table:number-rows-spanned="2">
              <text:p>5.02</text:p>
            </table:table-cell>
            <table:table-cell table:style-name="ce18" office:value-type="string" table:number-columns-spanned="1" table:number-rows-spanned="2">
              <text:p>Checking the documentation at operation level. </text:p>
            </table:table-cell>
            <table:table-cell table:style-name="ce18" office:value-type="string">
              <text:p>-Create a service using the source given; </text:p>
            </table:table-cell>
            <table:table-cell table:style-name="ce18" office:value-type="string" table:number-columns-spanned="1" table:number-rows-spanned="2">
              <text:p>helloSafe.documentation = "Mashup Server version ervice";helloSafe.safe = truee;</text:p>
              <text:p><text:s/>function helloSafe(param) {</text:p>
              <text:p><text:s/><text:tab/>return (param);</text:p>
              <text:p><text:s/>}</text:p>
            </table:table-cell>
            <table:table-cell table:style-name="ce18" office:value-type="string" table:number-columns-spanned="1" table:number-rows-spanned="2">
              <text:p>Should appear in the WSDL as below;</text:p>
              <text:p/>
              <text:p>&lt;wsdl2:operation name="helloSafe" style="http://www.w3.org/ns/wsdl/style/rpc" pattern="http://www.w3.org/ns/wsdl/in-out" wsdlx:safe="false"&gt;</text:p>
              <text:p>&lt;wsdl2:documentation&gt;Mashup Server version service&lt;/wsdl2:documentation&gt;</text:p>
              <text:p>&lt;wsdl2:input element="ws:helloSafe" wsaw:Action="http://services.mashup.wso2.org/testcase/ServiceInterface/helloSafeRequest"/&gt;</text:p>
              <text:p>&lt;wsdl2:output element="ws:helloSafeResponse" wsaw:Action="http://services.mashup.wso2.org/testcase/ServiceInterface/helloSafeResponse"/&gt;</text:p>
              <text:p>&lt;/wsdl2:operation&gt;</text:p>
            </table:table-cell>
            <table:table-cell table:style-name="ce20" office:value-type="string" table:number-columns-spanned="1" table:number-rows-spanned="2">
              <text:p>PASS</text:p>
            </table:table-cell>
            <table:table-cell table:style-name="ce20" office:value-type="string" table:number-columns-spanned="1" table:number-rows-spanned="2">
              <text:p>PASS</text:p>
            </table:table-cell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number-columns-repeated="212"/>
          </table:table-row>
          <table:table-row table:style-name="ro37">
            <table:covered-table-cell table:style-name="ce14"/>
            <table:covered-table-cell table:style-name="ce18"/>
            <table:table-cell table:style-name="ce18" office:value-type="string">
              <text:p>-Deploy it and check the wsdl2</text:p>
            </table:table-cell>
            <table:covered-table-cell table:number-columns-repeated="2" table:style-name="ce18"/>
            <table:covered-table-cell table:number-columns-repeated="35" table:style-name="Default"/>
            <table:table-cell table:number-columns-repeated="212"/>
          </table:table-row>
        </table:table-row-group>
        <table:table-row table:style-name="ro1">
          <table:table-cell table:style-name="ce14"/>
          <table:table-cell table:style-name="ce18" table:number-columns-repeated="4"/>
          <table:table-cell table:number-columns-repeated="247"/>
        </table:table-row>
        <table:table-row table:style-name="ro1">
          <table:table-cell table:style-name="ce4" office:value-type="string" table:number-columns-spanned="2" table:number-rows-spanned="1">
            <text:p>6.0 .schemaTargetNamespace</text:p>
          </table:table-cell>
          <table:covered-table-cell table:style-name="ce19"/>
          <table:table-cell table:style-name="ce19" table:number-columns-repeated="3"/>
          <table:table-cell table:number-columns-repeated="247"/>
        </table:table-row>
        <table:table-row-group>
          <table:table-row table:style-name="ro1">
            <table:table-cell table:style-name="ce14" office:value-type="float" office:value="6.01" table:number-columns-spanned="1" table:number-rows-spanned="2">
              <text:p>6.01</text:p>
            </table:table-cell>
            <table:table-cell table:style-name="ce18" office:value-type="string" table:number-columns-spanned="1" table:number-rows-spanned="2">
              <text:p>Checking if the schemaTagetName space is correctly appearing in <text:s/>wsdl2. </text:p>
            </table:table-cell>
            <table:table-cell table:style-name="ce18" office:value-type="string">
              <text:p>-Create a service using the source given.</text:p>
            </table:table-cell>
            <table:table-cell table:style-name="ce18" office:value-type="string" table:number-columns-spanned="1" table:number-rows-spanned="2">
              <text:p>this.documentation = "This is to test .schemaTargetNamespace annotation" ;</text:p>
              <text:p>this.schemaTargetNamespace = "http://wso2.org/schema";</text:p>
              <text:p/>
              <text:p>function helloTNameSpace(param) {</text:p>
              <text:p><text:s/><text:tab/>return (param);</text:p>
              <text:p><text:s/>}</text:p>
            </table:table-cell>
            <table:table-cell table:style-name="ce18" office:value-type="string" table:number-columns-spanned="1" table:number-rows-spanned="2">
              <text:p>The target namespace defined should appear in WSDL document as below;</text:p>
              <text:p/>
              <text:p>&lt;xs:schema attributeFormDefault="unqualified" elementFormDefault="unqualified"</text:p>
              <text:p>targetNamespace="<text:a xlink:href="http://wso2.org/schema">http://wso2.org/schema</text:a>"&gt;</text:p>
            </table:table-cell>
            <table:table-cell table:style-name="ce20" office:value-type="string" table:number-columns-spanned="1" table:number-rows-spanned="2">
              <text:p>PASS</text:p>
            </table:table-cell>
            <table:table-cell table:style-name="ce20" office:value-type="string" table:number-columns-spanned="1" table:number-rows-spanned="2">
              <text:p>PASS</text:p>
            </table:table-cell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number-columns-repeated="209"/>
          </table:table-row>
          <table:table-row table:style-name="ro23">
            <table:covered-table-cell table:style-name="ce14"/>
            <table:covered-table-cell table:style-name="ce18"/>
            <table:table-cell table:style-name="ce18" office:value-type="string">
              <text:p>-Deploy it and check the wsdl2</text:p>
            </table:table-cell>
            <table:covered-table-cell table:number-columns-repeated="2" table:style-name="ce18"/>
            <table:covered-table-cell table:number-columns-repeated="38" table:style-name="Default"/>
            <table:table-cell table:number-columns-repeated="209"/>
          </table:table-row>
        </table:table-row-group>
        <table:table-row table:style-name="ro1">
          <table:table-cell table:style-name="ce14"/>
          <table:table-cell table:style-name="ce18" table:number-columns-repeated="4"/>
          <table:table-cell table:number-columns-repeated="247"/>
        </table:table-row>
        <table:table-row table:style-name="ro1">
          <table:table-cell table:style-name="ce4" office:value-type="string" table:number-columns-spanned="2" table:number-rows-spanned="1">
            <text:p>7.0 .targetNamespace</text:p>
          </table:table-cell>
          <table:covered-table-cell table:style-name="ce19"/>
          <table:table-cell table:style-name="ce19" table:number-columns-repeated="3"/>
          <table:table-cell table:number-columns-repeated="247"/>
        </table:table-row>
        <table:table-row-group>
          <table:table-row table:style-name="ro1">
            <table:table-cell table:style-name="ce14" office:value-type="float" office:value="7.01" table:number-columns-spanned="1" table:number-rows-spanned="2">
              <text:p>7.01</text:p>
            </table:table-cell>
            <table:table-cell table:style-name="ce18" office:value-type="string" table:number-columns-spanned="1" table:number-rows-spanned="2">
              <text:p>Checking if the TagetNamespace is correctly appearing in <text:s/>wsdl2.</text:p>
            </table:table-cell>
            <table:table-cell table:style-name="ce18" office:value-type="string">
              <text:p>-Create a service using the source given.</text:p>
            </table:table-cell>
            <table:table-cell table:style-name="ce18" office:value-type="string" table:number-columns-spanned="1" table:number-rows-spanned="2">
              <text:p>this.documentation ="This is to test .TargetNamespace annotation" ;</text:p>
              <text:p>this.TargetNamespace = "http://wso2.org/schema";</text:p>
              <text:p/>
              <text:p>function helloTNameSpace(param) {</text:p>
              <text:p><text:s/><text:tab/>return (param);</text:p>
              <text:p><text:s/>}</text:p>
            </table:table-cell>
            <table:table-cell table:style-name="ce18" office:value-type="string" table:number-columns-spanned="1" table:number-rows-spanned="2">
              <text:p>The target schema namespace defined should appear in WSDL document as below;</text:p>
              <text:p/>
              <text:p>&lt;xs:schema attributeFormDefault="unqualified" elementFormDefault="unqualified" targetNamespace="<text:a xlink:href="http://services.mashup.wso2.org/testcase?xsd">http://services.mashup.wso2.org/testcase?xsd</text:a>"&gt;</text:p>
            </table:table-cell>
            <table:table-cell table:style-name="ce20" office:value-type="string" table:number-columns-spanned="1" table:number-rows-spanned="2">
              <text:p>PASS</text:p>
            </table:table-cell>
            <table:table-cell table:style-name="ce20" office:value-type="string" table:number-columns-spanned="1" table:number-rows-spanned="2">
              <text:p>PASS</text:p>
            </table:table-cell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style-name="ce20" table:number-columns-spanned="1" table:number-rows-spanned="2"/>
            <table:table-cell table:number-columns-repeated="212"/>
          </table:table-row>
          <table:table-row table:style-name="ro38">
            <table:covered-table-cell table:style-name="ce14"/>
            <table:covered-table-cell table:style-name="ce18"/>
            <table:table-cell table:style-name="ce18" office:value-type="string">
              <text:p>-Deploy it and check the wsdl2</text:p>
            </table:table-cell>
            <table:covered-table-cell table:number-columns-repeated="2" table:style-name="ce18"/>
            <table:covered-table-cell table:number-columns-repeated="35" table:style-name="Default"/>
            <table:table-cell table:number-columns-repeated="212"/>
          </table:table-row>
        </table:table-row-group>
        <table:table-row table:style-name="ro1">
          <table:table-cell table:style-name="ce14"/>
          <table:table-cell table:style-name="ce18" table:number-columns-repeated="4"/>
          <table:table-cell table:number-columns-repeated="247"/>
        </table:table-row>
        <table:table-row table:style-name="ro1" table:number-rows-repeated="65430">
          <table:table-cell table:number-columns-repeated="252"/>
        </table:table-row>
        <table:table-row table:style-name="ro1">
          <table:table-cell table:number-columns-repeated="252"/>
        </table:table-row>
      </table:table>
      <table:table table:name="Host Objects" table:style-name="ta1" table:print="false">
        <table:table-column table:style-name="co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248" table:default-cell-style-name="ce1"/>
        <table:table-row table:style-name="ro1">
          <table:table-cell table:number-columns-repeated="253"/>
        </table:table-row>
        <table:table-row table:style-name="ro1">
          <table:table-cell table:style-name="ce2" office:value-type="string" table:number-columns-spanned="5" table:number-rows-spanned="1">
            <text:p>Mashup Server Test Cases – Host Objects</text:p>
          </table:table-cell>
          <table:covered-table-cell table:number-columns-repeated="4" table:style-name="Default"/>
          <table:table-cell table:number-columns-repeated="248"/>
        </table:table-row>
        <table:table-row table:style-name="ro1" table:number-rows-repeated="2">
          <table:table-cell table:number-columns-repeated="253"/>
        </table:table-row>
        <table:table-row table:style-name="ro1">
          <table:table-cell table:style-name="ce21" office:value-type="string">
            <text:p>#</text:p>
          </table:table-cell>
          <table:table-cell table:style-name="ce22" office:value-type="string">
            <text:p>Test scenario</text:p>
          </table:table-cell>
          <table:table-cell table:style-name="ce22" office:value-type="string">
            <text:p>Test Procedure</text:p>
          </table:table-cell>
          <table:table-cell table:style-name="ce22" office:value-type="string">
            <text:p>Service script</text:p>
          </table:table-cell>
          <table:table-cell table:style-name="ce22" office:value-type="string">
            <text:p>Expected Results</text:p>
          </table:table-cell>
          <table:table-cell table:style-name="ce16" office:value-type="string">
            <text:p>Actual Results</text:p>
          </table:table-cell>
          <table:table-cell table:style-name="ce24" table:number-columns-repeated="246"/>
          <table:table-cell table:style-name="ce25"/>
        </table:table-row>
        <table:table-row table:style-name="ro1">
          <table:table-cell table:style-name="ce4" office:value-type="string" table:number-columns-spanned="2" table:number-rows-spanned="1">
            <text:p>1.0 <text:s/>File host object</text:p>
          </table:table-cell>
          <table:covered-table-cell table:style-name="ce19"/>
          <table:table-cell table:style-name="ce19" table:number-columns-repeated="3"/>
          <table:table-cell table:style-name="ce19" office:value-type="string">
            <text:p>Nightly 30/06</text:p>
          </table:table-cell>
          <table:table-cell table:style-name="ce15" table:number-columns-repeated="246"/>
          <table:table-cell/>
        </table:table-row>
        <table:table-row-group>
          <table:table-row table:style-name="ro1">
            <table:table-cell table:style-name="ce5" office:value-type="float" office:value="1.01" table:number-columns-spanned="1" table:number-rows-spanned="2">
              <text:p>1.01</text:p>
            </table:table-cell>
            <table:table-cell table:style-name="ce5" office:value-type="string" table:number-columns-spanned="1" table:number-rows-spanned="2">
              <text:p>Checking <text:s/>the following APIs;</text:p>
              <text:p>openForWritting()</text:p>
              <text:p>openForReading()</text:p>
              <text:p>read()</text:p>
              <text:p>readLine()</text:p>
              <text:p>write()</text:p>
              <text:p>close()</text:p>
              <text:p>createFile(</text:p>
              <text:p>print()) </text:p>
            </table:table-cell>
            <table:table-cell table:style-name="ce5" office:value-type="string">
              <text:p>-Create a service using the source given.</text:p>
            </table:table-cell>
            <table:table-cell table:style-name="ce5" office:value-type="string" table:number-columns-spanned="1" table:number-rows-spanned="2">
              <text:p>this.serviceName = "fileHostObjectTesting";</text:p>
              <text:p>this.documentation = &lt;div&gt;This is a service used to QA the &lt;b&gt;file host objects&lt;/b&gt;.&lt;/div&gt;;</text:p>
              <text:p/>
              <text:p>//get the file object</text:p>
              <text:p>var file = new File ("hello.text");</text:p>
              <text:p/>
              <text:p>newFile.inputTypes = {};</text:p>
              <text:p>newFile.outputType = "string";</text:p>
              <text:p>function newFile(){</text:p>
              <text:p>//cretae a new instance of the file object</text:p>
              <text:p><text:tab/>var result = file.createFile();</text:p>
              <text:p><text:tab/>if (!result){</text:p>
              <text:p><text:tab/><text:tab/>return (result + " = file was not created");}</text:p>
              <text:p><text:tab/>else{</text:p>
              <text:p><text:tab/><text:tab/>return (result + " = file was created"); }}</text:p>
              <text:p/>
              <text:p>WritingReading.inputTypes = {"text" :"string"};</text:p>
              <text:p>WritingReading.outputType = "string";</text:p>
              <text:p>function WritingReading(text){</text:p>
              <text:p><text:tab/>file.openForWriting();</text:p>
              <text:p><text:tab/>file.write(text);</text:p>
              <text:p><text:tab/>file.close();</text:p>
              <text:p><text:tab/>file.openForReading();</text:p>
              <text:p><text:tab/>var readtext = file.read(10);</text:p>
              <text:p><text:tab/>file.close();</text:p>
              <text:p><text:tab/>return (readtext);</text:p>
              <text:p>}</text:p>
            </table:table-cell>
            <table:table-cell table:style-name="ce5" office:value-type="string" table:number-columns-spanned="1" table:number-rows-spanned="2">
              <text:p>- After the service is deployed there should be a hello.txt file created in the &lt;service name&gt;.resources folder.</text:p>
              <text:p>- The WrittingReading function should add a text to the file and also should read and return the 10 chars of the text from ?tryit</text:p>
            </table:table-cell>
            <table:table-cell table:number-columns-repeated="248"/>
          </table:table-row>
          <table:table-row table:style-name="ro39">
            <table:covered-table-cell table:number-columns-repeated="2" table:style-name="ce5"/>
            <table:table-cell table:style-name="ce5" office:value-type="string">
              <text:p>-Deploy the service</text:p>
            </table:table-cell>
            <table:covered-table-cell table:number-columns-repeated="2" table:style-name="ce5"/>
            <table:table-cell office:value-type="string">
              <text:p>PASS</text:p>
            </table:table-cell>
            <table:table-cell table:number-columns-repeated="247"/>
          </table:table-row>
          <table:table-row table:style-name="ro1">
            <table:table-cell table:style-name="ce5" office:value-type="float" office:value="1.02" table:number-columns-spanned="1" table:number-rows-spanned="2">
              <text:p>1.02</text:p>
            </table:table-cell>
            <table:table-cell table:style-name="ce5" office:value-type="string" table:number-columns-spanned="1" table:number-rows-spanned="2">
              <text:p>Checking <text:s/>the following APIs;</text:p>
              <text:p>openForWritting()</text:p>
              <text:p>writeLine()</text:p>
              <text:p>write()</text:p>
              <text:p>close()</text:p>
              <text:p>createFile(</text:p>
              <text:p>print()</text:p>
              <text:p>deleteFile() </text:p>
              <text:p>move()</text:p>
            </table:table-cell>
            <table:table-cell table:style-name="ce5" office:value-type="string">
              <text:p>-Create a service using the source given.</text:p>
            </table:table-cell>
            <table:table-cell table:style-name="ce5" office:value-type="string" table:number-columns-spanned="1" table:number-rows-spanned="2">
              <text:p>function FileMove(){</text:p>
              <text:p><text:s text:c="2"/>var fileM = new File("helloM.txt");</text:p>
              <text:p><text:s text:c="2"/>fileM.createFile();</text:p>
              <text:p><text:s text:c="2"/>var moved = fileM.move("moved/helloM.txt");</text:p>
              <text:p><text:s text:c="2"/>return moved;</text:p>
              <text:p><text:s/>}</text:p>
              <text:p/>
              <text:p><text:s/>function FileCreate(){</text:p>
              <text:p><text:s text:c="2"/>var fileC = new File("tempdir/helloC.txt");</text:p>
              <text:p><text:s text:c="2"/>var resultC= fileC.createFile();</text:p>
              <text:p><text:s text:c="2"/>return resultC;</text:p>
              <text:p><text:s/>}</text:p>
              <text:p/>
              <text:p><text:s/>function FileDelete(){</text:p>
              <text:p><text:s text:c="2"/>var fileD = new File("helloD.txt");</text:p>
              <text:p><text:s text:c="2"/>fileD.createFile();</text:p>
              <text:p/>
              <text:p><text:s text:c="2"/>var resultD= fileD.deleteFile();</text:p>
              <text:p><text:s text:c="2"/>return resultD;</text:p>
              <text:p><text:s/>}</text:p>
              <text:p/>
              <text:p><text:s/>function FileWrite(){</text:p>
              <text:p><text:s text:c="2"/>var fileW = new File("helloW.txt");</text:p>
              <text:p><text:s text:c="2"/>if (fileW.exists){</text:p>
              <text:p><text:s text:c="2"/>fileW.openForWriting();</text:p>
              <text:p><text:s text:c="2"/>fileW.writeLine("this is a new line");</text:p>
              <text:p><text:s text:c="2"/>}</text:p>
              <text:p/>
              <text:p><text:s text:c="2"/>fileW.createFile();</text:p>
              <text:p><text:s text:c="2"/>fileW.openForWriting();</text:p>
              <text:p><text:s text:c="2"/>fileW.write("WSO2 Mashup Server");</text:p>
              <text:p><text:s text:c="2"/>fileW.close();</text:p>
              <text:p><text:s/>}</text:p>
            </table:table-cell>
            <table:table-cell table:style-name="ce5" office:value-type="string" table:number-columns-spanned="1" table:number-rows-spanned="2">
              <text:p>FileMove() =Should create helloM.txt in &lt;serviceName&gt;.resources folder and move it to &lt;serviceName&gt;.resources\moved. <text:s/>Should return 'true' in ?tryit if the file is moved and 'false' otherwise.</text:p>
              <text:p/>
              <text:p>FileCreate() =Should create a helloC.txt in <text:s/>&lt;serviceName&gt;.resources\tempdir folder. Should return 'true' in ?tryit if the file was created and 'false' otherwise.</text:p>
              <text:p/>
              <text:p>FileDelete() =Should create a helloC.txt in <text:s/>&lt;serviceName&gt;.resources\ folder and delete it.</text:p>
              <text:p/>
              <text:p>FileWrite() = Should create a helloC.txt in <text:s/>&lt;serviceName&gt;.resources\ folder and write a line "WSO2 Mashup Server" in it. If the file already exists the line "this is a new line should be written".</text:p>
            </table:table-cell>
            <table:table-cell table:number-columns-repeated="248"/>
          </table:table-row>
          <table:table-row table:style-name="ro40">
            <table:covered-table-cell table:number-columns-repeated="2" table:style-name="ce5"/>
            <table:table-cell table:style-name="ce5" office:value-type="string">
              <text:p>-Deploy the service</text:p>
            </table:table-cell>
            <table:covered-table-cell table:number-columns-repeated="2" table:style-name="ce5"/>
            <table:table-cell office:value-type="string">
              <text:p>PASS</text:p>
            </table:table-cell>
            <table:table-cell table:number-columns-repeated="247"/>
          </table:table-row>
        </table:table-row-group>
        <table:table-row table:style-name="ro1">
          <table:table-cell table:style-name="ce5" table:number-columns-repeated="5"/>
          <table:table-cell table:number-columns-repeated="248"/>
        </table:table-row>
        <table:table-row table:style-name="ro1">
          <table:table-cell table:style-name="ce4" office:value-type="string" table:number-columns-spanned="2" table:number-rows-spanned="1">
            <text:p>2.0 Session host object</text:p>
          </table:table-cell>
          <table:covered-table-cell table:style-name="ce19"/>
          <table:table-cell table:style-name="ce19" table:number-columns-repeated="3"/>
          <table:table-cell table:style-name="ce15" table:number-columns-repeated="247"/>
          <table:table-cell/>
        </table:table-row>
        <table:table-row-group>
          <table:table-row table:style-name="ro9">
            <table:table-cell table:style-name="ce5"/>
            <table:table-cell table:style-name="ce5" office:value-type="string">
              <text:p>Checking the 'application' session host object. </text:p>
            </table:table-cell>
            <table:table-cell table:style-name="ce5" table:number-columns-repeated="3"/>
            <table:table-cell table:number-columns-repeated="248"/>
          </table:table-row>
          <table:table-row table:style-name="ro5">
            <table:table-cell table:style-name="ce5"/>
            <table:table-cell table:style-name="ce5" office:value-type="string">
              <text:p>Checking the 'transportsession' session host object.</text:p>
            </table:table-cell>
            <table:table-cell table:style-name="ce5" table:number-columns-repeated="3"/>
            <table:table-cell table:number-columns-repeated="248"/>
          </table:table-row>
          <table:table-row table:style-name="ro9">
            <table:table-cell table:style-name="ce5"/>
            <table:table-cell table:style-name="ce5" office:value-type="string">
              <text:p>Checking the 'request' session host object. </text:p>
            </table:table-cell>
            <table:table-cell table:style-name="ce5" table:number-columns-repeated="3"/>
            <table:table-cell table:number-columns-repeated="248"/>
          </table:table-row>
        </table:table-row-group>
        <table:table-row table:style-name="ro1">
          <table:table-cell table:number-columns-repeated="253"/>
        </table:table-row>
        <table:table-row table:style-name="ro1">
          <table:table-cell table:style-name="ce4" office:value-type="string" table:number-columns-spanned="2" table:number-rows-spanned="1">
            <text:p>2.0 <text:s/>System host object</text:p>
          </table:table-cell>
          <table:covered-table-cell table:style-name="ce19"/>
          <table:table-cell table:style-name="ce19" table:number-columns-repeated="3"/>
          <table:table-cell table:style-name="ce15" table:number-columns-repeated="247"/>
          <table:table-cell/>
        </table:table-row>
        <table:table-row-group>
          <table:table-row table:style-name="ro1">
            <table:table-cell table:style-name="ce5"/>
            <table:table-cell table:style-name="ce5" office:value-type="string">
              <text:p>Checking a simple scenario </text:p>
            </table:table-cell>
            <table:table-cell table:style-name="ce5" table:number-columns-repeated="3"/>
            <table:table-cell table:number-columns-repeated="248"/>
          </table:table-row>
          <table:table-row table:style-name="ro9">
            <table:table-cell table:style-name="ce5"/>
            <table:table-cell table:style-name="ce5" office:value-type="string">
              <text:p>Checking a scenario with the a .js included.</text:p>
            </table:table-cell>
            <table:table-cell table:style-name="ce5" table:number-columns-repeated="3"/>
            <table:table-cell table:number-columns-repeated="248"/>
          </table:table-row>
        </table:table-row-group>
        <table:table-row table:style-name="ro1">
          <table:table-cell table:style-name="ce5"/>
          <table:table-cell table:style-name="ce23"/>
          <table:table-cell table:style-name="ce5" table:number-columns-repeated="3"/>
          <table:table-cell table:number-columns-repeated="248"/>
        </table:table-row>
        <table:table-row table:style-name="ro1">
          <table:table-cell table:style-name="ce4" office:value-type="string" table:number-columns-spanned="2" table:number-rows-spanned="1">
            <text:p>3.0 <text:s/>Atom host object</text:p>
          </table:table-cell>
          <table:covered-table-cell table:style-name="ce19"/>
          <table:table-cell table:style-name="ce19" table:number-columns-repeated="3"/>
          <table:table-cell table:style-name="ce15" table:number-columns-repeated="247"/>
          <table:table-cell/>
        </table:table-row>
        <table:table-row-group>
          <table:table-row table:style-name="ro41">
            <table:table-cell table:style-name="ce5" office:value-type="float" office:value="3.01">
              <text:p>3.01</text:p>
            </table:table-cell>
            <table:table-cell table:style-name="ce23"/>
            <table:table-cell table:style-name="ce5" office:value-type="string">
              <text:p>-Create a service using the source given.</text:p>
              <text:p>-Deploy the service and check the WSDL and tryit</text:p>
            </table:table-cell>
            <table:table-cell table:style-name="ce5" office:value-type="string">
              <text:p>atomFeedTest.inputTypes = {};</text:p>
              <text:p>atomFeedTest.outputType = "string";</text:p>
              <text:p>function atomFeedTest(){</text:p>
              <text:p><text:s text:c="4"/>//Creating a feed</text:p>
              <text:p><text:s text:c="4"/>var atomFeed = new AtomFeed();</text:p>
              <text:p/>
              <text:p><text:s text:c="4"/>//Creating an Entry</text:p>
              <text:p><text:s text:c="4"/>var atomEntry = new AtomEntry();</text:p>
              <text:p><text:s text:c="4"/>atomEntry.id= "id:Testing";</text:p>
              <text:p><text:s text:c="4"/>atomEntry.author= "Tester";</text:p>
              <text:p><text:s text:c="4"/>atomEntry.content = "This is a test string to be stored as content in the entry.";</text:p>
              <text:p/>
              <text:p><text:s text:c="4"/>//Adding the entry to the feed</text:p>
              <text:p><text:s text:c="4"/>atomFeed.addEntry(atomEntry);</text:p>
              <text:p/>
              <text:p><text:s text:c="4"/>//Writing the feed to a file</text:p>
              <text:p><text:s text:c="4"/>var result = atomFeed.writeTo("new.xml");</text:p>
              <text:p><text:tab/>return result;</text:p>
              <text:p><text:s/>}</text:p>
            </table:table-cell>
            <table:table-cell table:style-name="ce5" office:value-type="string">
              <text:p>-new.xml should be created in &lt;serviceName&gt;.resources folder and it should have the atom entry in it. </text:p>
            </table:table-cell>
            <table:table-cell table:number-columns-repeated="248"/>
          </table:table-row>
        </table:table-row-group>
        <table:table-row table:style-name="ro1">
          <table:table-cell table:number-columns-repeated="253"/>
        </table:table-row>
        <table:table-row table:style-name="ro1">
          <table:table-cell table:style-name="ce4" office:value-type="string" table:number-columns-spanned="2" table:number-rows-spanned="1">
            <text:p>4.0 <text:s/>RSS host object</text:p>
          </table:table-cell>
          <table:covered-table-cell table:style-name="ce19"/>
          <table:table-cell table:style-name="ce19" table:number-columns-repeated="3"/>
          <table:table-cell table:style-name="ce15" table:number-columns-repeated="247"/>
          <table:table-cell/>
        </table:table-row>
        <table:table-row-group>
          <table:table-row table:style-name="ro1">
            <table:table-cell table:style-name="ce5" office:value-type="float" office:value="4.01" table:number-columns-spanned="1" table:number-rows-spanned="2">
              <text:p>4.01</text:p>
            </table:table-cell>
            <table:table-cell table:style-name="ce5" office:value-type="string" table:number-columns-spanned="1" table:number-rows-spanned="2">
              <text:p>Check the following APIs;</text:p>
              <text:p>feed(), reader() APIs</text:p>
            </table:table-cell>
            <table:table-cell table:style-name="ce5" office:value-type="string">
              <text:p>-Create a service using the source given.</text:p>
            </table:table-cell>
            <table:table-cell table:style-name="ce5" office:value-type="string" table:number-columns-spanned="1" table:number-rows-spanned="2">
              <text:p>feedTest1.inputTypes = {};</text:p>
              <text:p><text:s/>feedTest1.outputType = "string";</text:p>
              <text:p><text:s/>function feedTest1(){</text:p>
              <text:p><text:s text:c="2"/>var reader = new FeedReader();</text:p>
              <text:p><text:s text:c="2"/>var feed = new Feed();</text:p>
              <text:p><text:s text:c="2"/>feed = reader.get("http://www.formula1.com/rss/news/headlines.rss");</text:p>
              <text:p><text:s text:c="2"/>var result =feed.writeTo("test.xml");</text:p>
              <text:p/>
              <text:p><text:s text:c="2"/>var entries = feed.getEntries();</text:p>
              <text:p><text:s text:c="2"/>return entries;</text:p>
              <text:p><text:s/>}</text:p>
            </table:table-cell>
            <table:table-cell table:style-name="ce5" office:value-type="string" table:number-columns-spanned="1" table:number-rows-spanned="2">
              <text:p>The ?tryit should return the the feed object that was read.</text:p>
            </table:table-cell>
            <table:table-cell table:number-columns-repeated="248"/>
          </table:table-row>
          <table:table-row table:style-name="ro42">
            <table:covered-table-cell table:number-columns-repeated="2" table:style-name="ce5"/>
            <table:table-cell table:style-name="ce5" office:value-type="string">
              <text:p>-Save and deploy the service. Check the tryit.</text:p>
            </table:table-cell>
            <table:covered-table-cell table:number-columns-repeated="2" table:style-name="ce5"/>
            <table:table-cell table:number-columns-repeated="248"/>
          </table:table-row>
          <table:table-row table:style-name="ro1">
            <table:table-cell table:style-name="ce5" office:value-type="float" office:value="4.02" table:number-columns-spanned="1" table:number-rows-spanned="2">
              <text:p>4.02</text:p>
            </table:table-cell>
            <table:table-cell table:style-name="ce5" office:value-type="string" table:number-columns-spanned="1" table:number-rows-spanned="2">
              <text:p>Check the exception handling.</text:p>
            </table:table-cell>
            <table:table-cell table:style-name="ce5" office:value-type="string">
              <text:p>-Create a service using the source given.</text:p>
            </table:table-cell>
            <table:table-cell table:style-name="ce5" office:value-type="string" table:number-columns-spanned="1" table:number-rows-spanned="2">
              <text:p>feedTest1.inputTypes = {};</text:p>
              <text:p><text:s/>feedTest1.outputType = "string";</text:p>
              <text:p><text:s/>function feedTest1(){</text:p>
              <text:p><text:s/>var reader = new FeedReader();</text:p>
              <text:p><text:s/>var feed = new Feed();</text:p>
              <text:p><text:s/>try {</text:p>
              <text:p><text:s text:c="2"/>feed = reader.get("http://wso2.org/atom/feed");</text:p>
              <text:p><text:s/>}</text:p>
              <text:p><text:s/>catch (e) {</text:p>
              <text:p><text:s/>throw ("invalid feed");</text:p>
              <text:p><text:s/>}</text:p>
              <text:p><text:s/>var result =feed.writeTo("test.xml");</text:p>
              <text:p/>
              <text:p><text:s/>var entries = feed.getEntries();</text:p>
              <text:p><text:s/>return entries;</text:p>
              <text:p><text:s/>}</text:p>
            </table:table-cell>
            <table:table-cell table:style-name="ce5" office:value-type="string" table:number-columns-spanned="1" table:number-rows-spanned="2">
              <text:p>The ?tryit should catch the error in the RSS feed. </text:p>
            </table:table-cell>
            <table:table-cell table:number-columns-repeated="248"/>
          </table:table-row>
          <table:table-row table:style-name="ro43">
            <table:covered-table-cell table:number-columns-repeated="2" table:style-name="ce5"/>
            <table:table-cell table:style-name="ce5" office:value-type="string">
              <text:p>-Save and deploy the service. Check the tryit.</text:p>
            </table:table-cell>
            <table:covered-table-cell table:number-columns-repeated="2" table:style-name="ce5"/>
            <table:table-cell table:number-columns-repeated="248"/>
          </table:table-row>
        </table:table-row-group>
        <table:table-row table:style-name="ro1" table:number-rows-repeated="65507">
          <table:table-cell table:number-columns-repeated="253"/>
        </table:table-row>
        <table:table-row table:style-name="ro1">
          <table:table-cell table:number-columns-repeated="253"/>
        </table:table-row>
      </table:table>
      <table:table table:name="Data Binding" table:style-name="ta1" table:print="false">
        <table:table-column table:style-name="co6" table:default-cell-style-name="ce26"/>
        <table:table-column table:style-name="co22" table:default-cell-style-name="ce26"/>
        <table:table-column table:style-name="co23" table:default-cell-style-name="ce26"/>
        <table:table-column table:style-name="co6" table:default-cell-style-name="ce26"/>
        <table:table-column table:style-name="co24" table:default-cell-style-name="ce26"/>
        <table:table-column table:style-name="co6" table:number-columns-repeated="251" table:default-cell-style-name="ce26"/>
        <table:table-row table:style-name="ro44">
          <table:table-cell table:number-columns-repeated="256"/>
        </table:table-row>
        <table:table-row table:style-name="ro45">
          <table:table-cell table:style-name="ce27" table:number-columns-repeated="2"/>
          <table:table-cell table:style-name="ce27" office:value-type="string">
            <text:p>Service script</text:p>
          </table:table-cell>
          <table:table-cell table:style-name="ce27" office:value-type="string">
            <text:p>Input</text:p>
          </table:table-cell>
          <table:table-cell table:style-name="ce27" office:value-type="string">
            <text:p>Results</text:p>
          </table:table-cell>
          <table:table-cell table:number-columns-repeated="251"/>
        </table:table-row>
        <table:table-row table:style-name="ro44">
          <table:table-cell table:style-name="ce28"/>
          <table:table-cell table:style-name="ce30" table:number-columns-repeated="4"/>
          <table:table-cell table:number-columns-repeated="251"/>
        </table:table-row>
        <table:table-row table:style-name="ro5">
          <table:table-cell table:style-name="ce29"/>
          <table:table-cell table:style-name="ce29" office:value-type="string">
            <text:p>Output should be wrapped with response tags when the type is not defined.</text:p>
          </table:table-cell>
          <table:table-cell table:style-name="ce29" office:value-type="string">
            <text:p>function echo(param){</text:p>
            <text:p><text:s text:c="4"/>return param;</text:p>
            <text:p>}</text:p>
          </table:table-cell>
          <table:table-cell table:style-name="ce29" office:value-type="string">
            <text:p>&lt;x&gt;x&lt;/x&gt;</text:p>
          </table:table-cell>
          <table:table-cell table:style-name="ce29" office:value-type="string">
            <text:p>&lt;ws:echoResponse xmlns:ws="<text:a xlink:href="http://www.w3.org/2001/XMLSchema">http://www.w3.org/2001/XMLSchema</text:a>"&gt;</text:p>
            <text:p><text:s text:c="12"/>&lt;x&gt;x&lt;/x&gt;</text:p>
            <text:p>&lt;/ws:echoResponse&gt;</text:p>
          </table:table-cell>
          <table:table-cell table:number-columns-repeated="251"/>
        </table:table-row>
        <table:table-row table:style-name="ro5">
          <table:table-cell table:style-name="ce29"/>
          <table:table-cell table:style-name="ce29" office:value-type="string">
            <text:p>When the input is not defined the input should be given in XML format.</text:p>
          </table:table-cell>
          <table:table-cell table:style-name="ce29" office:value-type="string">
            <text:p>function echo(param){</text:p>
            <text:p><text:s text:c="4"/>return param;</text:p>
            <text:p>}</text:p>
          </table:table-cell>
          <table:table-cell table:style-name="ce29" office:value-type="string">
            <text:p>X</text:p>
          </table:table-cell>
          <table:table-cell table:style-name="ce29" office:value-type="string">
            <text:p><text:tab/></text:p>
            <text:p>Fault: Non-XML payload is not allowed. PayLoad inside the SOAP body needs to be an XML element.</text:p>
          </table:table-cell>
          <table:table-cell table:number-columns-repeated="251"/>
        </table:table-row>
        <table:table-row table:style-name="ro10">
          <table:table-cell table:style-name="ce29"/>
          <table:table-cell table:style-name="ce29" office:value-type="string">
            <text:p>Check if an error is returned</text:p>
          </table:table-cell>
          <table:table-cell table:style-name="ce29" office:value-type="string">
            <text:p>function throwException(param){</text:p>
            <text:p><text:tab/>throw Error("This Must Fail");</text:p>
            <text:p><text:s text:c="4"/>return param;</text:p>
            <text:p>}</text:p>
          </table:table-cell>
          <table:table-cell table:style-name="ce29" office:value-type="string">
            <text:p>&lt;x&gt;x&lt;/x&gt;</text:p>
          </table:table-cell>
          <table:table-cell table:style-name="ce29" office:value-type="string">
            <text:p>Returns the error wrapped within the axisfault.</text:p>
          </table:table-cell>
          <table:table-cell table:number-columns-repeated="251"/>
        </table:table-row>
        <table:table-row table:style-name="ro5">
          <table:table-cell/>
          <table:table-cell office:value-type="string">
            <text:p>.toSource</text:p>
          </table:table-cell>
          <table:table-cell office:value-type="string">
            <text:p>function echoJSON(param){</text:p>
            <text:p><text:s text:c="4"/>return param.toSource()</text:p>
            <text:p>}</text:p>
          </table:table-cell>
          <table:table-cell table:style-name="ce32" office:value-type="string" table:number-columns-spanned="2" table:number-rows-spanned="1">
            <text:p>WHAT does tosource do?????</text:p>
          </table:table-cell>
          <table:covered-table-cell/>
          <table:table-cell table:number-columns-repeated="251"/>
        </table:table-row>
        <table:table-row table:style-name="ro10">
          <table:table-cell/>
          <table:table-cell office:value-type="string">
            <text:p>Input is not required</text:p>
          </table:table-cell>
          <table:table-cell office:value-type="string">
            <text:p>test.inputTypes = "";</text:p>
            <text:p>function test() {</text:p>
            <text:p><text:s text:c="4"/>return &lt;x&gt;x&lt;/x&gt;;</text:p>
            <text:p>}</text:p>
          </table:table-cell>
          <table:table-cell/>
          <table:table-cell office:value-type="string">
            <text:p>&lt;ws:echoResponse xmlns:ws="<text:a xlink:href="http://www.w3.org/2001/XMLSchema">http://www.w3.org/2001/XMLSchema</text:a>"&gt;</text:p>
            <text:p><text:s text:c="12"/>&lt;x&gt;x&lt;/x&gt;</text:p>
            <text:p>&lt;/ws:echoResponse&gt;</text:p>
          </table:table-cell>
          <table:table-cell table:number-columns-repeated="251"/>
        </table:table-row>
        <table:table-row table:style-name="ro44">
          <table:table-cell table:number-columns-repeated="256"/>
        </table:table-row>
        <table:table-row table:style-name="ro45">
          <table:table-cell table:style-name="ce28" office:value-type="string">
            <text:p>Annotations</text:p>
          </table:table-cell>
          <table:table-cell table:style-name="ce30" table:number-columns-repeated="4"/>
          <table:table-cell table:number-columns-repeated="251"/>
        </table:table-row>
        <table:table-row table:style-name="ro4">
          <table:table-cell/>
          <table:table-cell office:value-type="string">
            <text:p>Simple .inputTypes &amp; .outputTypes</text:p>
          </table:table-cell>
          <table:table-cell table:style-name="ce31" office:value-type="string">
            <text:p><text:span text:style-name="T3">simpleInputOutput.inputTypes = </text:span><text:span text:style-name="T3">{ "simpleInput" : "string" };</text:span></text:p>
            <text:p><text:span text:style-name="T3">simpleInputOutput.outputType = </text:span><text:span text:style-name="T3">"anytype";</text:span></text:p>
            <text:p><text:span text:style-name="T3"/></text:p>
            <text:p><text:span text:style-name="T3">function </text:span><text:span text:style-name="T3">simpleInputOutput(simpleInput) </text:span><text:span text:style-name="T3">{</text:span></text:p>
            <text:p><text:span text:style-name="T3"><text:s text:c="4"/></text:span><text:span text:style-name="T3">return (simpleInput);</text:span></text:p>
            <text:p><text:span text:style-name="T3">}</text:span></text:p>
          </table:table-cell>
          <table:table-cell table:number-columns-repeated="253"/>
        </table:table-row>
        <table:table-row table:style-name="ro11">
          <table:table-cell/>
          <table:table-cell office:value-type="string">
            <text:p>.inputTypes &amp; .outputTypes</text:p>
          </table:table-cell>
          <table:table-cell office:value-type="string">
            <text:p>complexInput.inputTypes = {</text:p>
            <text:p><text:s text:c="4"/>"complexInput1" : "string",</text:p>
            <text:p><text:s text:c="4"/>"complexInput2" : "int",</text:p>
            <text:p><text:s text:c="4"/>"complexInput3" : "long"</text:p>
            <text:p>};</text:p>
            <text:p>complexInput.outputType = "string";</text:p>
            <text:p>function complexInput(complexInput1, complexInput2, complexInput3) {</text:p>
            <text:p><text:s text:c="4"/>return "complexInput1=" + complexInput1 +</text:p>
            <text:p><text:s text:c="11"/>"complexInput2=" + complexInput2 +</text:p>
            <text:p><text:s text:c="11"/>"complexInput3=" + complexInput3;</text:p>
            <text:p>}</text:p>
          </table:table-cell>
          <table:table-cell table:number-columns-repeated="253"/>
        </table:table-row>
        <table:table-row table:style-name="ro44" table:number-rows-repeated="3">
          <table:table-cell table:number-columns-repeated="256"/>
        </table:table-row>
        <table:table-row table:style-name="ro45">
          <table:table-cell/>
          <table:table-cell office:value-type="string">
            <text:p>Simple input type</text:p>
          </table:table-cell>
          <table:table-cell table:number-columns-repeated="254"/>
        </table:table-row>
        <table:table-row table:style-name="ro46">
          <table:table-cell/>
          <table:table-cell office:value-type="string">
            <text:p>Complex Input Types</text:p>
          </table:table-cell>
          <table:table-cell office:value-type="string">
            <text:p>complexInput.inputTypes = {</text:p>
            <text:p><text:s text:c="4"/>"complexInput1" : "string",</text:p>
            <text:p><text:s text:c="4"/>"complexInput2" : "int",</text:p>
            <text:p><text:s text:c="4"/>"complexInput3" : "long"</text:p>
            <text:p>};</text:p>
            <text:p/>
            <text:p>function complexInput(complexInput1, complexInput2, complexInput3) {</text:p>
            <text:p><text:s text:c="4"/>return param;</text:p>
            <text:p>}</text:p>
          </table:table-cell>
          <table:table-cell table:number-columns-repeated="253"/>
        </table:table-row>
        <table:table-row table:style-name="ro11">
          <table:table-cell table:number-columns-repeated="2"/>
          <table:table-cell office:value-type="string">
            <text:p>complexInput.inputTypes = {</text:p>
            <text:p><text:s text:c="4"/>"complexInput1" : "string",</text:p>
            <text:p><text:s text:c="4"/>"complexInput2" : "int",</text:p>
            <text:p><text:s text:c="4"/>"complexInput3" : "long"</text:p>
            <text:p>};</text:p>
            <text:p>complexInput.outputType = "string";</text:p>
            <text:p>function complexInput(complexInput1, complexInput2, complexInput3) {</text:p>
            <text:p><text:s text:c="4"/>return "complexInput1=" + complexInput1 +</text:p>
            <text:p><text:s text:c="11"/>"complexInput2=" + complexInput2 +</text:p>
            <text:p><text:s text:c="11"/>"complexInput3=" + complexInput3;</text:p>
            <text:p>}</text:p>
          </table:table-cell>
          <table:table-cell table:number-columns-repeated="253"/>
        </table:table-row>
        <table:table-row table:style-name="ro44" table:number-rows-repeated="21">
          <table:table-cell table:number-columns-repeated="256"/>
        </table:table-row>
        <table:table-row table:style-name="ro9">
          <table:table-cell office:value-type="string">
            <text:p>System Host Objects</text:p>
          </table:table-cell>
          <table:table-cell table:number-columns-repeated="255"/>
        </table:table-row>
        <table:table-row table:style-name="ro44" table:number-rows-repeated="14">
          <table:table-cell table:number-columns-repeated="256"/>
        </table:table-row>
        <table:table-row table:style-name="ro9">
          <table:table-cell office:value-type="string">
            <text:p>File Host Objects</text:p>
          </table:table-cell>
          <table:table-cell table:number-columns-repeated="255"/>
        </table:table-row>
        <table:table-row table:style-name="ro44" table:number-rows-repeated="14">
          <table:table-cell table:number-columns-repeated="256"/>
        </table:table-row>
        <table:table-row table:style-name="ro9">
          <table:table-cell office:value-type="string">
            <text:p>Session Host Objects</text:p>
          </table:table-cell>
          <table:table-cell table:number-columns-repeated="255"/>
        </table:table-row>
        <table:table-row table:style-name="ro44" table:number-rows-repeated="18">
          <table:table-cell table:number-columns-repeated="256"/>
        </table:table-row>
        <table:table-row table:style-name="ro45">
          <table:table-cell office:value-type="string">
            <text:p>Web scraping</text:p>
          </table:table-cell>
          <table:table-cell table:number-columns-repeated="255"/>
        </table:table-row>
        <table:table-row table:style-name="ro44" table:number-rows-repeated="65446">
          <table:table-cell table:number-columns-repeated="256"/>
        </table:table-row>
        <table:table-row table:style-name="ro44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11">07/11/2008</text:date>, <text:time>12:0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creation-date>2007-07-27T10:28:49</meta:creation-date>
    <dc:date>2008-07-11T12:06:45</dc:date>
    <dc:language>en-US</dc:language>
    <meta:editing-cycles>58</meta:editing-cycles>
    <meta:editing-duration>P4DT21H56M28S</meta:editing-duration>
    <meta:user-defined meta:name="Info 1"/>
    <meta:user-defined meta:name="Info 2"/>
    <meta:user-defined meta:name="Info 3"/>
    <meta:user-defined meta:name="Info 4"/>
    <meta:document-statistic meta:table-count="5" meta:cell-count="550"/>
  </office:meta>
</office:document-meta>
</file>